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318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459cm"/>
    </style:style>
    <style:style style:name="co16" style:family="table-column">
      <style:table-column-properties fo:break-before="auto" style:column-width="2.887cm"/>
    </style:style>
    <style:style style:name="co17" style:family="table-column">
      <style:table-column-properties fo:break-before="auto" style:column-width="2.683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4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style:text-position="" fo:hyphenate="fals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style:text-position=""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hyphenate="false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text-position=""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 fo:hyphenate="false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/>
    </style:style>
    <style:style style:name="ce5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style:text-position=""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style:text-position="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6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7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8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08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0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1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1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1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1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pache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8" table:default-cell-style-name="ce7"/>
        <table:table-column table:style-name="co7" table:number-columns-repeated="1004" table:default-cell-style-name="ce7"/>
        <table:table-row table:style-name="ro1">
          <table:table-cell table:style-name="ce1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1" office:value-type="string" calcext:value-type="string">
            <text:p>Tempo Total do Teste (s)</text:p>
          </table:table-cell>
          <table:table-cell table:style-name="ce1" office:value-type="string" calcext:value-type="string">
            <text:p>Falhas nas Requisições</text:p>
          </table:table-cell>
          <table:table-cell table:style-name="ce1" office:value-type="string" calcext:value-type="string">
            <text:p>Total Transferido (bytes)</text:p>
          </table:table-cell>
          <table:table-cell table:style-name="ce1" office:value-type="string" calcext:value-type="string">
            <text:p>HTML Transferido (bytes)</text:p>
          </table:table-cell>
          <table:table-cell table:style-name="ce1" office:value-type="string" calcext:value-type="string">
            <text:p>Requisições por Segundo</text:p>
          </table:table-cell>
          <table:table-cell table:style-name="ce1" office:value-type="string" calcext:value-type="string">
            <text:p>Tempo médio por requisição (ms)</text:p>
          </table:table-cell>
          <table:table-cell table:style-name="ce1" office:value-type="string" calcext:value-type="string">
            <text:p>Tempo médio por requisição (concorrente)</text:p>
          </table:table-cell>
          <table:table-cell table:style-name="ce1" office:value-type="string" calcext:value-type="string">
            <text:p>Taxa de Tranferência (Kbytes/seg)</text:p>
          </table:table-cell>
          <table:table-cell table:style-name="ce1" office:value-type="string" calcext:value-type="string">
            <text:p>Porcentagem de Requisições Servidas em um periodo de tempo (ms)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" table:number-columns-repeated="1004"/>
        </table:table-row>
        <table:table-row table:style-name="ro2">
          <table:table-cell table:style-name="ce2" office:value-type="float" office:value="1000" calcext:value-type="float" table:number-columns-spanned="1" table:number-rows-spanned="5">
            <text:p>100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12" table:number-columns-repeated="8"/>
          <table:table-cell table:style-name="ce14"/>
          <table:table-cell table:style-name="ce1" table:number-columns-repeated="1004"/>
        </table:table-row>
        <table:table-row table:style-name="ro2">
          <table:covered-table-cell table:style-name="ce3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5" office:value-type="float" office:value="8156" calcext:value-type="float">
            <text:p>815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5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5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]*0.8" office:value-type="float" office:value="800" calcext:value-type="float">
            <text:p>800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1849" calcext:value-type="float">
            <text:p>1849</text:p>
          </table:table-cell>
          <table:table-cell table:style-name="ce10" office:value-type="float" office:value="2326401" calcext:value-type="float">
            <text:p>2326401</text:p>
          </table:table-cell>
          <table:table-cell table:style-name="ce10" office:value-type="float" office:value="2157059" calcext:value-type="float">
            <text:p>2157059</text:p>
          </table:table-cell>
          <table:table-cell table:style-name="ce10" office:value-type="float" office:value="27.75" calcext:value-type="float">
            <text:p>27,75</text:p>
          </table:table-cell>
          <table:table-cell table:style-name="ce10" office:value-type="float" office:value="28832.956" calcext:value-type="float">
            <text:p>28832,956</text:p>
          </table:table-cell>
          <table:table-cell table:style-name="ce10" office:value-type="float" office:value="36.041" calcext:value-type="float">
            <text:p>36,041</text:p>
          </table:table-cell>
          <table:table-cell table:style-name="ce10" office:value-type="float" office:value="63.04" calcext:value-type="float">
            <text:p>63,04</text:p>
          </table:table-cell>
          <table:table-cell table:style-name="ce10"/>
          <table:table-cell table:style-name="ce10" office:value-type="float" office:value="4433" calcext:value-type="float">
            <text:p>4433</text:p>
          </table:table-cell>
          <table:table-cell table:style-name="ce10" office:value-type="float" office:value="8771" calcext:value-type="float">
            <text:p>8771</text:p>
          </table:table-cell>
          <table:table-cell table:style-name="ce10" office:value-type="float" office:value="13092" calcext:value-type="float">
            <text:p>13092</text:p>
          </table:table-cell>
          <table:table-cell table:style-name="ce10" office:value-type="float" office:value="14070" calcext:value-type="float">
            <text:p>14070</text:p>
          </table:table-cell>
          <table:table-cell table:style-name="ce10" office:value-type="float" office:value="15913" calcext:value-type="float">
            <text:p>15913</text:p>
          </table:table-cell>
          <table:table-cell table:style-name="ce10" office:value-type="float" office:value="28219" calcext:value-type="float">
            <text:p>28219</text:p>
          </table:table-cell>
          <table:table-cell table:style-name="ce10" office:value-type="float" office:value="28833" calcext:value-type="float">
            <text:p>28833</text:p>
          </table:table-cell>
          <table:table-cell table:style-name="ce10" office:value-type="float" office:value="30540" calcext:value-type="float">
            <text:p>30540</text:p>
          </table:table-cell>
          <table:table-cell table:style-name="ce16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:.C6])" office:value-type="float" office:value="49.33625" calcext:value-type="float">
            <text:p>49,33625</text:p>
          </table:table-cell>
          <table:table-cell table:style-name="ce11" table:formula="of:=AVERAGE([.D3:.D6])" office:value-type="float" office:value="565.75" calcext:value-type="float">
            <text:p>565,75</text:p>
          </table:table-cell>
          <table:table-cell table:style-name="ce11" table:formula="of:=AVERAGE([.E3:.E6])" office:value-type="float" office:value="5037463.5" calcext:value-type="float">
            <text:p>5037463,5</text:p>
          </table:table-cell>
          <table:table-cell table:style-name="ce11" table:formula="of:=AVERAGE([.F3:.F6])" office:value-type="float" office:value="4670745" calcext:value-type="float">
            <text:p>4670745</text:p>
          </table:table-cell>
          <table:table-cell table:style-name="ce11" table:formula="of:=AVERAGE([.G3:.G6])" office:value-type="float" office:value="20.9975" calcext:value-type="float">
            <text:p>20,9975</text:p>
          </table:table-cell>
          <table:table-cell table:style-name="ce11" table:formula="of:=AVERAGE([.H3:.H6])" office:value-type="float" office:value="16910.13975" calcext:value-type="float">
            <text:p>16910,13975</text:p>
          </table:table-cell>
          <table:table-cell table:style-name="ce11" table:formula="of:=AVERAGE([.I3:.I6])" office:value-type="float" office:value="49.33625" calcext:value-type="float">
            <text:p>49,33625</text:p>
          </table:table-cell>
          <table:table-cell table:style-name="ce11" table:formula="of:=AVERAGE([.J3:.J6])" office:value-type="float" office:value="97.56" calcext:value-type="float">
            <text:p>97,56</text:p>
          </table:table-cell>
          <table:table-cell table:style-name="ce11"/>
          <table:table-cell table:style-name="ce11" table:formula="of:=AVERAGE([.L3:.L6])" office:value-type="float" office:value="8255.75" calcext:value-type="float">
            <text:p>8255,75</text:p>
          </table:table-cell>
          <table:table-cell table:style-name="ce11" table:formula="of:=AVERAGE([.M3:.M6])" office:value-type="float" office:value="9942.25" calcext:value-type="float">
            <text:p>9942,25</text:p>
          </table:table-cell>
          <table:table-cell table:style-name="ce11" table:formula="of:=AVERAGE([.N3:.N6])" office:value-type="float" office:value="11552.25" calcext:value-type="float">
            <text:p>11552,25</text:p>
          </table:table-cell>
          <table:table-cell table:style-name="ce11" table:formula="of:=AVERAGE([.O3:.O6])" office:value-type="float" office:value="12284.5" calcext:value-type="float">
            <text:p>12284,5</text:p>
          </table:table-cell>
          <table:table-cell table:style-name="ce11" table:formula="of:=AVERAGE([.P3:.P6])" office:value-type="float" office:value="14638.25" calcext:value-type="float">
            <text:p>14638,25</text:p>
          </table:table-cell>
          <table:table-cell table:style-name="ce11" table:formula="of:=AVERAGE([.Q3:.Q6])" office:value-type="float" office:value="26819" calcext:value-type="float">
            <text:p>26819</text:p>
          </table:table-cell>
          <table:table-cell table:style-name="ce11" table:formula="of:=AVERAGE([.R3:.R6])" office:value-type="float" office:value="28214.75" calcext:value-type="float">
            <text:p>28214,75</text:p>
          </table:table-cell>
          <table:table-cell table:style-name="ce11" table:formula="of:=AVERAGE([.S3:.S6])" office:value-type="float" office:value="28808" calcext:value-type="float">
            <text:p>28808</text:p>
          </table:table-cell>
          <table:table-cell table:style-name="ce11" table:formula="of:=AVERAGE([.T3:.T6])" office:value-type="float" office:value="29385.75" calcext:value-type="float">
            <text:p>29385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2000" calcext:value-type="float" table:number-columns-spanned="1" table:number-rows-spanned="5">
            <text:p>2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5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5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5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]*0.8" office:value-type="float" office:value="1600" calcext:value-type="float">
            <text:p>1600</text:p>
          </table:table-cell>
          <table:table-cell table:style-name="ce10" office:value-type="float" office:value="55.525" calcext:value-type="float">
            <text:p>55,525</text:p>
          </table:table-cell>
          <table:table-cell table:style-name="ce10" office:value-type="float" office:value="3826" calcext:value-type="float">
            <text:p>3826</text:p>
          </table:table-cell>
          <table:table-cell table:style-name="ce10" office:value-type="float" office:value="4397085" calcext:value-type="float">
            <text:p>4397085</text:p>
          </table:table-cell>
          <table:table-cell table:style-name="ce10" office:value-type="float" office:value="4077015" calcext:value-type="float">
            <text:p>4077015</text:p>
          </table:table-cell>
          <table:table-cell table:style-name="ce10" office:value-type="float" office:value="36.02" calcext:value-type="float">
            <text:p>36,02</text:p>
          </table:table-cell>
          <table:table-cell table:style-name="ce10" office:value-type="float" office:value="44419.919" calcext:value-type="float">
            <text:p>44419,919</text:p>
          </table:table-cell>
          <table:table-cell table:style-name="ce10" office:value-type="float" office:value="27.762" calcext:value-type="float">
            <text:p>27,762</text:p>
          </table:table-cell>
          <table:table-cell table:style-name="ce10" office:value-type="float" office:value="77.34" calcext:value-type="float">
            <text:p>77,34</text:p>
          </table:table-cell>
          <table:table-cell table:style-name="ce10"/>
          <table:table-cell table:style-name="ce10" office:value-type="float" office:value="14091" calcext:value-type="float">
            <text:p>14091</text:p>
          </table:table-cell>
          <table:table-cell table:style-name="ce10" office:value-type="float" office:value="17176" calcext:value-type="float">
            <text:p>17176</text:p>
          </table:table-cell>
          <table:table-cell table:style-name="ce10" office:value-type="float" office:value="20350" calcext:value-type="float">
            <text:p>20350</text:p>
          </table:table-cell>
          <table:table-cell table:style-name="ce10" office:value-type="float" office:value="22960" calcext:value-type="float">
            <text:p>22960</text:p>
          </table:table-cell>
          <table:table-cell table:style-name="ce10" office:value-type="float" office:value="53402" calcext:value-type="float">
            <text:p>53402</text:p>
          </table:table-cell>
          <table:table-cell table:style-name="ce10" office:value-type="float" office:value="54429" calcext:value-type="float">
            <text:p>54429</text:p>
          </table:table-cell>
          <table:table-cell table:style-name="ce10" office:value-type="float" office:value="54433" calcext:value-type="float">
            <text:p>54433</text:p>
          </table:table-cell>
          <table:table-cell table:style-name="ce10" office:value-type="float" office:value="55512" calcext:value-type="float">
            <text:p>55512</text:p>
          </table:table-cell>
          <table:table-cell table:style-name="ce16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9:.C12])" office:value-type="float" office:value="81.68725" calcext:value-type="float">
            <text:p>81,68725</text:p>
          </table:table-cell>
          <table:table-cell table:style-name="ce11" table:formula="of:=AVERAGE([.D9:.D12])" office:value-type="float" office:value="1502.75" calcext:value-type="float">
            <text:p>1502,75</text:p>
          </table:table-cell>
          <table:table-cell table:style-name="ce11" table:formula="of:=AVERAGE([.E9:.E12])" office:value-type="float" office:value="8959450.5" calcext:value-type="float">
            <text:p>8959450,5</text:p>
          </table:table-cell>
          <table:table-cell table:style-name="ce11" table:formula="of:=AVERAGE([.F9:.F12])" office:value-type="float" office:value="8307279.5" calcext:value-type="float">
            <text:p>8307279,5</text:p>
          </table:table-cell>
          <table:table-cell table:style-name="ce11" table:formula="of:=AVERAGE([.G9:.G12])" office:value-type="float" office:value="26.215" calcext:value-type="float">
            <text:p>26,215</text:p>
          </table:table-cell>
          <table:table-cell table:style-name="ce11" table:formula="of:=AVERAGE([.H9:.H12])" office:value-type="float" office:value="26000.15025" calcext:value-type="float">
            <text:p>26000,15025</text:p>
          </table:table-cell>
          <table:table-cell table:style-name="ce11" table:formula="of:=AVERAGE([.I9:.I12])" office:value-type="float" office:value="40.84375" calcext:value-type="float">
            <text:p>40,84375</text:p>
          </table:table-cell>
          <table:table-cell table:style-name="ce11" table:formula="of:=AVERAGE([.J9:.J12])" office:value-type="float" office:value="105.205" calcext:value-type="float">
            <text:p>105,205</text:p>
          </table:table-cell>
          <table:table-cell table:style-name="ce11" table:formula="of:=AVERAGE([.K9:.K12])" office:value-type="string" office:string-value="" calcext:value-type="error">
            <text:p>#DIV/0!</text:p>
          </table:table-cell>
          <table:table-cell table:style-name="ce11" table:formula="of:=AVERAGE([.L9:.L12])" office:value-type="float" office:value="11904" calcext:value-type="float">
            <text:p>11904</text:p>
          </table:table-cell>
          <table:table-cell table:style-name="ce11" table:formula="of:=AVERAGE([.M9:.M12])" office:value-type="float" office:value="13422.5" calcext:value-type="float">
            <text:p>13422,5</text:p>
          </table:table-cell>
          <table:table-cell table:style-name="ce11" table:formula="of:=AVERAGE([.N9:.N12])" office:value-type="float" office:value="15156.25" calcext:value-type="float">
            <text:p>15156,25</text:p>
          </table:table-cell>
          <table:table-cell table:style-name="ce11" table:formula="of:=AVERAGE([.O9:.O12])" office:value-type="float" office:value="17084.25" calcext:value-type="float">
            <text:p>17084,25</text:p>
          </table:table-cell>
          <table:table-cell table:style-name="ce11" table:formula="of:=AVERAGE([.P9:.P12])" office:value-type="float" office:value="31328.5" calcext:value-type="float">
            <text:p>31328,5</text:p>
          </table:table-cell>
          <table:table-cell table:style-name="ce11" table:formula="of:=AVERAGE([.Q9:.Q12])" office:value-type="float" office:value="36324.75" calcext:value-type="float">
            <text:p>36324,75</text:p>
          </table:table-cell>
          <table:table-cell table:style-name="ce11" table:formula="of:=AVERAGE([.R9:.R12])" office:value-type="float" office:value="42318.25" calcext:value-type="float">
            <text:p>42318,25</text:p>
          </table:table-cell>
          <table:table-cell table:style-name="ce11" table:formula="of:=AVERAGE([.S9:.S12])" office:value-type="float" office:value="58430.75" calcext:value-type="float">
            <text:p>58430,75</text:p>
          </table:table-cell>
          <table:table-cell table:style-name="ce11" table:formula="of:=AVERAGE([.T9:.T12])" office:value-type="float" office:value="60871.5" calcext:value-type="float">
            <text:p>6087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3000" calcext:value-type="float" table:number-columns-spanned="1" table:number-rows-spanned="5">
            <text:p>3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5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5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5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14]*0.8" office:value-type="float" office:value="2400" calcext:value-type="float">
            <text:p>2400</text:p>
          </table:table-cell>
          <table:table-cell table:style-name="ce10" office:value-type="float" office:value="46.349" calcext:value-type="float">
            <text:p>46,349</text:p>
          </table:table-cell>
          <table:table-cell table:style-name="ce10" office:value-type="float" office:value="6833" calcext:value-type="float">
            <text:p>6833</text:p>
          </table:table-cell>
          <table:table-cell table:style-name="ce10" office:value-type="float" office:value="4160079" calcext:value-type="float">
            <text:p>4160079</text:p>
          </table:table-cell>
          <table:table-cell table:style-name="ce10" office:value-type="float" office:value="3857261" calcext:value-type="float">
            <text:p>3857261</text:p>
          </table:table-cell>
          <table:table-cell table:style-name="ce10" office:value-type="float" office:value="64.73" calcext:value-type="float">
            <text:p>64,73</text:p>
          </table:table-cell>
          <table:table-cell table:style-name="ce10" office:value-type="float" office:value="37078.826" calcext:value-type="float">
            <text:p>37078,826</text:p>
          </table:table-cell>
          <table:table-cell table:style-name="ce10" office:value-type="float" office:value="15.45" calcext:value-type="float">
            <text:p>15,45</text:p>
          </table:table-cell>
          <table:table-cell table:style-name="ce10" office:value-type="float" office:value="87.65" calcext:value-type="float">
            <text:p>87,65</text:p>
          </table:table-cell>
          <table:table-cell table:style-name="ce10"/>
          <table:table-cell table:style-name="ce10" office:value-type="float" office:value="21664" calcext:value-type="float">
            <text:p>21664</text:p>
          </table:table-cell>
          <table:table-cell table:style-name="ce10" office:value-type="float" office:value="30140" calcext:value-type="float">
            <text:p>30140</text:p>
          </table:table-cell>
          <table:table-cell table:style-name="ce10" office:value-type="float" office:value="32360" calcext:value-type="float">
            <text:p>32360</text:p>
          </table:table-cell>
          <table:table-cell table:style-name="ce10" office:value-type="float" office:value="33210" calcext:value-type="float">
            <text:p>33210</text:p>
          </table:table-cell>
          <table:table-cell table:style-name="ce10" office:value-type="float" office:value="35013" calcext:value-type="float">
            <text:p>35013</text:p>
          </table:table-cell>
          <table:table-cell table:style-name="ce10" office:value-type="float" office:value="36547" calcext:value-type="float">
            <text:p>36547</text:p>
          </table:table-cell>
          <table:table-cell table:style-name="ce10" office:value-type="float" office:value="37061" calcext:value-type="float">
            <text:p>37061</text:p>
          </table:table-cell>
          <table:table-cell table:style-name="ce10" office:value-type="float" office:value="40493" calcext:value-type="float">
            <text:p>40493</text:p>
          </table:table-cell>
          <table:table-cell table:style-name="ce16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15:.C18])" office:value-type="float" office:value="104.76075" calcext:value-type="float">
            <text:p>104,76075</text:p>
          </table:table-cell>
          <table:table-cell table:style-name="ce11" table:formula="of:=AVERAGE([.D15:.D18])" office:value-type="float" office:value="3727" calcext:value-type="float">
            <text:p>3727</text:p>
          </table:table-cell>
          <table:table-cell table:style-name="ce11" table:formula="of:=AVERAGE([.E15:.E18])" office:value-type="float" office:value="10830550.5" calcext:value-type="float">
            <text:p>10830550,5</text:p>
          </table:table-cell>
          <table:table-cell table:style-name="ce11" table:formula="of:=AVERAGE([.F15:.F18])" office:value-type="float" office:value="10042179.5" calcext:value-type="float">
            <text:p>10042179,5</text:p>
          </table:table-cell>
          <table:table-cell table:style-name="ce11" table:formula="of:=AVERAGE([.G15:.G18])" office:value-type="float" office:value="36.7325" calcext:value-type="float">
            <text:p>36,7325</text:p>
          </table:table-cell>
          <table:table-cell table:style-name="ce11" table:formula="of:=AVERAGE([.H15:.H18])" office:value-type="float" office:value="19515.8625" calcext:value-type="float">
            <text:p>19515,8625</text:p>
          </table:table-cell>
          <table:table-cell table:style-name="ce11" table:formula="of:=AVERAGE([.I15:.I18])" office:value-type="float" office:value="34.9205" calcext:value-type="float">
            <text:p>34,9205</text:p>
          </table:table-cell>
          <table:table-cell table:style-name="ce11" table:formula="of:=AVERAGE([.J15:.J18])" office:value-type="float" office:value="98.5075" calcext:value-type="float">
            <text:p>98,5075</text:p>
          </table:table-cell>
          <table:table-cell table:style-name="ce11" table:formula="of:=AVERAGE([.K15:.K18])" office:value-type="string" office:string-value="" calcext:value-type="error">
            <text:p>#DIV/0!</text:p>
          </table:table-cell>
          <table:table-cell table:style-name="ce11" table:formula="of:=AVERAGE([.L15:.L18])" office:value-type="float" office:value="16332.25" calcext:value-type="float">
            <text:p>16332,25</text:p>
          </table:table-cell>
          <table:table-cell table:style-name="ce11" table:formula="of:=AVERAGE([.M15:.M18])" office:value-type="float" office:value="19267" calcext:value-type="float">
            <text:p>19267</text:p>
          </table:table-cell>
          <table:table-cell table:style-name="ce11" table:formula="of:=AVERAGE([.N15:.N18])" office:value-type="float" office:value="21214.75" calcext:value-type="float">
            <text:p>21214,75</text:p>
          </table:table-cell>
          <table:table-cell table:style-name="ce11" table:formula="of:=AVERAGE([.O15:.O18])" office:value-type="float" office:value="22692.25" calcext:value-type="float">
            <text:p>22692,25</text:p>
          </table:table-cell>
          <table:table-cell table:style-name="ce11" table:formula="of:=AVERAGE([.P15:.P18])" office:value-type="float" office:value="27408" calcext:value-type="float">
            <text:p>27408</text:p>
          </table:table-cell>
          <table:table-cell table:style-name="ce11" table:formula="of:=AVERAGE([.Q15:.Q18])" office:value-type="float" office:value="31602.25" calcext:value-type="float">
            <text:p>31602,25</text:p>
          </table:table-cell>
          <table:table-cell table:style-name="ce11" table:formula="of:=AVERAGE([.R15:.R18])" office:value-type="float" office:value="52093.25" calcext:value-type="float">
            <text:p>52093,25</text:p>
          </table:table-cell>
          <table:table-cell table:style-name="ce11" table:formula="of:=AVERAGE([.S15:.S18])" office:value-type="float" office:value="54465" calcext:value-type="float">
            <text:p>54465</text:p>
          </table:table-cell>
          <table:table-cell table:style-name="ce11" table:formula="of:=AVERAGE([.T15:.T18])" office:value-type="float" office:value="79096.75" calcext:value-type="float">
            <text:p>79096,7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4000" calcext:value-type="float" table:number-columns-spanned="1" table:number-rows-spanned="5">
            <text:p>4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5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5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5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0]*0.8" office:value-type="float" office:value="3200" calcext:value-type="float">
            <text:p>3200</text:p>
          </table:table-cell>
          <table:table-cell table:style-name="ce10" office:value-type="float" office:value="53.006" calcext:value-type="float">
            <text:p>53,006</text:p>
          </table:table-cell>
          <table:table-cell table:style-name="ce10" office:value-type="float" office:value="9091" calcext:value-type="float">
            <text:p>9091</text:p>
          </table:table-cell>
          <table:table-cell table:style-name="ce10" office:value-type="float" office:value="5126814" calcext:value-type="float">
            <text:p>5126814</text:p>
          </table:table-cell>
          <table:table-cell table:style-name="ce10" office:value-type="float" office:value="4753626" calcext:value-type="float">
            <text:p>4753626</text:p>
          </table:table-cell>
          <table:table-cell table:style-name="ce10" office:value-type="float" office:value="75.46" calcext:value-type="float">
            <text:p>75,46</text:p>
          </table:table-cell>
          <table:table-cell table:style-name="ce10" office:value-type="float" office:value="42404.582" calcext:value-type="float">
            <text:p>42404,582</text:p>
          </table:table-cell>
          <table:table-cell table:style-name="ce10" office:value-type="float" office:value="13.251" calcext:value-type="float">
            <text:p>13,251</text:p>
          </table:table-cell>
          <table:table-cell table:style-name="ce10" office:value-type="float" office:value="94.45" calcext:value-type="float">
            <text:p>94,45</text:p>
          </table:table-cell>
          <table:table-cell table:style-name="ce10"/>
          <table:table-cell table:style-name="ce10" office:value-type="float" office:value="15855" calcext:value-type="float">
            <text:p>15855</text:p>
          </table:table-cell>
          <table:table-cell table:style-name="ce10" office:value-type="float" office:value="21103" calcext:value-type="float">
            <text:p>21103</text:p>
          </table:table-cell>
          <table:table-cell table:style-name="ce10" office:value-type="float" office:value="30121" calcext:value-type="float">
            <text:p>30121</text:p>
          </table:table-cell>
          <table:table-cell table:style-name="ce10" office:value-type="float" office:value="31320" calcext:value-type="float">
            <text:p>31320</text:p>
          </table:table-cell>
          <table:table-cell table:style-name="ce10" office:value-type="float" office:value="33991" calcext:value-type="float">
            <text:p>33991</text:p>
          </table:table-cell>
          <table:table-cell table:style-name="ce10" office:value-type="float" office:value="35481" calcext:value-type="float">
            <text:p>35481</text:p>
          </table:table-cell>
          <table:table-cell table:style-name="ce10" office:value-type="float" office:value="38596" calcext:value-type="float">
            <text:p>38596</text:p>
          </table:table-cell>
          <table:table-cell table:style-name="ce10" office:value-type="float" office:value="38607" calcext:value-type="float">
            <text:p>38607</text:p>
          </table:table-cell>
          <table:table-cell table:style-name="ce16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1:.C24])" office:value-type="float" office:value="126.66175" calcext:value-type="float">
            <text:p>126,66175</text:p>
          </table:table-cell>
          <table:table-cell table:style-name="ce11" table:formula="of:=AVERAGE([.D21:.D24])" office:value-type="float" office:value="4918.25" calcext:value-type="float">
            <text:p>4918,25</text:p>
          </table:table-cell>
          <table:table-cell table:style-name="ce11" table:formula="of:=AVERAGE([.E21:.E24])" office:value-type="float" office:value="14145516" calcext:value-type="float">
            <text:p>14145516</text:p>
          </table:table-cell>
          <table:table-cell table:style-name="ce11" table:formula="of:=AVERAGE([.F21:.F24])" office:value-type="float" office:value="13115844" calcext:value-type="float">
            <text:p>13115844</text:p>
          </table:table-cell>
          <table:table-cell table:style-name="ce11" table:formula="of:=AVERAGE([.G21:.G24])" office:value-type="float" office:value="40.8675" calcext:value-type="float">
            <text:p>40,8675</text:p>
          </table:table-cell>
          <table:table-cell table:style-name="ce11" table:formula="of:=AVERAGE([.H21:.H24])" office:value-type="float" office:value="32840.4205" calcext:value-type="float">
            <text:p>32840,4205</text:p>
          </table:table-cell>
          <table:table-cell table:style-name="ce11" table:formula="of:=AVERAGE([.I21:.I24])" office:value-type="float" office:value="31.66525" calcext:value-type="float">
            <text:p>31,66525</text:p>
          </table:table-cell>
          <table:table-cell table:style-name="ce11" table:formula="of:=AVERAGE([.J21:.J24])" office:value-type="float" office:value="105.5875" calcext:value-type="float">
            <text:p>105,5875</text:p>
          </table:table-cell>
          <table:table-cell table:style-name="ce11" table:formula="of:=AVERAGE([.K21:.K24])" office:value-type="string" office:string-value="" calcext:value-type="error">
            <text:p>#DIV/0!</text:p>
          </table:table-cell>
          <table:table-cell table:style-name="ce11" table:formula="of:=AVERAGE([.L21:.L24])" office:value-type="float" office:value="14849.25" calcext:value-type="float">
            <text:p>14849,25</text:p>
          </table:table-cell>
          <table:table-cell table:style-name="ce11" table:formula="of:=AVERAGE([.M21:.M24])" office:value-type="float" office:value="18086" calcext:value-type="float">
            <text:p>18086</text:p>
          </table:table-cell>
          <table:table-cell table:style-name="ce11" table:formula="of:=AVERAGE([.N21:.N24])" office:value-type="float" office:value="22707.75" calcext:value-type="float">
            <text:p>22707,75</text:p>
          </table:table-cell>
          <table:table-cell table:style-name="ce11" table:formula="of:=AVERAGE([.O21:.O24])" office:value-type="float" office:value="24982" calcext:value-type="float">
            <text:p>24982</text:p>
          </table:table-cell>
          <table:table-cell table:style-name="ce11" table:formula="of:=AVERAGE([.P21:.P24])" office:value-type="float" office:value="49033.25" calcext:value-type="float">
            <text:p>49033,25</text:p>
          </table:table-cell>
          <table:table-cell table:style-name="ce11" table:formula="of:=AVERAGE([.Q21:.Q24])" office:value-type="float" office:value="62419.25" calcext:value-type="float">
            <text:p>62419,25</text:p>
          </table:table-cell>
          <table:table-cell table:style-name="ce11" table:formula="of:=AVERAGE([.R21:.R24])" office:value-type="float" office:value="78969.75" calcext:value-type="float">
            <text:p>78969,75</text:p>
          </table:table-cell>
          <table:table-cell table:style-name="ce11" table:formula="of:=AVERAGE([.S21:.S24])" office:value-type="float" office:value="86427.25" calcext:value-type="float">
            <text:p>86427,25</text:p>
          </table:table-cell>
          <table:table-cell table:style-name="ce11" table:formula="of:=AVERAGE([.T21:.T24])" office:value-type="float" office:value="97701.5" calcext:value-type="float">
            <text:p>9770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5000" calcext:value-type="float" table:number-columns-spanned="1" table:number-rows-spanned="5">
            <text:p>5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5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5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26]*0.8" office:value-type="float" office:value="4000" calcext:value-type="float">
            <text:p>4000</text:p>
          </table:table-cell>
          <table:table-cell table:style-name="ce10" office:value-type="float" office:value="127.356" calcext:value-type="float">
            <text:p>127,356</text:p>
          </table:table-cell>
          <table:table-cell table:style-name="ce10" office:value-type="float" office:value="13707" calcext:value-type="float">
            <text:p>13707</text:p>
          </table:table-cell>
          <table:table-cell table:style-name="ce10" office:value-type="float" office:value="8232840" calcext:value-type="float">
            <text:p>8232840</text:p>
          </table:table-cell>
          <table:table-cell table:style-name="ce10" office:value-type="float" office:value="7633560" calcext:value-type="float">
            <text:p>7633560</text:p>
          </table:table-cell>
          <table:table-cell table:style-name="ce10" office:value-type="float" office:value="39.26" calcext:value-type="float">
            <text:p>39,26</text:p>
          </table:table-cell>
          <table:table-cell table:style-name="ce10" office:value-type="float" office:value="101884" calcext:value-type="float">
            <text:p>10188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63.13" calcext:value-type="float">
            <text:p>63,13</text:p>
          </table:table-cell>
          <table:table-cell table:style-name="ce10"/>
          <table:table-cell table:style-name="ce10" office:value-type="float" office:value="23645" calcext:value-type="float">
            <text:p>23645</text:p>
          </table:table-cell>
          <table:table-cell table:style-name="ce10" office:value-type="float" office:value="33248" calcext:value-type="float">
            <text:p>33248</text:p>
          </table:table-cell>
          <table:table-cell table:style-name="ce10" office:value-type="float" office:value="50539" calcext:value-type="float">
            <text:p>50539</text:p>
          </table:table-cell>
          <table:table-cell table:style-name="ce10" office:value-type="float" office:value="69789" calcext:value-type="float">
            <text:p>69789</text:p>
          </table:table-cell>
          <table:table-cell table:style-name="ce10" office:value-type="float" office:value="113820" calcext:value-type="float">
            <text:p>113820</text:p>
          </table:table-cell>
          <table:table-cell table:style-name="ce10" office:value-type="float" office:value="123253" calcext:value-type="float">
            <text:p>123253</text:p>
          </table:table-cell>
          <table:table-cell table:style-name="ce10" office:value-type="float" office:value="126305" calcext:value-type="float">
            <text:p>126305</text:p>
          </table:table-cell>
          <table:table-cell table:style-name="ce10" office:value-type="float" office:value="127321" calcext:value-type="float">
            <text:p>127321</text:p>
          </table:table-cell>
          <table:table-cell table:style-name="ce16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27:.C30])" office:value-type="float" office:value="168.55425" calcext:value-type="float">
            <text:p>168,55425</text:p>
          </table:table-cell>
          <table:table-cell table:style-name="ce11" table:formula="of:=AVERAGE([.D27:.D30])" office:value-type="float" office:value="7308.25" calcext:value-type="float">
            <text:p>7308,25</text:p>
          </table:table-cell>
          <table:table-cell table:style-name="ce11" table:formula="of:=AVERAGE([.E27:.E30])" office:value-type="float" office:value="16361210.25" calcext:value-type="float">
            <text:p>16361210,25</text:p>
          </table:table-cell>
          <table:table-cell table:style-name="ce11" table:formula="of:=AVERAGE([.F27:.F30])" office:value-type="float" office:value="15170254.75" calcext:value-type="float">
            <text:p>15170254,75</text:p>
          </table:table-cell>
          <table:table-cell table:style-name="ce11" table:formula="of:=AVERAGE([.G27:.G30])" office:value-type="float" office:value="31.6375" calcext:value-type="float">
            <text:p>31,6375</text:p>
          </table:table-cell>
          <table:table-cell table:style-name="ce11" table:formula="of:=AVERAGE([.H27:.H30])" office:value-type="float" office:value="53415.5" calcext:value-type="float">
            <text:p>53415,5</text:p>
          </table:table-cell>
          <table:table-cell table:style-name="ce11" table:formula="of:=AVERAGE([.I27:.I30])" office:value-type="float" office:value="33.25" calcext:value-type="float">
            <text:p>33,25</text:p>
          </table:table-cell>
          <table:table-cell table:style-name="ce11" table:formula="of:=AVERAGE([.J27:.J30])" office:value-type="float" office:value="89.875" calcext:value-type="float">
            <text:p>89,875</text:p>
          </table:table-cell>
          <table:table-cell table:style-name="ce11" table:formula="of:=AVERAGE([.K27:.K30])" office:value-type="string" office:string-value="" calcext:value-type="error">
            <text:p>#DIV/0!</text:p>
          </table:table-cell>
          <table:table-cell table:style-name="ce11" table:formula="of:=AVERAGE([.L27:.L30])" office:value-type="float" office:value="18612" calcext:value-type="float">
            <text:p>18612</text:p>
          </table:table-cell>
          <table:table-cell table:style-name="ce11" table:formula="of:=AVERAGE([.M27:.M30])" office:value-type="float" office:value="23804" calcext:value-type="float">
            <text:p>23804</text:p>
          </table:table-cell>
          <table:table-cell table:style-name="ce11" table:formula="of:=AVERAGE([.N27:.N30])" office:value-type="float" office:value="32146" calcext:value-type="float">
            <text:p>32146</text:p>
          </table:table-cell>
          <table:table-cell table:style-name="ce11" table:formula="of:=AVERAGE([.O27:.O30])" office:value-type="float" office:value="39717" calcext:value-type="float">
            <text:p>39717</text:p>
          </table:table-cell>
          <table:table-cell table:style-name="ce11" table:formula="of:=AVERAGE([.P27:.P30])" office:value-type="float" office:value="69392" calcext:value-type="float">
            <text:p>69392</text:p>
          </table:table-cell>
          <table:table-cell table:style-name="ce11" table:formula="of:=AVERAGE([.Q27:.Q30])" office:value-type="float" office:value="96079.5" calcext:value-type="float">
            <text:p>96079,5</text:p>
          </table:table-cell>
          <table:table-cell table:style-name="ce11" table:formula="of:=AVERAGE([.R27:.R30])" office:value-type="float" office:value="113648.75" calcext:value-type="float">
            <text:p>113648,75</text:p>
          </table:table-cell>
          <table:table-cell table:style-name="ce11" table:formula="of:=AVERAGE([.S27:.S30])" office:value-type="float" office:value="135333.75" calcext:value-type="float">
            <text:p>135333,75</text:p>
          </table:table-cell>
          <table:table-cell table:style-name="ce11" table:formula="of:=AVERAGE([.T27:.T30])" office:value-type="float" office:value="137446" calcext:value-type="float">
            <text:p>13744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6000" calcext:value-type="float" table:number-columns-spanned="1" table:number-rows-spanned="5">
            <text:p>6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5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5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5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2]*0.8" office:value-type="float" office:value="4800" calcext:value-type="float">
            <text:p>4800</text:p>
          </table:table-cell>
          <table:table-cell table:style-name="ce10" office:value-type="float" office:value="95.535" calcext:value-type="float">
            <text:p>95,535</text:p>
          </table:table-cell>
          <table:table-cell table:style-name="ce10" office:value-type="float" office:value="14930" calcext:value-type="float">
            <text:p>14930</text:p>
          </table:table-cell>
          <table:table-cell table:style-name="ce10" office:value-type="float" office:value="5220369" calcext:value-type="float">
            <text:p>5220369</text:p>
          </table:table-cell>
          <table:table-cell table:style-name="ce10" office:value-type="float" office:value="4840371" calcext:value-type="float">
            <text:p>4840371</text:p>
          </table:table-cell>
          <table:table-cell table:style-name="ce10" office:value-type="float" office:value="62.8" calcext:value-type="float">
            <text:p>62,8</text:p>
          </table:table-cell>
          <table:table-cell table:style-name="ce10" office:value-type="float" office:value="76428" calcext:value-type="float">
            <text:p>7642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3.36" calcext:value-type="float">
            <text:p>53,36</text:p>
          </table:table-cell>
          <table:table-cell table:style-name="ce10"/>
          <table:table-cell table:style-name="ce10" office:value-type="float" office:value="32732" calcext:value-type="float">
            <text:p>32732</text:p>
          </table:table-cell>
          <table:table-cell table:style-name="ce10" office:value-type="float" office:value="57026" calcext:value-type="float">
            <text:p>57026</text:p>
          </table:table-cell>
          <table:table-cell table:style-name="ce10" office:value-type="float" office:value="61716" calcext:value-type="float">
            <text:p>61716</text:p>
          </table:table-cell>
          <table:table-cell table:style-name="ce10" office:value-type="float" office:value="64631" calcext:value-type="float">
            <text:p>64631</text:p>
          </table:table-cell>
          <table:table-cell table:style-name="ce10" office:value-type="float" office:value="72948" calcext:value-type="float">
            <text:p>72948</text:p>
          </table:table-cell>
          <table:table-cell table:style-name="ce10" office:value-type="float" office:value="81674" calcext:value-type="float">
            <text:p>81674</text:p>
          </table:table-cell>
          <table:table-cell table:style-name="ce10" office:value-type="float" office:value="84747" calcext:value-type="float">
            <text:p>84747</text:p>
          </table:table-cell>
          <table:table-cell table:style-name="ce10" office:value-type="float" office:value="86300" calcext:value-type="float">
            <text:p>86300</text:p>
          </table:table-cell>
          <table:table-cell table:style-name="ce16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3:.C36])" office:value-type="float" office:value="170.79125" calcext:value-type="float">
            <text:p>170,79125</text:p>
          </table:table-cell>
          <table:table-cell table:style-name="ce11" table:formula="of:=AVERAGE([.D33:.D36])" office:value-type="float" office:value="9220.25" calcext:value-type="float">
            <text:p>9220,25</text:p>
          </table:table-cell>
          <table:table-cell table:style-name="ce11" table:formula="of:=AVERAGE([.E33:.E36])" office:value-type="float" office:value="16947015" calcext:value-type="float">
            <text:p>16947015</text:p>
          </table:table-cell>
          <table:table-cell table:style-name="ce11" table:formula="of:=AVERAGE([.F33:.F36])" office:value-type="float" office:value="15713383.5" calcext:value-type="float">
            <text:p>15713383,5</text:p>
          </table:table-cell>
          <table:table-cell table:style-name="ce11" table:formula="of:=AVERAGE([.G33:.G36])" office:value-type="float" office:value="42.0575" calcext:value-type="float">
            <text:p>42,0575</text:p>
          </table:table-cell>
          <table:table-cell table:style-name="ce11" table:formula="of:=AVERAGE([.H33:.H36])" office:value-type="float" office:value="47036.75" calcext:value-type="float">
            <text:p>47036,75</text:p>
          </table:table-cell>
          <table:table-cell table:style-name="ce11" table:formula="of:=AVERAGE([.I33:.I36])" office:value-type="float" office:value="28.1725" calcext:value-type="float">
            <text:p>28,1725</text:p>
          </table:table-cell>
          <table:table-cell table:style-name="ce11" table:formula="of:=AVERAGE([.J33:.J36])" office:value-type="float" office:value="89.9525" calcext:value-type="float">
            <text:p>89,9525</text:p>
          </table:table-cell>
          <table:table-cell table:style-name="ce11" table:formula="of:=AVERAGE([.K33:.K36])" office:value-type="string" office:string-value="" calcext:value-type="error">
            <text:p>#DIV/0!</text:p>
          </table:table-cell>
          <table:table-cell table:style-name="ce11" table:formula="of:=AVERAGE([.L33:.L36])" office:value-type="float" office:value="20510" calcext:value-type="float">
            <text:p>20510</text:p>
          </table:table-cell>
          <table:table-cell table:style-name="ce11" table:formula="of:=AVERAGE([.M33:.M36])" office:value-type="float" office:value="29074" calcext:value-type="float">
            <text:p>29074</text:p>
          </table:table-cell>
          <table:table-cell table:style-name="ce11" table:formula="of:=AVERAGE([.N33:.N36])" office:value-type="float" office:value="34375.5" calcext:value-type="float">
            <text:p>34375,5</text:p>
          </table:table-cell>
          <table:table-cell table:style-name="ce11" table:formula="of:=AVERAGE([.O33:.O36])" office:value-type="float" office:value="37342" calcext:value-type="float">
            <text:p>37342</text:p>
          </table:table-cell>
          <table:table-cell table:style-name="ce11" table:formula="of:=AVERAGE([.P33:.P36])" office:value-type="float" office:value="54936.25" calcext:value-type="float">
            <text:p>54936,25</text:p>
          </table:table-cell>
          <table:table-cell table:style-name="ce11" table:formula="of:=AVERAGE([.Q33:.Q36])" office:value-type="float" office:value="84516" calcext:value-type="float">
            <text:p>84516</text:p>
          </table:table-cell>
          <table:table-cell table:style-name="ce11" table:formula="of:=AVERAGE([.R33:.R36])" office:value-type="float" office:value="103871.75" calcext:value-type="float">
            <text:p>103871,75</text:p>
          </table:table-cell>
          <table:table-cell table:style-name="ce11" table:formula="of:=AVERAGE([.S33:.S36])" office:value-type="float" office:value="104502" calcext:value-type="float">
            <text:p>104502</text:p>
          </table:table-cell>
          <table:table-cell table:style-name="ce11" table:formula="of:=AVERAGE([.T33:.T36])" office:value-type="float" office:value="121084.25" calcext:value-type="float">
            <text:p>121084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7000" calcext:value-type="float" table:number-columns-spanned="1" table:number-rows-spanned="5">
            <text:p>7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5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5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38]*0.8" office:value-type="float" office:value="5600" calcext:value-type="float">
            <text:p>5600</text:p>
          </table:table-cell>
          <table:table-cell table:style-name="ce10" office:value-type="float" office:value="127.244" calcext:value-type="float">
            <text:p>127,244</text:p>
          </table:table-cell>
          <table:table-cell table:style-name="ce10" office:value-type="float" office:value="15938" calcext:value-type="float">
            <text:p>15938</text:p>
          </table:table-cell>
          <table:table-cell table:style-name="ce10" office:value-type="float" office:value="10858617" calcext:value-type="float">
            <text:p>10858617</text:p>
          </table:table-cell>
          <table:table-cell table:style-name="ce10" office:value-type="float" office:value="10068203" calcext:value-type="float">
            <text:p>10068203</text:p>
          </table:table-cell>
          <table:table-cell table:style-name="ce10" office:value-type="float" office:value="55.01" calcext:value-type="float">
            <text:p>55,01</text:p>
          </table:table-cell>
          <table:table-cell table:style-name="ce10" office:value-type="float" office:value="101795" calcext:value-type="float">
            <text:p>10179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3.34" calcext:value-type="float">
            <text:p>83,34</text:p>
          </table:table-cell>
          <table:table-cell table:style-name="ce10"/>
          <table:table-cell table:style-name="ce10" office:value-type="float" office:value="26762" calcext:value-type="float">
            <text:p>26762</text:p>
          </table:table-cell>
          <table:table-cell table:style-name="ce10" office:value-type="float" office:value="38522" calcext:value-type="float">
            <text:p>38522</text:p>
          </table:table-cell>
          <table:table-cell table:style-name="ce10" office:value-type="float" office:value="57227" calcext:value-type="float">
            <text:p>57227</text:p>
          </table:table-cell>
          <table:table-cell table:style-name="ce10" office:value-type="float" office:value="67731" calcext:value-type="float">
            <text:p>67731</text:p>
          </table:table-cell>
          <table:table-cell table:style-name="ce10" office:value-type="float" office:value="91830" calcext:value-type="float">
            <text:p>91830</text:p>
          </table:table-cell>
          <table:table-cell table:style-name="ce10" office:value-type="float" office:value="117099" calcext:value-type="float">
            <text:p>117099</text:p>
          </table:table-cell>
          <table:table-cell table:style-name="ce10" office:value-type="float" office:value="120234" calcext:value-type="float">
            <text:p>120234</text:p>
          </table:table-cell>
          <table:table-cell table:style-name="ce10" office:value-type="float" office:value="125686" calcext:value-type="float">
            <text:p>125686</text:p>
          </table:table-cell>
          <table:table-cell table:style-name="ce16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39:.C42])" office:value-type="float" office:value="201.83925" calcext:value-type="float">
            <text:p>201,83925</text:p>
          </table:table-cell>
          <table:table-cell table:style-name="ce11" table:formula="of:=AVERAGE([.D39:.D42])" office:value-type="float" office:value="11277" calcext:value-type="float">
            <text:p>11277</text:p>
          </table:table-cell>
          <table:table-cell table:style-name="ce11" table:formula="of:=AVERAGE([.E39:.E42])" office:value-type="float" office:value="20172017.25" calcext:value-type="float">
            <text:p>20172017,25</text:p>
          </table:table-cell>
          <table:table-cell table:style-name="ce11" table:formula="of:=AVERAGE([.F39:.F42])" office:value-type="float" office:value="18703667.75" calcext:value-type="float">
            <text:p>18703667,75</text:p>
          </table:table-cell>
          <table:table-cell table:style-name="ce11" table:formula="of:=AVERAGE([.G39:.G42])" office:value-type="float" office:value="40.2" calcext:value-type="float">
            <text:p>40,2</text:p>
          </table:table-cell>
          <table:table-cell table:style-name="ce11" table:formula="of:=AVERAGE([.H39:.H42])" office:value-type="float" office:value="57891.5" calcext:value-type="float">
            <text:p>57891,5</text:p>
          </table:table-cell>
          <table:table-cell table:style-name="ce11" table:formula="of:=AVERAGE([.I39:.I42])" office:value-type="float" office:value="28.75" calcext:value-type="float">
            <text:p>28,75</text:p>
          </table:table-cell>
          <table:table-cell table:style-name="ce11" table:formula="of:=AVERAGE([.J39:.J42])" office:value-type="float" office:value="94.835" calcext:value-type="float">
            <text:p>94,835</text:p>
          </table:table-cell>
          <table:table-cell table:style-name="ce11" table:formula="of:=AVERAGE([.K39:.K42])" office:value-type="string" office:string-value="" calcext:value-type="error">
            <text:p>#DIV/0!</text:p>
          </table:table-cell>
          <table:table-cell table:style-name="ce11" table:formula="of:=AVERAGE([.L39:.L42])" office:value-type="float" office:value="20144" calcext:value-type="float">
            <text:p>20144</text:p>
          </table:table-cell>
          <table:table-cell table:style-name="ce11" table:formula="of:=AVERAGE([.M39:.M42])" office:value-type="float" office:value="28592.25" calcext:value-type="float">
            <text:p>28592,25</text:p>
          </table:table-cell>
          <table:table-cell table:style-name="ce11" table:formula="of:=AVERAGE([.N39:.N42])" office:value-type="float" office:value="37888.25" calcext:value-type="float">
            <text:p>37888,25</text:p>
          </table:table-cell>
          <table:table-cell table:style-name="ce11" table:formula="of:=AVERAGE([.O39:.O42])" office:value-type="float" office:value="48029.25" calcext:value-type="float">
            <text:p>48029,25</text:p>
          </table:table-cell>
          <table:table-cell table:style-name="ce11" table:formula="of:=AVERAGE([.P39:.P42])" office:value-type="float" office:value="81916.75" calcext:value-type="float">
            <text:p>81916,75</text:p>
          </table:table-cell>
          <table:table-cell table:style-name="ce11" table:formula="of:=AVERAGE([.Q39:.Q42])" office:value-type="float" office:value="122365.25" calcext:value-type="float">
            <text:p>122365,25</text:p>
          </table:table-cell>
          <table:table-cell table:style-name="ce11" table:formula="of:=AVERAGE([.R39:.R42])" office:value-type="float" office:value="124755.25" calcext:value-type="float">
            <text:p>124755,25</text:p>
          </table:table-cell>
          <table:table-cell table:style-name="ce11" table:formula="of:=AVERAGE([.S39:.S42])" office:value-type="float" office:value="126387.5" calcext:value-type="float">
            <text:p>126387,5</text:p>
          </table:table-cell>
          <table:table-cell table:style-name="ce11" table:formula="of:=AVERAGE([.T39:.T42])" office:value-type="float" office:value="148284.5" calcext:value-type="float">
            <text:p>148284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8000" calcext:value-type="float" table:number-columns-spanned="1" table:number-rows-spanned="5">
            <text:p>8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5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5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5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44]*0.8" office:value-type="float" office:value="6400" calcext:value-type="float">
            <text:p>6400</text:p>
          </table:table-cell>
          <table:table-cell table:style-name="ce10" office:value-type="float" office:value="127.262" calcext:value-type="float">
            <text:p>127,262</text:p>
          </table:table-cell>
          <table:table-cell table:style-name="ce10" office:value-type="float" office:value="18202" calcext:value-type="float">
            <text:p>18202</text:p>
          </table:table-cell>
          <table:table-cell table:style-name="ce10" office:value-type="float" office:value="14638239" calcext:value-type="float">
            <text:p>14638239</text:p>
          </table:table-cell>
          <table:table-cell table:style-name="ce10" office:value-type="float" office:value="13572701" calcext:value-type="float">
            <text:p>13572701</text:p>
          </table:table-cell>
          <table:table-cell table:style-name="ce10" office:value-type="float" office:value="62.86" calcext:value-type="float">
            <text:p>62,86</text:p>
          </table:table-cell>
          <table:table-cell table:style-name="ce10" office:value-type="float" office:value="101809" calcext:value-type="float">
            <text:p>1018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2.33" calcext:value-type="float">
            <text:p>112,33</text:p>
          </table:table-cell>
          <table:table-cell table:style-name="ce10"/>
          <table:table-cell table:style-name="ce10" office:value-type="float" office:value="21466" calcext:value-type="float">
            <text:p>21466</text:p>
          </table:table-cell>
          <table:table-cell table:style-name="ce10" office:value-type="float" office:value="37610" calcext:value-type="float">
            <text:p>37610</text:p>
          </table:table-cell>
          <table:table-cell table:style-name="ce10" office:value-type="float" office:value="77020" calcext:value-type="float">
            <text:p>77020</text:p>
          </table:table-cell>
          <table:table-cell table:style-name="ce10" office:value-type="float" office:value="98662" calcext:value-type="float">
            <text:p>98662</text:p>
          </table:table-cell>
          <table:table-cell table:style-name="ce10" office:value-type="float" office:value="127224" calcext:value-type="float">
            <text:p>127224</text:p>
          </table:table-cell>
          <table:table-cell table:style-name="ce10" office:value-type="float" office:value="127227" calcext:value-type="float">
            <text:p>127227</text:p>
          </table:table-cell>
          <table:table-cell table:number-columns-repeated="2" table:style-name="ce10" office:value-type="float" office:value="127229" calcext:value-type="float">
            <text:p>127229</text:p>
          </table:table-cell>
          <table:table-cell table:style-name="ce16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45:.C48])" office:value-type="float" office:value="209.8755" calcext:value-type="float">
            <text:p>209,8755</text:p>
          </table:table-cell>
          <table:table-cell table:style-name="ce11" table:formula="of:=AVERAGE([.D45:.D48])" office:value-type="float" office:value="13712" calcext:value-type="float">
            <text:p>13712</text:p>
          </table:table-cell>
          <table:table-cell table:style-name="ce11" table:formula="of:=AVERAGE([.E45:.E48])" office:value-type="float" office:value="22054032" calcext:value-type="float">
            <text:p>22054032</text:p>
          </table:table-cell>
          <table:table-cell table:style-name="ce11" table:formula="of:=AVERAGE([.F45:.F48])" office:value-type="float" office:value="20448688" calcext:value-type="float">
            <text:p>20448688</text:p>
          </table:table-cell>
          <table:table-cell table:style-name="ce11" table:formula="of:=AVERAGE([.G45:.G48])" office:value-type="float" office:value="44.8225" calcext:value-type="float">
            <text:p>44,8225</text:p>
          </table:table-cell>
          <table:table-cell table:style-name="ce11" table:formula="of:=AVERAGE([.H45:.H48])" office:value-type="float" office:value="59209" calcext:value-type="float">
            <text:p>59209</text:p>
          </table:table-cell>
          <table:table-cell table:style-name="ce11" table:formula="of:=AVERAGE([.I45:.I48])" office:value-type="float" office:value="26.228" calcext:value-type="float">
            <text:p>26,228</text:p>
          </table:table-cell>
          <table:table-cell table:style-name="ce11" table:formula="of:=AVERAGE([.J45:.J48])" office:value-type="float" office:value="103.355" calcext:value-type="float">
            <text:p>103,355</text:p>
          </table:table-cell>
          <table:table-cell table:style-name="ce11" table:formula="of:=AVERAGE([.K45:.K48])" office:value-type="string" office:string-value="" calcext:value-type="error">
            <text:p>#DIV/0!</text:p>
          </table:table-cell>
          <table:table-cell table:style-name="ce11" table:formula="of:=AVERAGE([.L45:.L48])" office:value-type="float" office:value="20624" calcext:value-type="float">
            <text:p>20624</text:p>
          </table:table-cell>
          <table:table-cell table:style-name="ce11" table:formula="of:=AVERAGE([.M45:.M48])" office:value-type="float" office:value="30188.75" calcext:value-type="float">
            <text:p>30188,75</text:p>
          </table:table-cell>
          <table:table-cell table:style-name="ce11" table:formula="of:=AVERAGE([.N45:.N48])" office:value-type="float" office:value="53406.25" calcext:value-type="float">
            <text:p>53406,25</text:p>
          </table:table-cell>
          <table:table-cell table:style-name="ce11" table:formula="of:=AVERAGE([.O45:.O48])" office:value-type="float" office:value="65735.25" calcext:value-type="float">
            <text:p>65735,25</text:p>
          </table:table-cell>
          <table:table-cell table:style-name="ce11" table:formula="of:=AVERAGE([.P45:.P48])" office:value-type="float" office:value="109702" calcext:value-type="float">
            <text:p>109702</text:p>
          </table:table-cell>
          <table:table-cell table:style-name="ce11" table:formula="of:=AVERAGE([.Q45:.Q48])" office:value-type="float" office:value="127252.25" calcext:value-type="float">
            <text:p>127252,25</text:p>
          </table:table-cell>
          <table:table-cell table:style-name="ce11" table:formula="of:=AVERAGE([.R45:.R48])" office:value-type="float" office:value="127288" calcext:value-type="float">
            <text:p>127288</text:p>
          </table:table-cell>
          <table:table-cell table:style-name="ce11" table:formula="of:=AVERAGE([.S45:.S48])" office:value-type="float" office:value="137415.25" calcext:value-type="float">
            <text:p>137415,25</text:p>
          </table:table-cell>
          <table:table-cell table:style-name="ce11" table:formula="of:=AVERAGE([.T45:.T48])" office:value-type="float" office:value="147556.5" calcext:value-type="float">
            <text:p>147556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9000" calcext:value-type="float" table:number-columns-spanned="1" table:number-rows-spanned="5">
            <text:p>900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number-columns-repeated="17"/>
          <table:table-cell table:style-name="ce14"/>
          <table:table-cell table:number-columns-repeated="1004"/>
        </table:table-row>
        <table:table-row table:style-name="ro2">
          <table:covered-table-cell table:style-name="ce3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5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5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0]*0.8" office:value-type="float" office:value="7200" calcext:value-type="float">
            <text:p>7200</text:p>
          </table:table-cell>
          <table:table-cell table:style-name="ce10" office:value-type="float" office:value="127.398" calcext:value-type="float">
            <text:p>127,398</text:p>
          </table:table-cell>
          <table:table-cell table:style-name="ce10" office:value-type="float" office:value="26743" calcext:value-type="float">
            <text:p>26743</text:p>
          </table:table-cell>
          <table:table-cell table:style-name="ce10" office:value-type="float" office:value="11669427" calcext:value-type="float">
            <text:p>11669427</text:p>
          </table:table-cell>
          <table:table-cell table:style-name="ce10" office:value-type="float" office:value="10819993" calcext:value-type="float">
            <text:p>10819993</text:p>
          </table:table-cell>
          <table:table-cell table:style-name="ce10" office:value-type="float" office:value="70.64" calcext:value-type="float">
            <text:p>70,64</text:p>
          </table:table-cell>
          <table:table-cell table:style-name="ce10" office:value-type="float" office:value="101918" calcext:value-type="float">
            <text:p>101918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9.45" calcext:value-type="float">
            <text:p>89,45</text:p>
          </table:table-cell>
          <table:table-cell table:style-name="ce10"/>
          <table:table-cell table:style-name="ce10" office:value-type="float" office:value="23198" calcext:value-type="float">
            <text:p>23198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float" office:value="57215" calcext:value-type="float">
            <text:p>57215</text:p>
          </table:table-cell>
          <table:table-cell table:style-name="ce10" office:value-type="float" office:value="76777" calcext:value-type="float">
            <text:p>76777</text:p>
          </table:table-cell>
          <table:table-cell table:style-name="ce10" office:value-type="float" office:value="127201" calcext:value-type="float">
            <text:p>127201</text:p>
          </table:table-cell>
          <table:table-cell table:style-name="ce10" office:value-type="float" office:value="127202" calcext:value-type="float">
            <text:p>127202</text:p>
          </table:table-cell>
          <table:table-cell table:number-columns-repeated="2" table:style-name="ce10" office:value-type="float" office:value="127296" calcext:value-type="float">
            <text:p>127296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1:.C54])" office:value-type="float" office:value="226.85675" calcext:value-type="float">
            <text:p>226,85675</text:p>
          </table:table-cell>
          <table:table-cell table:style-name="ce11" table:formula="of:=AVERAGE([.D51:.D54])" office:value-type="float" office:value="17170.5" calcext:value-type="float">
            <text:p>17170,5</text:p>
          </table:table-cell>
          <table:table-cell table:style-name="ce11" table:formula="of:=AVERAGE([.E51:.E54])" office:value-type="float" office:value="23259332.25" calcext:value-type="float">
            <text:p>23259332,25</text:p>
          </table:table-cell>
          <table:table-cell table:style-name="ce11" table:formula="of:=AVERAGE([.F51:.F54])" office:value-type="float" office:value="21566252.75" calcext:value-type="float">
            <text:p>21566252,75</text:p>
          </table:table-cell>
          <table:table-cell table:style-name="ce11" table:formula="of:=AVERAGE([.G51:.G54])" office:value-type="float" office:value="47.305" calcext:value-type="float">
            <text:p>47,305</text:p>
          </table:table-cell>
          <table:table-cell table:style-name="ce11" table:formula="of:=AVERAGE([.H51:.H54])" office:value-type="float" office:value="62688.5" calcext:value-type="float">
            <text:p>62688,5</text:p>
          </table:table-cell>
          <table:table-cell table:style-name="ce11" table:formula="of:=AVERAGE([.I51:.I54])" office:value-type="float" office:value="25" calcext:value-type="float">
            <text:p>25</text:p>
          </table:table-cell>
          <table:table-cell table:style-name="ce11" table:formula="of:=AVERAGE([.J51:.J54])" office:value-type="float" office:value="97.84" calcext:value-type="float">
            <text:p>97,84</text:p>
          </table:table-cell>
          <table:table-cell table:style-name="ce11" table:formula="of:=AVERAGE([.K51:.K54])" office:value-type="string" office:string-value="" calcext:value-type="error">
            <text:p>#DIV/0!</text:p>
          </table:table-cell>
          <table:table-cell table:style-name="ce11" table:formula="of:=AVERAGE([.L51:.L54])" office:value-type="float" office:value="21625.5" calcext:value-type="float">
            <text:p>21625,5</text:p>
          </table:table-cell>
          <table:table-cell table:style-name="ce11" table:formula="of:=AVERAGE([.M51:.M54])" office:value-type="float" office:value="31793.5" calcext:value-type="float">
            <text:p>31793,5</text:p>
          </table:table-cell>
          <table:table-cell table:style-name="ce11" table:formula="of:=AVERAGE([.N51:.N54])" office:value-type="float" office:value="46712.5" calcext:value-type="float">
            <text:p>46712,5</text:p>
          </table:table-cell>
          <table:table-cell table:style-name="ce11" table:formula="of:=AVERAGE([.O51:.O54])" office:value-type="float" office:value="59260.25" calcext:value-type="float">
            <text:p>59260,25</text:p>
          </table:table-cell>
          <table:table-cell table:style-name="ce11" table:formula="of:=AVERAGE([.P51:.P54])" office:value-type="float" office:value="121325" calcext:value-type="float">
            <text:p>121325</text:p>
          </table:table-cell>
          <table:table-cell table:style-name="ce11" table:formula="of:=AVERAGE([.Q51:.Q54])" office:value-type="float" office:value="127241.75" calcext:value-type="float">
            <text:p>127241,75</text:p>
          </table:table-cell>
          <table:table-cell table:style-name="ce11" table:formula="of:=AVERAGE([.R51:.R54])" office:value-type="float" office:value="127295.5" calcext:value-type="float">
            <text:p>127295,5</text:p>
          </table:table-cell>
          <table:table-cell table:style-name="ce11" table:formula="of:=AVERAGE([.S51:.S54])" office:value-type="float" office:value="128868.25" calcext:value-type="float">
            <text:p>128868,25</text:p>
          </table:table-cell>
          <table:table-cell table:style-name="ce11" table:formula="of:=AVERAGE([.T51:.T54])" office:value-type="float" office:value="139550.5" calcext:value-type="float">
            <text:p>139550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24.834" calcext:value-type="float">
            <text:p>524,8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2370000" calcext:value-type="float">
            <text:p>62370000</text:p>
          </table:table-cell>
          <table:table-cell table:style-name="ce12" office:value-type="float" office:value="57830000" calcext:value-type="float">
            <text:p>57830000</text:p>
          </table:table-cell>
          <table:table-cell table:style-name="ce12" office:value-type="float" office:value="19.05" calcext:value-type="float">
            <text:p>19,05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05" calcext:value-type="float">
            <text:p>116,0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1" calcext:value-type="float">
            <text:p>91</text:p>
          </table:table-cell>
          <table:table-cell table:style-name="ce14" office:value-type="float" office:value="209" calcext:value-type="float">
            <text:p>20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5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5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56]*0.8" office:value-type="float" office:value="8000" calcext:value-type="float">
            <text:p>8000</text:p>
          </table:table-cell>
          <table:table-cell table:style-name="ce10" office:value-type="float" office:value="127.435" calcext:value-type="float">
            <text:p>127,435</text:p>
          </table:table-cell>
          <table:table-cell table:style-name="ce10" office:value-type="float" office:value="26500" calcext:value-type="float">
            <text:p>26500</text:p>
          </table:table-cell>
          <table:table-cell table:style-name="ce10" office:value-type="float" office:value="10459449" calcext:value-type="float">
            <text:p>10459449</text:p>
          </table:table-cell>
          <table:table-cell table:style-name="ce10" office:value-type="float" office:value="9698091" calcext:value-type="float">
            <text:p>9698091</text:p>
          </table:table-cell>
          <table:table-cell table:style-name="ce10" office:value-type="float" office:value="78.47" calcext:value-type="float">
            <text:p>78,47</text:p>
          </table:table-cell>
          <table:table-cell table:style-name="ce10" office:value-type="float" office:value="101947" calcext:value-type="float">
            <text:p>101947</text:p>
          </table:table-cell>
          <table:table-cell table:style-name="ce10" office:value-type="float" office:value="12.743" calcext:value-type="float">
            <text:p>12,743</text:p>
          </table:table-cell>
          <table:table-cell table:style-name="ce10" office:value-type="float" office:value="80.15" calcext:value-type="float">
            <text:p>80,15</text:p>
          </table:table-cell>
          <table:table-cell table:style-name="ce10"/>
          <table:table-cell table:style-name="ce10" office:value-type="float" office:value="35137" calcext:value-type="float">
            <text:p>35137</text:p>
          </table:table-cell>
          <table:table-cell table:style-name="ce10" office:value-type="float" office:value="55536" calcext:value-type="float">
            <text:p>55536</text:p>
          </table:table-cell>
          <table:table-cell table:style-name="ce10" office:value-type="float" office:value="83066" calcext:value-type="float">
            <text:p>83066</text:p>
          </table:table-cell>
          <table:table-cell table:style-name="ce10" office:value-type="float" office:value="102023" calcext:value-type="float">
            <text:p>102023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15" calcext:value-type="float">
            <text:p>127315</text:p>
          </table:table-cell>
          <table:table-cell table:style-name="ce10" office:value-type="float" office:value="127324" calcext:value-type="float">
            <text:p>1273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6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57:.C60])" office:value-type="float" office:value="217.452" calcext:value-type="float">
            <text:p>217,452</text:p>
          </table:table-cell>
          <table:table-cell table:style-name="ce11" table:formula="of:=AVERAGE([.D57:.D60])" office:value-type="float" office:value="18841" calcext:value-type="float">
            <text:p>18841</text:p>
          </table:table-cell>
          <table:table-cell table:style-name="ce11" table:formula="of:=AVERAGE([.E57:.E60])" office:value-type="float" office:value="24010890.75" calcext:value-type="float">
            <text:p>24010890,75</text:p>
          </table:table-cell>
          <table:table-cell table:style-name="ce11" table:formula="of:=AVERAGE([.F57:.F60])" office:value-type="float" office:value="22263104.25" calcext:value-type="float">
            <text:p>22263104,25</text:p>
          </table:table-cell>
          <table:table-cell table:style-name="ce11" table:formula="of:=AVERAGE([.G57:.G60])" office:value-type="float" office:value="51.3625" calcext:value-type="float">
            <text:p>51,3625</text:p>
          </table:table-cell>
          <table:table-cell table:style-name="ce11" table:formula="of:=AVERAGE([.H57:.H60])" office:value-type="float" office:value="63999.5" calcext:value-type="float">
            <text:p>63999,5</text:p>
          </table:table-cell>
          <table:table-cell table:style-name="ce11" table:formula="of:=AVERAGE([.I57:.I60])" office:value-type="float" office:value="22.98775" calcext:value-type="float">
            <text:p>22,98775</text:p>
          </table:table-cell>
          <table:table-cell table:style-name="ce11" table:formula="of:=AVERAGE([.J57:.J60])" office:value-type="float" office:value="97.8525" calcext:value-type="float">
            <text:p>97,8525</text:p>
          </table:table-cell>
          <table:table-cell table:style-name="ce11" table:formula="of:=AVERAGE([.K57:.K60])" office:value-type="string" office:string-value="" calcext:value-type="error">
            <text:p>#DIV/0!</text:p>
          </table:table-cell>
          <table:table-cell table:style-name="ce11" table:formula="of:=AVERAGE([.L57:.L60])" office:value-type="float" office:value="24640.75" calcext:value-type="float">
            <text:p>24640,75</text:p>
          </table:table-cell>
          <table:table-cell table:style-name="ce11" table:formula="of:=AVERAGE([.M57:.M60])" office:value-type="float" office:value="36490.75" calcext:value-type="float">
            <text:p>36490,75</text:p>
          </table:table-cell>
          <table:table-cell table:style-name="ce11" table:formula="of:=AVERAGE([.N57:.N60])" office:value-type="float" office:value="52902.5" calcext:value-type="float">
            <text:p>52902,5</text:p>
          </table:table-cell>
          <table:table-cell table:style-name="ce11" table:formula="of:=AVERAGE([.O57:.O60])" office:value-type="float" office:value="67919.75" calcext:value-type="float">
            <text:p>67919,75</text:p>
          </table:table-cell>
          <table:table-cell table:style-name="ce11" table:formula="of:=AVERAGE([.P57:.P60])" office:value-type="float" office:value="122354.75" calcext:value-type="float">
            <text:p>122354,75</text:p>
          </table:table-cell>
          <table:table-cell table:style-name="ce11" table:formula="of:=AVERAGE([.Q57:.Q60])" office:value-type="float" office:value="127281.75" calcext:value-type="float">
            <text:p>127281,75</text:p>
          </table:table-cell>
          <table:table-cell table:style-name="ce11" table:formula="of:=AVERAGE([.R57:.R60])" office:value-type="float" office:value="127833" calcext:value-type="float">
            <text:p>127833</text:p>
          </table:table-cell>
          <table:table-cell table:style-name="ce11" table:formula="of:=AVERAGE([.S57:.S60])" office:value-type="float" office:value="128538.75" calcext:value-type="float">
            <text:p>128538,75</text:p>
          </table:table-cell>
          <table:table-cell table:style-name="ce11" table:formula="of:=AVERAGE([.T57:.T60])" office:value-type="float" office:value="158139.25" calcext:value-type="float">
            <text:p>158139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1000" calcext:value-type="float" table:number-columns-spanned="1" table:number-rows-spanned="5">
            <text:p>11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577.639" calcext:value-type="float">
            <text:p>577,6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8607000" calcext:value-type="float">
            <text:p>68607000</text:p>
          </table:table-cell>
          <table:table-cell table:style-name="ce12" office:value-type="float" office:value="63613000" calcext:value-type="float">
            <text:p>63613000</text:p>
          </table:table-cell>
          <table:table-cell table:style-name="ce12" office:value-type="float" office:value="19.04" calcext:value-type="float">
            <text:p>19,04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99" calcext:value-type="float">
            <text:p>115,99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0" calcext:value-type="float">
            <text:p>13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5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5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2]*0.8" office:value-type="float" office:value="8800" calcext:value-type="float">
            <text:p>8800</text:p>
          </table:table-cell>
          <table:table-cell table:style-name="ce10" office:value-type="float" office:value="127.401" calcext:value-type="float">
            <text:p>127,401</text:p>
          </table:table-cell>
          <table:table-cell table:style-name="ce10" office:value-type="float" office:value="19869" calcext:value-type="float">
            <text:p>19869</text:p>
          </table:table-cell>
          <table:table-cell table:style-name="ce10" office:value-type="float" office:value="12492711" calcext:value-type="float">
            <text:p>12492711</text:p>
          </table:table-cell>
          <table:table-cell table:style-name="ce10" office:value-type="float" office:value="11583349" calcext:value-type="float">
            <text:p>11583349</text:p>
          </table:table-cell>
          <table:table-cell table:style-name="ce10" office:value-type="float" office:value="86.34" calcext:value-type="float">
            <text:p>86,34</text:p>
          </table:table-cell>
          <table:table-cell table:style-name="ce10" office:value-type="float" office:value="101920" calcext:value-type="float">
            <text:p>1019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5.76" calcext:value-type="float">
            <text:p>95,76</text:p>
          </table:table-cell>
          <table:table-cell table:style-name="ce10"/>
          <table:table-cell table:style-name="ce10" office:value-type="float" office:value="25969" calcext:value-type="float">
            <text:p>25969</text:p>
          </table:table-cell>
          <table:table-cell table:style-name="ce10" office:value-type="float" office:value="44145" calcext:value-type="float">
            <text:p>44145</text:p>
          </table:table-cell>
          <table:table-cell table:style-name="ce10" office:value-type="float" office:value="57759" calcext:value-type="float">
            <text:p>57759</text:p>
          </table:table-cell>
          <table:table-cell table:style-name="ce10" office:value-type="float" office:value="83391" calcext:value-type="float">
            <text:p>83391</text:p>
          </table:table-cell>
          <table:table-cell table:style-name="ce10" office:value-type="float" office:value="127259" calcext:value-type="float">
            <text:p>127259</text:p>
          </table:table-cell>
          <table:table-cell table:style-name="ce10" office:value-type="float" office:value="127278" calcext:value-type="float">
            <text:p>127278</text:p>
          </table:table-cell>
          <table:table-cell table:style-name="ce10" office:value-type="float" office:value="127291" calcext:value-type="float">
            <text:p>127291</text:p>
          </table:table-cell>
          <table:table-cell table:style-name="ce10" office:value-type="float" office:value="127294" calcext:value-type="float">
            <text:p>127294</text:p>
          </table:table-cell>
          <table:table-cell table:style-name="ce16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3:.C66])" office:value-type="float" office:value="234.00775" calcext:value-type="float">
            <text:p>234,00775</text:p>
          </table:table-cell>
          <table:table-cell table:style-name="ce11" table:formula="of:=AVERAGE([.D63:.D66])" office:value-type="float" office:value="19031" calcext:value-type="float">
            <text:p>19031</text:p>
          </table:table-cell>
          <table:table-cell table:style-name="ce11" table:formula="of:=AVERAGE([.E63:.E66])" office:value-type="float" office:value="24703197.75" calcext:value-type="float">
            <text:p>24703197,75</text:p>
          </table:table-cell>
          <table:table-cell table:style-name="ce11" table:formula="of:=AVERAGE([.F63:.F66])" office:value-type="float" office:value="22905017.25" calcext:value-type="float">
            <text:p>22905017,25</text:p>
          </table:table-cell>
          <table:table-cell table:style-name="ce11" table:formula="of:=AVERAGE([.G63:.G66])" office:value-type="float" office:value="57.355" calcext:value-type="float">
            <text:p>57,355</text:p>
          </table:table-cell>
          <table:table-cell table:style-name="ce11" table:formula="of:=AVERAGE([.H63:.H66])" office:value-type="float" office:value="63496.75" calcext:value-type="float">
            <text:p>63496,75</text:p>
          </table:table-cell>
          <table:table-cell table:style-name="ce11" table:formula="of:=AVERAGE([.I63:.I66])" office:value-type="float" office:value="21.5" calcext:value-type="float">
            <text:p>21,5</text:p>
          </table:table-cell>
          <table:table-cell table:style-name="ce11" table:formula="of:=AVERAGE([.J63:.J66])" office:value-type="float" office:value="85.325" calcext:value-type="float">
            <text:p>85,325</text:p>
          </table:table-cell>
          <table:table-cell table:style-name="ce11" table:formula="of:=AVERAGE([.K63:.K66])" office:value-type="string" office:string-value="" calcext:value-type="error">
            <text:p>#DIV/0!</text:p>
          </table:table-cell>
          <table:table-cell table:style-name="ce11" table:formula="of:=AVERAGE([.L63:.L66])" office:value-type="float" office:value="22189.25" calcext:value-type="float">
            <text:p>22189,25</text:p>
          </table:table-cell>
          <table:table-cell table:style-name="ce11" table:formula="of:=AVERAGE([.M63:.M66])" office:value-type="float" office:value="32566.5" calcext:value-type="float">
            <text:p>32566,5</text:p>
          </table:table-cell>
          <table:table-cell table:style-name="ce11" table:formula="of:=AVERAGE([.N63:.N66])" office:value-type="float" office:value="43897.75" calcext:value-type="float">
            <text:p>43897,75</text:p>
          </table:table-cell>
          <table:table-cell table:style-name="ce11" table:formula="of:=AVERAGE([.O63:.O66])" office:value-type="float" office:value="64766" calcext:value-type="float">
            <text:p>64766</text:p>
          </table:table-cell>
          <table:table-cell table:style-name="ce11" table:formula="of:=AVERAGE([.P63:.P66])" office:value-type="float" office:value="122843.75" calcext:value-type="float">
            <text:p>122843,75</text:p>
          </table:table-cell>
          <table:table-cell table:style-name="ce11" table:formula="of:=AVERAGE([.Q63:.Q66])" office:value-type="float" office:value="127261.75" calcext:value-type="float">
            <text:p>127261,75</text:p>
          </table:table-cell>
          <table:table-cell table:style-name="ce11" table:formula="of:=AVERAGE([.R63:.R66])" office:value-type="float" office:value="129500.25" calcext:value-type="float">
            <text:p>129500,25</text:p>
          </table:table-cell>
          <table:table-cell table:style-name="ce11" table:formula="of:=AVERAGE([.S63:.S66])" office:value-type="float" office:value="129517" calcext:value-type="float">
            <text:p>129517</text:p>
          </table:table-cell>
          <table:table-cell table:style-name="ce11" table:formula="of:=AVERAGE([.T63:.T66])" office:value-type="float" office:value="151476" calcext:value-type="float">
            <text:p>151476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2000" calcext:value-type="float" table:number-columns-spanned="1" table:number-rows-spanned="5">
            <text:p>12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631.42" calcext:value-type="float">
            <text:p>631,4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4844000" calcext:value-type="float">
            <text:p>74844000</text:p>
          </table:table-cell>
          <table:table-cell table:style-name="ce12" office:value-type="float" office:value="69396000" calcext:value-type="float">
            <text:p>69396000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2" table:style-name="ce12" office:value-type="float" office:value="53" calcext:value-type="float">
            <text:p>53</text:p>
          </table:table-cell>
          <table:table-cell table:style-name="ce12" office:value-type="float" office:value="115.75" calcext:value-type="float">
            <text:p>115,75</text:p>
          </table:table-cell>
          <table:table-cell table:style-name="ce12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489" calcext:value-type="float">
            <text:p>489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5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5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5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68]*0.8" office:value-type="float" office:value="9600" calcext:value-type="float">
            <text:p>9600</text:p>
          </table:table-cell>
          <table:table-cell table:style-name="ce10" office:value-type="float" office:value="127.417" calcext:value-type="float">
            <text:p>127,417</text:p>
          </table:table-cell>
          <table:table-cell table:style-name="ce10" office:value-type="float" office:value="33051" calcext:value-type="float">
            <text:p>33051</text:p>
          </table:table-cell>
          <table:table-cell table:style-name="ce10" office:value-type="float" office:value="12311838" calcext:value-type="float">
            <text:p>12311838</text:p>
          </table:table-cell>
          <table:table-cell table:style-name="ce10" office:value-type="float" office:value="11415642" calcext:value-type="float">
            <text:p>11415642</text:p>
          </table:table-cell>
          <table:table-cell table:style-name="ce10" office:value-type="float" office:value="34.18" calcext:value-type="float">
            <text:p>34,18</text:p>
          </table:table-cell>
          <table:table-cell table:style-name="ce10" office:value-type="float" office:value="101933" calcext:value-type="float">
            <text:p>10193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4.36" calcext:value-type="float">
            <text:p>94,36</text:p>
          </table:table-cell>
          <table:table-cell table:style-name="ce10"/>
          <table:table-cell table:style-name="ce10" office:value-type="float" office:value="35634" calcext:value-type="float">
            <text:p>35634</text:p>
          </table:table-cell>
          <table:table-cell table:style-name="ce10" office:value-type="float" office:value="62511" calcext:value-type="float">
            <text:p>62511</text:p>
          </table:table-cell>
          <table:table-cell table:style-name="ce10" office:value-type="float" office:value="127190" calcext:value-type="float">
            <text:p>127190</text:p>
          </table:table-cell>
          <table:table-cell table:style-name="ce10" office:value-type="float" office:value="127192" calcext:value-type="float">
            <text:p>127192</text:p>
          </table:table-cell>
          <table:table-cell table:style-name="ce10" office:value-type="float" office:value="127284" calcext:value-type="float">
            <text:p>127284</text:p>
          </table:table-cell>
          <table:table-cell table:style-name="ce10" office:value-type="float" office:value="127285" calcext:value-type="float">
            <text:p>127285</text:p>
          </table:table-cell>
          <table:table-cell table:style-name="ce10" office:value-type="float" office:value="127296" calcext:value-type="float">
            <text:p>127296</text:p>
          </table:table-cell>
          <table:table-cell table:style-name="ce10" office:value-type="float" office:value="127297" calcext:value-type="float">
            <text:p>127297</text:p>
          </table:table-cell>
          <table:table-cell table:style-name="ce16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69:.C72])" office:value-type="float" office:value="257.88725" calcext:value-type="float">
            <text:p>257,88725</text:p>
          </table:table-cell>
          <table:table-cell table:style-name="ce11" table:formula="of:=AVERAGE([.D69:.D72])" office:value-type="float" office:value="21489" calcext:value-type="float">
            <text:p>21489</text:p>
          </table:table-cell>
          <table:table-cell table:style-name="ce11" table:formula="of:=AVERAGE([.E69:.E72])" office:value-type="float" office:value="28380995.25" calcext:value-type="float">
            <text:p>28380995,25</text:p>
          </table:table-cell>
          <table:table-cell table:style-name="ce11" table:formula="of:=AVERAGE([.F69:.F72])" office:value-type="float" office:value="26315068.25" calcext:value-type="float">
            <text:p>26315068,25</text:p>
          </table:table-cell>
          <table:table-cell table:style-name="ce11" table:formula="of:=AVERAGE([.G69:.G72])" office:value-type="float" office:value="40.765" calcext:value-type="float">
            <text:p>40,765</text:p>
          </table:table-cell>
          <table:table-cell table:style-name="ce11" table:formula="of:=AVERAGE([.H69:.H72])" office:value-type="float" office:value="71187" calcext:value-type="float">
            <text:p>71187</text:p>
          </table:table-cell>
          <table:table-cell table:style-name="ce11" table:formula="of:=AVERAGE([.I69:.I72])" office:value-type="float" office:value="21.5" calcext:value-type="float">
            <text:p>21,5</text:p>
          </table:table-cell>
          <table:table-cell table:style-name="ce11" table:formula="of:=AVERAGE([.J69:.J72])" office:value-type="float" office:value="104.8425" calcext:value-type="float">
            <text:p>104,8425</text:p>
          </table:table-cell>
          <table:table-cell table:style-name="ce11" table:formula="of:=AVERAGE([.K69:.K72])" office:value-type="string" office:string-value="" calcext:value-type="error">
            <text:p>#DIV/0!</text:p>
          </table:table-cell>
          <table:table-cell table:style-name="ce11" table:formula="of:=AVERAGE([.L69:.L72])" office:value-type="float" office:value="25694.5" calcext:value-type="float">
            <text:p>25694,5</text:p>
          </table:table-cell>
          <table:table-cell table:style-name="ce11" table:formula="of:=AVERAGE([.M69:.M72])" office:value-type="float" office:value="57288.75" calcext:value-type="float">
            <text:p>57288,75</text:p>
          </table:table-cell>
          <table:table-cell table:style-name="ce11" table:formula="of:=AVERAGE([.N69:.N72])" office:value-type="float" office:value="83312.5" calcext:value-type="float">
            <text:p>83312,5</text:p>
          </table:table-cell>
          <table:table-cell table:style-name="ce11" table:formula="of:=AVERAGE([.O69:.O72])" office:value-type="float" office:value="90097.5" calcext:value-type="float">
            <text:p>90097,5</text:p>
          </table:table-cell>
          <table:table-cell table:style-name="ce11" table:formula="of:=AVERAGE([.P69:.P72])" office:value-type="float" office:value="127254" calcext:value-type="float">
            <text:p>127254</text:p>
          </table:table-cell>
          <table:table-cell table:style-name="ce11" table:formula="of:=AVERAGE([.Q69:.Q72])" office:value-type="float" office:value="127275.75" calcext:value-type="float">
            <text:p>127275,75</text:p>
          </table:table-cell>
          <table:table-cell table:style-name="ce11" table:formula="of:=AVERAGE([.R69:.R72])" office:value-type="float" office:value="127301.5" calcext:value-type="float">
            <text:p>127301,5</text:p>
          </table:table-cell>
          <table:table-cell table:style-name="ce11" table:formula="of:=AVERAGE([.S69:.S72])" office:value-type="float" office:value="127318.75" calcext:value-type="float">
            <text:p>127318,75</text:p>
          </table:table-cell>
          <table:table-cell table:style-name="ce11" table:formula="of:=AVERAGE([.T69:.T72])" office:value-type="float" office:value="150700.75" calcext:value-type="float">
            <text:p>150700,75</text:p>
          </table:table-cell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18"/>
          <table:table-cell table:style-name="ce5" table:number-columns-spanned="2" table:number-rows-spanned="1"/>
          <table:covered-table-cell table:style-name="ce11"/>
          <table:table-cell table:style-name="ce11" table:number-columns-repeated="2"/>
        </table:table-row>
        <table:table-row table:style-name="ro2">
          <table:table-cell table:style-name="ce6" office:value-type="float" office:value="13000" calcext:value-type="float" table:number-columns-spanned="1" table:number-rows-spanned="5">
            <text:p>13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7.528" calcext:value-type="float">
            <text:p>787,52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1081000" calcext:value-type="float">
            <text:p>81081000</text:p>
          </table:table-cell>
          <table:table-cell table:style-name="ce12" office:value-type="float" office:value="75179000" calcext:value-type="float">
            <text:p>75179000</text:p>
          </table:table-cell>
          <table:table-cell table:style-name="ce12" office:value-type="float" office:value="16.51" calcext:value-type="float">
            <text:p>16,5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style-name="ce12" office:value-type="float" office:value="100.54" calcext:value-type="float">
            <text:p>100,54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5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5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74]*0.8" office:value-type="float" office:value="10400" calcext:value-type="float">
            <text:p>10400</text:p>
          </table:table-cell>
          <table:table-cell table:style-name="ce10" office:value-type="float" office:value="127.421" calcext:value-type="float">
            <text:p>127,421</text:p>
          </table:table-cell>
          <table:table-cell table:style-name="ce10" office:value-type="float" office:value="34708" calcext:value-type="float">
            <text:p>34708</text:p>
          </table:table-cell>
          <table:table-cell table:style-name="ce10" office:value-type="float" office:value="15361731" calcext:value-type="float">
            <text:p>15361731</text:p>
          </table:table-cell>
          <table:table-cell table:style-name="ce10" office:value-type="float" office:value="14243529" calcext:value-type="float">
            <text:p>14243529</text:p>
          </table:table-cell>
          <table:table-cell table:style-name="ce10" office:value-type="float" office:value="102.02" calcext:value-type="float">
            <text:p>102,02</text:p>
          </table:table-cell>
          <table:table-cell table:style-name="ce10" office:value-type="float" office:value="101936" calcext:value-type="float">
            <text:p>10193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7.73" calcext:value-type="float">
            <text:p>117,73</text:p>
          </table:table-cell>
          <table:table-cell table:style-name="ce10"/>
          <table:table-cell table:style-name="ce10" office:value-type="float" office:value="28123" calcext:value-type="float">
            <text:p>28123</text:p>
          </table:table-cell>
          <table:table-cell table:style-name="ce10" office:value-type="float" office:value="47784" calcext:value-type="float">
            <text:p>47784</text:p>
          </table:table-cell>
          <table:table-cell table:style-name="ce10" office:value-type="float" office:value="101024" calcext:value-type="float">
            <text:p>101024</text:p>
          </table:table-cell>
          <table:table-cell table:style-name="ce10" office:value-type="float" office:value="127326" calcext:value-type="float">
            <text:p>127326</text:p>
          </table:table-cell>
          <table:table-cell table:style-name="ce10" office:value-type="float" office:value="127329" calcext:value-type="float">
            <text:p>127329</text:p>
          </table:table-cell>
          <table:table-cell table:style-name="ce10" office:value-type="float" office:value="127331" calcext:value-type="float">
            <text:p>127331</text:p>
          </table:table-cell>
          <table:table-cell table:number-columns-repeated="2" table:style-name="ce10" office:value-type="float" office:value="127332" calcext:value-type="float">
            <text:p>127332</text:p>
          </table:table-cell>
          <table:table-cell table:style-name="ce16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75:.C78])" office:value-type="float" office:value="245.4945" calcext:value-type="float">
            <text:p>245,4945</text:p>
          </table:table-cell>
          <table:table-cell table:style-name="ce11" table:formula="of:=AVERAGE([.D75:.D78])" office:value-type="float" office:value="26051.75" calcext:value-type="float">
            <text:p>26051,75</text:p>
          </table:table-cell>
          <table:table-cell table:style-name="ce11" table:formula="of:=AVERAGE([.E75:.E78])" office:value-type="float" office:value="26558705.25" calcext:value-type="float">
            <text:p>26558705,25</text:p>
          </table:table-cell>
          <table:table-cell table:style-name="ce11" table:formula="of:=AVERAGE([.F75:.F78])" office:value-type="float" office:value="24625459.75" calcext:value-type="float">
            <text:p>24625459,75</text:p>
          </table:table-cell>
          <table:table-cell table:style-name="ce11" table:formula="of:=AVERAGE([.G75:.G78])" office:value-type="float" office:value="67.88" calcext:value-type="float">
            <text:p>67,88</text:p>
          </table:table-cell>
          <table:table-cell table:style-name="ce11" table:formula="of:=AVERAGE([.H75:.H78])" office:value-type="float" office:value="64035.25" calcext:value-type="float">
            <text:p>64035,25</text:p>
          </table:table-cell>
          <table:table-cell table:style-name="ce11" table:formula="of:=AVERAGE([.I75:.I78])" office:value-type="float" office:value="19" calcext:value-type="float">
            <text:p>19</text:p>
          </table:table-cell>
          <table:table-cell table:style-name="ce11" table:formula="of:=AVERAGE([.J75:.J78])" office:value-type="float" office:value="107.6775" calcext:value-type="float">
            <text:p>107,6775</text:p>
          </table:table-cell>
          <table:table-cell table:style-name="ce11" table:formula="of:=AVERAGE([.K75:.K78])" office:value-type="string" office:string-value="" calcext:value-type="error">
            <text:p>#DIV/0!</text:p>
          </table:table-cell>
          <table:table-cell table:style-name="ce11" table:formula="of:=AVERAGE([.L75:.L78])" office:value-type="float" office:value="22208.5" calcext:value-type="float">
            <text:p>22208,5</text:p>
          </table:table-cell>
          <table:table-cell table:style-name="ce11" table:formula="of:=AVERAGE([.M75:.M78])" office:value-type="float" office:value="34034.5" calcext:value-type="float">
            <text:p>34034,5</text:p>
          </table:table-cell>
          <table:table-cell table:style-name="ce11" table:formula="of:=AVERAGE([.N75:.N78])" office:value-type="float" office:value="60936.5" calcext:value-type="float">
            <text:p>60936,5</text:p>
          </table:table-cell>
          <table:table-cell table:style-name="ce11" table:formula="of:=AVERAGE([.O75:.O78])" office:value-type="float" office:value="93891.75" calcext:value-type="float">
            <text:p>93891,75</text:p>
          </table:table-cell>
          <table:table-cell table:style-name="ce11" table:formula="of:=AVERAGE([.P75:.P78])" office:value-type="float" office:value="127255.25" calcext:value-type="float">
            <text:p>127255,25</text:p>
          </table:table-cell>
          <table:table-cell table:style-name="ce11" table:formula="of:=AVERAGE([.Q75:.Q78])" office:value-type="float" office:value="127286" calcext:value-type="float">
            <text:p>127286</text:p>
          </table:table-cell>
          <table:table-cell table:style-name="ce11" table:formula="of:=AVERAGE([.R75:.R78])" office:value-type="float" office:value="127310.75" calcext:value-type="float">
            <text:p>127310,75</text:p>
          </table:table-cell>
          <table:table-cell table:style-name="ce11" table:formula="of:=AVERAGE([.S75:.S78])" office:value-type="float" office:value="127326.75" calcext:value-type="float">
            <text:p>127326,75</text:p>
          </table:table-cell>
          <table:table-cell table:style-name="ce11" table:formula="of:=AVERAGE([.T75:.T78])" office:value-type="float" office:value="150308.25" calcext:value-type="float">
            <text:p>150308,2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4000" calcext:value-type="float" table:number-columns-spanned="1" table:number-rows-spanned="5">
            <text:p>14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77.155" calcext:value-type="float">
            <text:p>777,15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7318000" calcext:value-type="float">
            <text:p>87318000</text:p>
          </table:table-cell>
          <table:table-cell table:style-name="ce12" office:value-type="float" office:value="80962000" calcext:value-type="float">
            <text:p>80962000</text:p>
          </table:table-cell>
          <table:table-cell table:style-name="ce12" office:value-type="float" office:value="18.01" calcext:value-type="float">
            <text:p>18,01</text:p>
          </table:table-cell>
          <table:table-cell table:number-columns-repeated="2" table:style-name="ce12" office:value-type="float" office:value="55" calcext:value-type="float">
            <text:p>55</text:p>
          </table:table-cell>
          <table:table-cell table:style-name="ce12" office:value-type="float" office:value="109.72" calcext:value-type="float">
            <text:p>109,72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5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5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5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0]*0.8" office:value-type="float" office:value="11200" calcext:value-type="float">
            <text:p>11200</text:p>
          </table:table-cell>
          <table:table-cell table:style-name="ce10" office:value-type="float" office:value="134.224" calcext:value-type="float">
            <text:p>134,224</text:p>
          </table:table-cell>
          <table:table-cell table:style-name="ce10" office:value-type="float" office:value="33927" calcext:value-type="float">
            <text:p>33927</text:p>
          </table:table-cell>
          <table:table-cell table:style-name="ce10" office:value-type="float" office:value="16796241" calcext:value-type="float">
            <text:p>16796241</text:p>
          </table:table-cell>
          <table:table-cell table:style-name="ce10" office:value-type="float" office:value="15573619" calcext:value-type="float">
            <text:p>15573619</text:p>
          </table:table-cell>
          <table:table-cell table:style-name="ce10" office:value-type="float" office:value="104.3" calcext:value-type="float">
            <text:p>104,3</text:p>
          </table:table-cell>
          <table:table-cell table:style-name="ce10" office:value-type="float" office:value="107379" calcext:value-type="float">
            <text:p>10737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2.2" calcext:value-type="float">
            <text:p>122,2</text:p>
          </table:table-cell>
          <table:table-cell table:style-name="ce10"/>
          <table:table-cell table:style-name="ce10" office:value-type="float" office:value="54612" calcext:value-type="float">
            <text:p>54612</text:p>
          </table:table-cell>
          <table:table-cell table:style-name="ce10" office:value-type="float" office:value="127239" calcext:value-type="float">
            <text:p>127239</text:p>
          </table:table-cell>
          <table:table-cell table:style-name="ce10" office:value-type="float" office:value="127241" calcext:value-type="float">
            <text:p>127241</text:p>
          </table:table-cell>
          <table:table-cell table:style-name="ce10" office:value-type="float" office:value="127300" calcext:value-type="float">
            <text:p>127300</text:p>
          </table:table-cell>
          <table:table-cell table:style-name="ce10" office:value-type="float" office:value="127305" calcext:value-type="float">
            <text:p>127305</text:p>
          </table:table-cell>
          <table:table-cell table:style-name="ce10" office:value-type="float" office:value="127306" calcext:value-type="float">
            <text:p>127306</text:p>
          </table:table-cell>
          <table:table-cell table:style-name="ce10" office:value-type="float" office:value="127308" calcext:value-type="float">
            <text:p>127308</text:p>
          </table:table-cell>
          <table:table-cell table:style-name="ce10" office:value-type="float" office:value="127309" calcext:value-type="float">
            <text:p>127309</text:p>
          </table:table-cell>
          <table:table-cell table:style-name="ce16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1:.C84])" office:value-type="float" office:value="249.1675" calcext:value-type="float">
            <text:p>249,1675</text:p>
          </table:table-cell>
          <table:table-cell table:style-name="ce11" table:formula="of:=AVERAGE([.D81:.D84])" office:value-type="float" office:value="27789.75" calcext:value-type="float">
            <text:p>27789,75</text:p>
          </table:table-cell>
          <table:table-cell table:style-name="ce11" table:formula="of:=AVERAGE([.E81:.E84])" office:value-type="float" office:value="29568057.75" calcext:value-type="float">
            <text:p>29568057,75</text:p>
          </table:table-cell>
          <table:table-cell table:style-name="ce11" table:formula="of:=AVERAGE([.F81:.F84])" office:value-type="float" office:value="27415757.25" calcext:value-type="float">
            <text:p>27415757,25</text:p>
          </table:table-cell>
          <table:table-cell table:style-name="ce11" table:formula="of:=AVERAGE([.G81:.G84])" office:value-type="float" office:value="66.61" calcext:value-type="float">
            <text:p>66,61</text:p>
          </table:table-cell>
          <table:table-cell table:style-name="ce11" table:formula="of:=AVERAGE([.H81:.H84])" office:value-type="float" office:value="68979" calcext:value-type="float">
            <text:p>68979</text:p>
          </table:table-cell>
          <table:table-cell table:style-name="ce11" table:formula="of:=AVERAGE([.I81:.I84])" office:value-type="float" office:value="17.75" calcext:value-type="float">
            <text:p>17,75</text:p>
          </table:table-cell>
          <table:table-cell table:style-name="ce11" table:formula="of:=AVERAGE([.J81:.J84])" office:value-type="float" office:value="114.5075" calcext:value-type="float">
            <text:p>114,5075</text:p>
          </table:table-cell>
          <table:table-cell table:style-name="ce11" table:formula="of:=AVERAGE([.K81:.K84])" office:value-type="string" office:string-value="" calcext:value-type="error">
            <text:p>#DIV/0!</text:p>
          </table:table-cell>
          <table:table-cell table:style-name="ce11" table:formula="of:=AVERAGE([.L81:.L84])" office:value-type="float" office:value="31675.5" calcext:value-type="float">
            <text:p>31675,5</text:p>
          </table:table-cell>
          <table:table-cell table:style-name="ce11" table:formula="of:=AVERAGE([.M81:.M84])" office:value-type="float" office:value="59661" calcext:value-type="float">
            <text:p>59661</text:p>
          </table:table-cell>
          <table:table-cell table:style-name="ce11" table:formula="of:=AVERAGE([.N81:.N84])" office:value-type="float" office:value="70888.75" calcext:value-type="float">
            <text:p>70888,75</text:p>
          </table:table-cell>
          <table:table-cell table:style-name="ce11" table:formula="of:=AVERAGE([.O81:.O84])" office:value-type="float" office:value="89128" calcext:value-type="float">
            <text:p>89128</text:p>
          </table:table-cell>
          <table:table-cell table:style-name="ce11" table:formula="of:=AVERAGE([.P81:.P84])" office:value-type="float" office:value="127252.25" calcext:value-type="float">
            <text:p>127252,25</text:p>
          </table:table-cell>
          <table:table-cell table:style-name="ce11" table:formula="of:=AVERAGE([.Q81:.Q84])" office:value-type="float" office:value="127283" calcext:value-type="float">
            <text:p>127283</text:p>
          </table:table-cell>
          <table:table-cell table:style-name="ce11" table:formula="of:=AVERAGE([.R81:.R84])" office:value-type="float" office:value="127303.25" calcext:value-type="float">
            <text:p>127303,25</text:p>
          </table:table-cell>
          <table:table-cell table:style-name="ce11" table:formula="of:=AVERAGE([.S81:.S84])" office:value-type="float" office:value="127311.25" calcext:value-type="float">
            <text:p>127311,25</text:p>
          </table:table-cell>
          <table:table-cell table:style-name="ce11" table:formula="of:=AVERAGE([.T81:.T84])" office:value-type="float" office:value="153481.5" calcext:value-type="float">
            <text:p>153481,5</text:p>
          </table:table-cell>
          <table:table-cell table:style-name="ce17" table:number-columns-repeated="1004"/>
        </table:table-row>
        <table:table-row table:style-name="ro2">
          <table:table-cell table:style-name="ce6" office:value-type="float" office:value="15000" calcext:value-type="float" table:number-columns-spanned="1" table:number-rows-spanned="5">
            <text:p>15000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782.952" calcext:value-type="float">
            <text:p>782,9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3555000" calcext:value-type="float">
            <text:p>93555000</text:p>
          </table:table-cell>
          <table:table-cell table:style-name="ce12" office:value-type="float" office:value="86745000" calcext:value-type="float">
            <text:p>86745000</text:p>
          </table:table-cell>
          <table:table-cell table:style-name="ce12" office:value-type="float" office:value="19.16" calcext:value-type="float">
            <text:p>19,16</text:p>
          </table:table-cell>
          <table:table-cell table:number-columns-repeated="2" table:style-name="ce12" office:value-type="float" office:value="52" calcext:value-type="float">
            <text:p>52</text:p>
          </table:table-cell>
          <table:table-cell table:style-name="ce12" office:value-type="float" office:value="116.69" calcext:value-type="float">
            <text:p>116,69</text:p>
          </table:table-cell>
          <table:table-cell table:style-name="ce12"/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2" table:style-name="ce12" office:value-type="float" office:value="57" calcext:value-type="float">
            <text:p>5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01" calcext:value-type="float">
            <text:p>101</text:p>
          </table:table-cell>
          <table:table-cell table:style-name="ce14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5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5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2">
          <table:covered-table-cell table:style-name="ce3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5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2">
          <table:covered-table-cell table:style-name="ce4"/>
          <table:table-cell table:style-name="ce10" table:formula="of:=[.A86]*0.8" office:value-type="float" office:value="12000" calcext:value-type="float">
            <text:p>12000</text:p>
          </table:table-cell>
          <table:table-cell table:style-name="ce10" office:value-type="float" office:value="145.687" calcext:value-type="float">
            <text:p>145,687</text:p>
          </table:table-cell>
          <table:table-cell table:style-name="ce10" office:value-type="float" office:value="37801" calcext:value-type="float">
            <text:p>37801</text:p>
          </table:table-cell>
          <table:table-cell table:style-name="ce10" office:value-type="float" office:value="14987511" calcext:value-type="float">
            <text:p>14987511</text:p>
          </table:table-cell>
          <table:table-cell table:style-name="ce10" office:value-type="float" office:value="13896549" calcext:value-type="float">
            <text:p>13896549</text:p>
          </table:table-cell>
          <table:table-cell table:style-name="ce10" office:value-type="float" office:value="102.96" calcext:value-type="float">
            <text:p>102,96</text:p>
          </table:table-cell>
          <table:table-cell table:style-name="ce10" office:value-type="float" office:value="116549" calcext:value-type="float">
            <text:p>11654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0.46" calcext:value-type="float">
            <text:p>100,46</text:p>
          </table:table-cell>
          <table:table-cell table:style-name="ce10"/>
          <table:table-cell table:style-name="ce10" office:value-type="float" office:value="50149" calcext:value-type="float">
            <text:p>50149</text:p>
          </table:table-cell>
          <table:table-cell table:style-name="ce10" office:value-type="float" office:value="121803" calcext:value-type="float">
            <text:p>121803</text:p>
          </table:table-cell>
          <table:table-cell table:style-name="ce10" office:value-type="float" office:value="127277" calcext:value-type="float">
            <text:p>127277</text:p>
          </table:table-cell>
          <table:table-cell table:style-name="ce10" office:value-type="float" office:value="127292" calcext:value-type="float">
            <text:p>127292</text:p>
          </table:table-cell>
          <table:table-cell table:style-name="ce10" office:value-type="float" office:value="127369" calcext:value-type="float">
            <text:p>127369</text:p>
          </table:table-cell>
          <table:table-cell table:style-name="ce10" office:value-type="float" office:value="127374" calcext:value-type="float">
            <text:p>127374</text:p>
          </table:table-cell>
          <table:table-cell table:style-name="ce10" office:value-type="float" office:value="127376" calcext:value-type="float">
            <text:p>127376</text:p>
          </table:table-cell>
          <table:table-cell table:style-name="ce10" office:value-type="float" office:value="137123" calcext:value-type="float">
            <text:p>137123</text:p>
          </table:table-cell>
          <table:table-cell table:style-name="ce16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2" table:number-rows-spanned="1">
            <text:p>Médias</text:p>
          </table:table-cell>
          <table:covered-table-cell table:style-name="ce11"/>
          <table:table-cell table:style-name="ce11" table:formula="of:=AVERAGE([.C87:.C90])" office:value-type="float" office:value="280.26875" calcext:value-type="float">
            <text:p>280,26875</text:p>
          </table:table-cell>
          <table:table-cell table:style-name="ce11" table:formula="of:=AVERAGE([.D87:.D90])" office:value-type="float" office:value="30356.5" calcext:value-type="float">
            <text:p>30356,5</text:p>
          </table:table-cell>
          <table:table-cell table:style-name="ce11" table:formula="of:=AVERAGE([.E87:.E90])" office:value-type="float" office:value="30015562.5" calcext:value-type="float">
            <text:p>30015562,5</text:p>
          </table:table-cell>
          <table:table-cell table:style-name="ce11" table:formula="of:=AVERAGE([.F87:.F90])" office:value-type="float" office:value="27830687.5" calcext:value-type="float">
            <text:p>27830687,5</text:p>
          </table:table-cell>
          <table:table-cell table:style-name="ce11" table:formula="of:=AVERAGE([.G87:.G90])" office:value-type="float" office:value="63.6175" calcext:value-type="float">
            <text:p>63,6175</text:p>
          </table:table-cell>
          <table:table-cell table:style-name="ce11" table:formula="of:=AVERAGE([.H87:.H90])" office:value-type="float" office:value="77606" calcext:value-type="float">
            <text:p>77606</text:p>
          </table:table-cell>
          <table:table-cell table:style-name="ce11" table:formula="of:=AVERAGE([.I87:.I90])" office:value-type="float" office:value="18.75" calcext:value-type="float">
            <text:p>18,75</text:p>
          </table:table-cell>
          <table:table-cell table:style-name="ce11" table:formula="of:=AVERAGE([.J87:.J90])" office:value-type="float" office:value="103.985" calcext:value-type="float">
            <text:p>103,985</text:p>
          </table:table-cell>
          <table:table-cell table:style-name="ce11" table:formula="of:=AVERAGE([.K87:.K90])" office:value-type="string" office:string-value="" calcext:value-type="error">
            <text:p>#DIV/0!</text:p>
          </table:table-cell>
          <table:table-cell table:style-name="ce11" table:formula="of:=AVERAGE([.L87:.L90])" office:value-type="float" office:value="32370.75" calcext:value-type="float">
            <text:p>32370,75</text:p>
          </table:table-cell>
          <table:table-cell table:style-name="ce11" table:formula="of:=AVERAGE([.M87:.M90])" office:value-type="float" office:value="79648" calcext:value-type="float">
            <text:p>79648</text:p>
          </table:table-cell>
          <table:table-cell table:style-name="ce11" table:formula="of:=AVERAGE([.N87:.N90])" office:value-type="float" office:value="89019.5" calcext:value-type="float">
            <text:p>89019,5</text:p>
          </table:table-cell>
          <table:table-cell table:style-name="ce11" table:formula="of:=AVERAGE([.O87:.O90])" office:value-type="float" office:value="101969.5" calcext:value-type="float">
            <text:p>101969,5</text:p>
          </table:table-cell>
          <table:table-cell table:style-name="ce11" table:formula="of:=AVERAGE([.P87:.P90])" office:value-type="float" office:value="127291" calcext:value-type="float">
            <text:p>127291</text:p>
          </table:table-cell>
          <table:table-cell table:style-name="ce11" table:formula="of:=AVERAGE([.Q87:.Q90])" office:value-type="float" office:value="127312" calcext:value-type="float">
            <text:p>127312</text:p>
          </table:table-cell>
          <table:table-cell table:style-name="ce11" table:formula="of:=AVERAGE([.R87:.R90])" office:value-type="float" office:value="127322.25" calcext:value-type="float">
            <text:p>127322,25</text:p>
          </table:table-cell>
          <table:table-cell table:style-name="ce11" table:formula="of:=AVERAGE([.S87:.S90])" office:value-type="float" office:value="129781.75" calcext:value-type="float">
            <text:p>129781,75</text:p>
          </table:table-cell>
          <table:table-cell table:style-name="ce11" table:formula="of:=AVERAGE([.T87:.T90])" office:value-type="float" office:value="162498.25" calcext:value-type="float">
            <text:p>162498,25</text:p>
          </table:table-cell>
          <table:table-cell table:style-name="ce17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GINX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27"/>
        <table:table-column table:style-name="co3" table:number-columns-repeated="2" table:default-cell-style-name="ce27"/>
        <table:table-column table:style-name="co6" table:default-cell-style-name="ce27"/>
        <table:table-column table:style-name="co10" table:default-cell-style-name="ce27"/>
        <table:table-column table:style-name="co6" table:number-columns-repeated="2" table:default-cell-style-name="ce27"/>
        <table:table-column table:style-name="co7" table:default-cell-style-name="ce27"/>
        <table:table-column table:style-name="co11" table:number-columns-repeated="2" table:default-cell-style-name="ce27"/>
        <table:table-column table:style-name="co1" table:number-columns-repeated="7" table:default-cell-style-name="ce27"/>
        <table:table-column table:style-name="co7" table:number-columns-repeated="1004" table:default-cell-style-name="ce27"/>
        <table:table-row table:style-name="ro1">
          <table:table-cell table:style-name="ce18" office:value-type="string" calcext:value-type="string">
            <text:p>Número de Requisições</text:p>
          </table:table-cell>
          <table:table-cell table:style-name="ce8" office:value-type="string" calcext:value-type="string">
            <text:p>Requisições Simultâneas</text:p>
          </table:table-cell>
          <table:table-cell table:style-name="ce8" office:value-type="string" calcext:value-type="string">
            <text:p>Tempo Total do Teste (s)</text:p>
          </table:table-cell>
          <table:table-cell table:style-name="ce8" office:value-type="string" calcext:value-type="string">
            <text:p>Falhas nas Requisições</text:p>
          </table:table-cell>
          <table:table-cell table:style-name="ce8" office:value-type="string" calcext:value-type="string">
            <text:p>Total Transferido (bytes)</text:p>
          </table:table-cell>
          <table:table-cell table:style-name="ce8" office:value-type="string" calcext:value-type="string">
            <text:p>HTML Transferido (bytes)</text:p>
          </table:table-cell>
          <table:table-cell table:style-name="ce8" office:value-type="string" calcext:value-type="string">
            <text:p>Requisições por Segundo</text:p>
          </table:table-cell>
          <table:table-cell table:style-name="ce8" office:value-type="string" calcext:value-type="string">
            <text:p>Tempo médio por requisição (ms)</text:p>
          </table:table-cell>
          <table:table-cell table:style-name="ce8" office:value-type="string" calcext:value-type="string">
            <text:p>Tempo médio por requisição (concorrente)</text:p>
          </table:table-cell>
          <table:table-cell table:style-name="ce8" office:value-type="string" calcext:value-type="string">
            <text:p>Taxa de Tranferência (Kbytes/seg)</text:p>
          </table:table-cell>
          <table:table-cell table:style-name="ce8" office:value-type="string" calcext:value-type="string">
            <text:p>Porcentagem de Requisições Servidas em um periodo de tempo (ms)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99" calcext:value-type="float">
            <text:p>99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18" office:value-type="float" office:value="1000" calcext:value-type="float" table:number-columns-spanned="1" table:number-rows-spanned="5">
            <text:p>100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.909" calcext:value-type="float">
            <text:p>51,90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157000" calcext:value-type="float">
            <text:p>6157000</text:p>
          </table:table-cell>
          <table:table-cell table:style-name="ce28" office:value-type="float" office:value="5759000" calcext:value-type="float">
            <text:p>5759000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115.83" calcext:value-type="float">
            <text:p>115,83</text:p>
          </table:table-cell>
          <table:table-cell table:style-name="ce28"/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76" calcext:value-type="float">
            <text:p>76</text:p>
          </table:table-cell>
          <table:table-cell table:style-name="ce45" office:value-type="float" office:value="118" calcext:value-type="float">
            <text:p>11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6" office:value-type="float" office:value="5576" calcext:value-type="float">
            <text:p>55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6" office:value-type="float" office:value="9961" calcext:value-type="float">
            <text:p>996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6" office:value-type="float" office:value="8360" calcext:value-type="float">
            <text:p>836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]*0.8" office:value-type="float" office:value="800" calcext:value-type="float">
            <text:p>800</text:p>
          </table:table-cell>
          <table:table-cell table:style-name="ce29" office:value-type="float" office:value="8.891" calcext:value-type="float">
            <text:p>8,89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09768" calcext:value-type="float">
            <text:p>1209768</text:p>
          </table:table-cell>
          <table:table-cell table:style-name="ce29" office:value-type="float" office:value="1021224" calcext:value-type="float">
            <text:p>1021224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7113" calcext:value-type="float">
            <text:p>711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.88" calcext:value-type="float">
            <text:p>132,88</text:p>
          </table:table-cell>
          <table:table-cell table:style-name="ce29"/>
          <table:table-cell table:style-name="ce29" office:value-type="float" office:value="1144" calcext:value-type="float">
            <text:p>1144</text:p>
          </table:table-cell>
          <table:table-cell table:style-name="ce29" office:value-type="float" office:value="1663" calcext:value-type="float">
            <text:p>1663</text:p>
          </table:table-cell>
          <table:table-cell table:style-name="ce29" office:value-type="float" office:value="2121" calcext:value-type="float">
            <text:p>2121</text:p>
          </table:table-cell>
          <table:table-cell table:style-name="ce29" office:value-type="float" office:value="2207" calcext:value-type="float">
            <text:p>2207</text:p>
          </table:table-cell>
          <table:table-cell table:style-name="ce29" office:value-type="float" office:value="4011" calcext:value-type="float">
            <text:p>4011</text:p>
          </table:table-cell>
          <table:table-cell table:style-name="ce29" office:value-type="float" office:value="6447" calcext:value-type="float">
            <text:p>6447</text:p>
          </table:table-cell>
          <table:table-cell table:style-name="ce29" office:value-type="float" office:value="7766" calcext:value-type="float">
            <text:p>7766</text:p>
          </table:table-cell>
          <table:table-cell table:style-name="ce29" office:value-type="float" office:value="8449" calcext:value-type="float">
            <text:p>8449</text:p>
          </table:table-cell>
          <table:table-cell table:style-name="ce46" office:value-type="float" office:value="8879" calcext:value-type="float">
            <text:p>8879</text:p>
          </table:table-cell>
          <table:table-cell table:number-columns-repeated="1004"/>
        </table:table-row>
        <table:table-row table:style-name="ro2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3:.C6])" office:value-type="float" office:value="19.5585" calcext:value-type="float">
            <text:p>19,5585</text:p>
          </table:table-cell>
          <table:table-cell table:style-name="ce23" table:formula="of:=AVERAGE([.D3:.D6])" office:value-type="float" office:value="451" calcext:value-type="float">
            <text:p>451</text:p>
          </table:table-cell>
          <table:table-cell table:style-name="ce23" table:formula="of:=AVERAGE([.E3:.E6])" office:value-type="float" office:value="2510750" calcext:value-type="float">
            <text:p>2510750</text:p>
          </table:table-cell>
          <table:table-cell table:style-name="ce23" table:formula="of:=AVERAGE([.F3:.F6])" office:value-type="float" office:value="2267125" calcext:value-type="float">
            <text:p>2267125</text:p>
          </table:table-cell>
          <table:table-cell table:style-name="ce23" table:formula="of:=AVERAGE([.G3:.G6])" office:value-type="float" office:value="87" calcext:value-type="float">
            <text:p>87</text:p>
          </table:table-cell>
          <table:table-cell table:style-name="ce23" table:formula="of:=AVERAGE([.H3:.H6])" office:value-type="float" office:value="4399.25" calcext:value-type="float">
            <text:p>4399,25</text:p>
          </table:table-cell>
          <table:table-cell table:style-name="ce23" table:formula="of:=AVERAGE([.I3:.I6])" office:value-type="float" office:value="19.5" calcext:value-type="float">
            <text:p>19,5</text:p>
          </table:table-cell>
          <table:table-cell table:style-name="ce23" table:formula="of:=AVERAGE([.J3:.J6])" office:value-type="float" office:value="132.93" calcext:value-type="float">
            <text:p>132,93</text:p>
          </table:table-cell>
          <table:table-cell table:style-name="ce23" table:formula="of:=AVERAGE([.K3:.K6])" office:value-type="string" office:string-value="" calcext:value-type="error">
            <text:p>#DIV/0!</text:p>
          </table:table-cell>
          <table:table-cell table:style-name="ce23" table:formula="of:=AVERAGE([.L3:.L6])" office:value-type="float" office:value="1602.25" calcext:value-type="float">
            <text:p>1602,25</text:p>
          </table:table-cell>
          <table:table-cell table:style-name="ce23" table:formula="of:=AVERAGE([.M3:.M6])" office:value-type="float" office:value="1810.25" calcext:value-type="float">
            <text:p>1810,25</text:p>
          </table:table-cell>
          <table:table-cell table:style-name="ce23" table:formula="of:=AVERAGE([.N3:.N6])" office:value-type="float" office:value="2357.75" calcext:value-type="float">
            <text:p>2357,75</text:p>
          </table:table-cell>
          <table:table-cell table:style-name="ce23" table:formula="of:=AVERAGE([.O3:.O6])" office:value-type="float" office:value="3101.5" calcext:value-type="float">
            <text:p>3101,5</text:p>
          </table:table-cell>
          <table:table-cell table:style-name="ce23" table:formula="of:=AVERAGE([.P3:.P6])" office:value-type="float" office:value="4704.25" calcext:value-type="float">
            <text:p>4704,25</text:p>
          </table:table-cell>
          <table:table-cell table:style-name="ce23" table:formula="of:=AVERAGE([.Q3:.Q6])" office:value-type="float" office:value="6185.5" calcext:value-type="float">
            <text:p>6185,5</text:p>
          </table:table-cell>
          <table:table-cell table:style-name="ce23" table:formula="of:=AVERAGE([.R3:.R6])" office:value-type="float" office:value="6911.75" calcext:value-type="float">
            <text:p>6911,75</text:p>
          </table:table-cell>
          <table:table-cell table:style-name="ce23" table:formula="of:=AVERAGE([.S3:.S6])" office:value-type="float" office:value="7450.75" calcext:value-type="float">
            <text:p>7450,75</text:p>
          </table:table-cell>
          <table:table-cell table:style-name="ce23" table:formula="of:=AVERAGE([.T3:.T6])" office:value-type="float" office:value="8194" calcext:value-type="float">
            <text:p>8194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2000" calcext:value-type="float" table:number-columns-spanned="1" table:number-rows-spanned="5">
            <text:p>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10.389" calcext:value-type="float">
            <text:p>110,3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4000" calcext:value-type="float">
            <text:p>12314000</text:p>
          </table:table-cell>
          <table:table-cell table:style-name="ce36" office:value-type="float" office:value="11518000" calcext:value-type="float">
            <text:p>1151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8.94" calcext:value-type="float">
            <text:p>108,9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9" calcext:value-type="float">
            <text:p>109</text:p>
          </table:table-cell>
          <table:table-cell table:style-name="ce47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6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6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6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]*0.8" office:value-type="float" office:value="1600" calcext:value-type="float">
            <text:p>1600</text:p>
          </table:table-cell>
          <table:table-cell table:style-name="ce29" office:value-type="float" office:value="11.007" calcext:value-type="float">
            <text:p>11,007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1830302" calcext:value-type="float">
            <text:p>1830302</text:p>
          </table:table-cell>
          <table:table-cell table:style-name="ce29" office:value-type="float" office:value="1478161" calcext:value-type="float">
            <text:p>14781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8806" calcext:value-type="float">
            <text:p>880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2.39" calcext:value-type="float">
            <text:p>162,39</text:p>
          </table:table-cell>
          <table:table-cell table:style-name="ce29"/>
          <table:table-cell table:style-name="ce29" office:value-type="float" office:value="1919" calcext:value-type="float">
            <text:p>1919</text:p>
          </table:table-cell>
          <table:table-cell table:style-name="ce29" office:value-type="float" office:value="2269" calcext:value-type="float">
            <text:p>2269</text:p>
          </table:table-cell>
          <table:table-cell table:style-name="ce29" office:value-type="float" office:value="2410" calcext:value-type="float">
            <text:p>2410</text:p>
          </table:table-cell>
          <table:table-cell table:style-name="ce29" office:value-type="float" office:value="3307" calcext:value-type="float">
            <text:p>3307</text:p>
          </table:table-cell>
          <table:table-cell table:style-name="ce29" office:value-type="float" office:value="4368" calcext:value-type="float">
            <text:p>4368</text:p>
          </table:table-cell>
          <table:table-cell table:style-name="ce29" office:value-type="float" office:value="6245" calcext:value-type="float">
            <text:p>6245</text:p>
          </table:table-cell>
          <table:table-cell table:style-name="ce29" office:value-type="float" office:value="9178" calcext:value-type="float">
            <text:p>9178</text:p>
          </table:table-cell>
          <table:table-cell table:style-name="ce29" office:value-type="float" office:value="10138" calcext:value-type="float">
            <text:p>10138</text:p>
          </table:table-cell>
          <table:table-cell table:style-name="ce46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3">
          <table:table-cell table:style-name="ce20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9:.C12])" office:value-type="float" office:value="11.717" calcext:value-type="float">
            <text:p>11,717</text:p>
          </table:table-cell>
          <table:table-cell table:style-name="ce23" table:formula="of:=AVERAGE([.D9:.D12])" office:value-type="float" office:value="1002.1275" calcext:value-type="float">
            <text:p>1002,1275</text:p>
          </table:table-cell>
          <table:table-cell table:style-name="ce23" table:formula="of:=AVERAGE([.E9:.E12])" office:value-type="float" office:value="1781665.5" calcext:value-type="float">
            <text:p>1781665,5</text:p>
          </table:table-cell>
          <table:table-cell table:style-name="ce23" table:formula="of:=AVERAGE([.F9:.F12])" office:value-type="float" office:value="1449161.25" calcext:value-type="float">
            <text:p>1449161,25</text:p>
          </table:table-cell>
          <table:table-cell table:style-name="ce23" table:formula="of:=AVERAGE([.G9:.G12])" office:value-type="float" office:value="172.25" calcext:value-type="float">
            <text:p>172,25</text:p>
          </table:table-cell>
          <table:table-cell table:style-name="ce23" table:formula="of:=AVERAGE([.H9:.H12])" office:value-type="float" office:value="4233" calcext:value-type="float">
            <text:p>4233</text:p>
          </table:table-cell>
          <table:table-cell table:style-name="ce23" table:formula="of:=AVERAGE([.I9:.I12])" office:value-type="float" office:value="5.5" calcext:value-type="float">
            <text:p>5,5</text:p>
          </table:table-cell>
          <table:table-cell table:style-name="ce23" table:formula="of:=AVERAGE([.J9:.J12])" office:value-type="float" office:value="150.065" calcext:value-type="float">
            <text:p>150,065</text:p>
          </table:table-cell>
          <table:table-cell table:style-name="ce23" table:formula="of:=AVERAGE([.K9:.K12])" office:value-type="string" office:string-value="" calcext:value-type="error">
            <text:p>#DIV/0!</text:p>
          </table:table-cell>
          <table:table-cell table:style-name="ce23" table:formula="of:=AVERAGE([.L9:.L12])" office:value-type="float" office:value="622.5" calcext:value-type="float">
            <text:p>622,5</text:p>
          </table:table-cell>
          <table:table-cell table:style-name="ce23" table:formula="of:=AVERAGE([.M9:.M12])" office:value-type="float" office:value="938.5" calcext:value-type="float">
            <text:p>938,5</text:p>
          </table:table-cell>
          <table:table-cell table:style-name="ce23" table:formula="of:=AVERAGE([.N9:.N12])" office:value-type="float" office:value="1657.75" calcext:value-type="float">
            <text:p>1657,75</text:p>
          </table:table-cell>
          <table:table-cell table:style-name="ce23" table:formula="of:=AVERAGE([.O9:.O12])" office:value-type="float" office:value="1953.25" calcext:value-type="float">
            <text:p>1953,25</text:p>
          </table:table-cell>
          <table:table-cell table:style-name="ce23" table:formula="of:=AVERAGE([.P9:.P12])" office:value-type="float" office:value="3847.5" calcext:value-type="float">
            <text:p>3847,5</text:p>
          </table:table-cell>
          <table:table-cell table:style-name="ce23" table:formula="of:=AVERAGE([.Q9:.Q12])" office:value-type="float" office:value="6339.25" calcext:value-type="float">
            <text:p>6339,25</text:p>
          </table:table-cell>
          <table:table-cell table:style-name="ce23" table:formula="of:=AVERAGE([.R9:.R12])" office:value-type="float" office:value="8923.75" calcext:value-type="float">
            <text:p>8923,75</text:p>
          </table:table-cell>
          <table:table-cell table:style-name="ce23" table:formula="of:=AVERAGE([.S9:.S12])" office:value-type="float" office:value="9658.5" calcext:value-type="float">
            <text:p>9658,5</text:p>
          </table:table-cell>
          <table:table-cell table:style-name="ce23" table:formula="of:=AVERAGE([.T9:.T12])" office:value-type="float" office:value="11315.25" calcext:value-type="float">
            <text:p>11315,25</text:p>
          </table:table-cell>
          <table:table-cell table:style-name="ce54" table:number-columns-repeated="1004"/>
        </table:table-row>
        <table:table-row table:style-name="ro2">
          <table:table-cell table:style-name="ce22" office:value-type="float" office:value="3000" calcext:value-type="float" table:number-columns-spanned="1" table:number-rows-spanned="6">
            <text:p>3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58.035" calcext:value-type="float">
            <text:p>158,0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71000" calcext:value-type="float">
            <text:p>18471000</text:p>
          </table:table-cell>
          <table:table-cell table:style-name="ce36" office:value-type="float" office:value="17277000" calcext:value-type="float">
            <text:p>17277000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2" table:style-name="ce36" office:value-type="float" office:value="53" calcext:value-type="float">
            <text:p>53</text:p>
          </table:table-cell>
          <table:table-cell table:style-name="ce36" office:value-type="float" office:value="114.14" calcext:value-type="float">
            <text:p>114,14</text:p>
          </table:table-cell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6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6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6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14]*0.8" office:value-type="float" office:value="2400" calcext:value-type="float">
            <text:p>2400</text:p>
          </table:table-cell>
          <table:table-cell table:style-name="ce29" office:value-type="float" office:value="12.605" calcext:value-type="float">
            <text:p>12,605</text:p>
          </table:table-cell>
          <table:table-cell table:style-name="ce29" office:value-type="float" office:value="2653" calcext:value-type="float">
            <text:p>2653</text:p>
          </table:table-cell>
          <table:table-cell table:style-name="ce29" office:value-type="float" office:value="2002518" calcext:value-type="float">
            <text:p>2002518</text:p>
          </table:table-cell>
          <table:table-cell table:style-name="ce29" office:value-type="float" office:value="1616994" calcext:value-type="float">
            <text:p>1616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0083" calcext:value-type="float">
            <text:p>1008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55.15" calcext:value-type="float">
            <text:p>155,15</text:p>
          </table:table-cell>
          <table:table-cell table:style-name="ce29"/>
          <table:table-cell table:style-name="ce29" office:value-type="float" office:value="341" calcext:value-type="float">
            <text:p>341</text:p>
          </table:table-cell>
          <table:table-cell table:style-name="ce29" office:value-type="float" office:value="3816" calcext:value-type="float">
            <text:p>3816</text:p>
          </table:table-cell>
          <table:table-cell table:style-name="ce29" office:value-type="float" office:value="4297" calcext:value-type="float">
            <text:p>4297</text:p>
          </table:table-cell>
          <table:table-cell table:style-name="ce29" office:value-type="float" office:value="4525" calcext:value-type="float">
            <text:p>4525</text:p>
          </table:table-cell>
          <table:table-cell table:style-name="ce29" office:value-type="float" office:value="5103" calcext:value-type="float">
            <text:p>5103</text:p>
          </table:table-cell>
          <table:table-cell table:style-name="ce29" office:value-type="float" office:value="5693" calcext:value-type="float">
            <text:p>5693</text:p>
          </table:table-cell>
          <table:table-cell table:style-name="ce29" office:value-type="float" office:value="7972" calcext:value-type="float">
            <text:p>7972</text:p>
          </table:table-cell>
          <table:table-cell table:style-name="ce29" office:value-type="float" office:value="11215" calcext:value-type="float">
            <text:p>11215</text:p>
          </table:table-cell>
          <table:table-cell table:style-name="ce46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2">
          <table:covered-table-cell table:style-name="ce20"/>
          <table:table-cell table:style-name="ce23" office:value-type="string" calcext:value-type="string">
            <text:p>Médias</text:p>
          </table:table-cell>
          <table:table-cell table:style-name="ce23" table:formula="of:=AVERAGE([.C15:.C18])" office:value-type="float" office:value="14.06975" calcext:value-type="float">
            <text:p>14,06975</text:p>
          </table:table-cell>
          <table:table-cell table:style-name="ce23" table:formula="of:=AVERAGE([.D15:.D18])" office:value-type="float" office:value="2537.75" calcext:value-type="float">
            <text:p>2537,75</text:p>
          </table:table-cell>
          <table:table-cell table:style-name="ce23" table:formula="of:=AVERAGE([.E15:.E18])" office:value-type="float" office:value="2105969.5" calcext:value-type="float">
            <text:p>2105969,5</text:p>
          </table:table-cell>
          <table:table-cell table:style-name="ce23" table:formula="of:=AVERAGE([.F15:.F18])" office:value-type="float" office:value="1663401.5" calcext:value-type="float">
            <text:p>1663401,5</text:p>
          </table:table-cell>
          <table:table-cell table:style-name="ce23" table:formula="of:=AVERAGE([.G15:.G18])" office:value-type="float" office:value="215" calcext:value-type="float">
            <text:p>215</text:p>
          </table:table-cell>
          <table:table-cell table:style-name="ce23" table:formula="of:=AVERAGE([.H15:.H18])" office:value-type="float" office:value="5167.75" calcext:value-type="float">
            <text:p>5167,75</text:p>
          </table:table-cell>
          <table:table-cell table:style-name="ce23" table:formula="of:=AVERAGE([.I15:.I18])" office:value-type="float" office:value="4.25" calcext:value-type="float">
            <text:p>4,25</text:p>
          </table:table-cell>
          <table:table-cell table:style-name="ce23" table:formula="of:=AVERAGE([.J15:.J18])" office:value-type="float" office:value="146.9725" calcext:value-type="float">
            <text:p>146,9725</text:p>
          </table:table-cell>
          <table:table-cell table:style-name="ce23" table:formula="of:=AVERAGE([.K15:.K18])" office:value-type="string" office:string-value="" calcext:value-type="error">
            <text:p>#DIV/0!</text:p>
          </table:table-cell>
          <table:table-cell table:style-name="ce23" table:formula="of:=AVERAGE([.L15:.L18])" office:value-type="float" office:value="293.5" calcext:value-type="float">
            <text:p>293,5</text:p>
          </table:table-cell>
          <table:table-cell table:style-name="ce23" table:formula="of:=AVERAGE([.M15:.M18])" office:value-type="float" office:value="1907.25" calcext:value-type="float">
            <text:p>1907,25</text:p>
          </table:table-cell>
          <table:table-cell table:style-name="ce23" table:formula="of:=AVERAGE([.N15:.N18])" office:value-type="float" office:value="2266.5" calcext:value-type="float">
            <text:p>2266,5</text:p>
          </table:table-cell>
          <table:table-cell table:style-name="ce23" table:formula="of:=AVERAGE([.O15:.O18])" office:value-type="float" office:value="2485" calcext:value-type="float">
            <text:p>2485</text:p>
          </table:table-cell>
          <table:table-cell table:style-name="ce23" table:formula="of:=AVERAGE([.P15:.P18])" office:value-type="float" office:value="3564.25" calcext:value-type="float">
            <text:p>3564,25</text:p>
          </table:table-cell>
          <table:table-cell table:style-name="ce23" table:formula="of:=AVERAGE([.Q15:.Q18])" office:value-type="float" office:value="6219" calcext:value-type="float">
            <text:p>6219</text:p>
          </table:table-cell>
          <table:table-cell table:style-name="ce23" table:formula="of:=AVERAGE([.R15:.R18])" office:value-type="float" office:value="9019.75" calcext:value-type="float">
            <text:p>9019,75</text:p>
          </table:table-cell>
          <table:table-cell table:style-name="ce23" table:formula="of:=AVERAGE([.S15:.S18])" office:value-type="float" office:value="11991.25" calcext:value-type="float">
            <text:p>11991,25</text:p>
          </table:table-cell>
          <table:table-cell table:style-name="ce23" table:formula="of:=AVERAGE([.T15:.T18])" office:value-type="float" office:value="14056.75" calcext:value-type="float">
            <text:p>14056,75</text:p>
          </table:table-cell>
          <table:table-cell table:style-name="ce54" table:number-columns-repeated="1004"/>
        </table:table-row>
        <table:table-row table:style-name="ro3">
          <table:table-cell table:style-name="ce21" office:value-type="float" office:value="4000" calcext:value-type="float" table:number-columns-spanned="1" table:number-rows-spanned="5">
            <text:p>4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29.089" calcext:value-type="float">
            <text:p>229,0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28000" calcext:value-type="float">
            <text:p>24628000</text:p>
          </table:table-cell>
          <table:table-cell table:style-name="ce36" office:value-type="float" office:value="23036000" calcext:value-type="float">
            <text:p>23036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4.98" calcext:value-type="float">
            <text:p>104,98</text:p>
          </table:table-cell>
          <table:table-cell table:style-name="ce36"/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6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6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6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3">
          <table:covered-table-cell table:style-name="ce19"/>
          <table:table-cell table:style-name="ce29" table:formula="of:=[.A20]*0.8" office:value-type="float" office:value="3200" calcext:value-type="float">
            <text:p>3200</text:p>
          </table:table-cell>
          <table:table-cell table:style-name="ce29" office:value-type="float" office:value="18.001" calcext:value-type="float">
            <text:p>18,001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3368378" calcext:value-type="float">
            <text:p>3368378</text:p>
          </table:table-cell>
          <table:table-cell table:style-name="ce29" office:value-type="float" office:value="2691574" calcext:value-type="float">
            <text:p>2691574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401" calcext:value-type="float">
            <text:p>1440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82.73" calcext:value-type="float">
            <text:p>182,73</text:p>
          </table:table-cell>
          <table:table-cell table:style-name="ce29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3685" calcext:value-type="float">
            <text:p>3685</text:p>
          </table:table-cell>
          <table:table-cell table:style-name="ce29" office:value-type="float" office:value="4132" calcext:value-type="float">
            <text:p>4132</text:p>
          </table:table-cell>
          <table:table-cell table:style-name="ce29" office:value-type="float" office:value="4378" calcext:value-type="float">
            <text:p>4378</text:p>
          </table:table-cell>
          <table:table-cell table:style-name="ce29" office:value-type="float" office:value="6945" calcext:value-type="float">
            <text:p>6945</text:p>
          </table:table-cell>
          <table:table-cell table:style-name="ce29" office:value-type="float" office:value="8559" calcext:value-type="float">
            <text:p>8559</text:p>
          </table:table-cell>
          <table:table-cell table:style-name="ce29" office:value-type="float" office:value="14527" calcext:value-type="float">
            <text:p>14527</text:p>
          </table:table-cell>
          <table:table-cell table:style-name="ce29" office:value-type="float" office:value="16376" calcext:value-type="float">
            <text:p>16376</text:p>
          </table:table-cell>
          <table:table-cell table:style-name="ce46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21:.C24])" office:value-type="float" office:value="17.379" calcext:value-type="float">
            <text:p>17,379</text:p>
          </table:table-cell>
          <table:table-cell table:style-name="ce23" table:formula="of:=AVERAGE([.D21:.D24])" office:value-type="float" office:value="1693.5" calcext:value-type="float">
            <text:p>1693,5</text:p>
          </table:table-cell>
          <table:table-cell table:style-name="ce23" table:formula="of:=AVERAGE([.E21:.E24])" office:value-type="float" office:value="2860294" calcext:value-type="float">
            <text:p>2860294</text:p>
          </table:table-cell>
          <table:table-cell table:style-name="ce23" table:formula="of:=AVERAGE([.F21:.F24])" office:value-type="float" office:value="2220107" calcext:value-type="float">
            <text:p>2220107</text:p>
          </table:table-cell>
          <table:table-cell table:style-name="ce23" table:formula="of:=AVERAGE([.G21:.G24])" office:value-type="float" office:value="232.75" calcext:value-type="float">
            <text:p>232,75</text:p>
          </table:table-cell>
          <table:table-cell table:style-name="ce23" table:formula="of:=AVERAGE([.H21:.H24])" office:value-type="float" office:value="6417.5" calcext:value-type="float">
            <text:p>6417,5</text:p>
          </table:table-cell>
          <table:table-cell table:style-name="ce23" table:formula="of:=AVERAGE([.I21:.I24])" office:value-type="float" office:value="3.75" calcext:value-type="float">
            <text:p>3,75</text:p>
          </table:table-cell>
          <table:table-cell table:style-name="ce23" table:formula="of:=AVERAGE([.J21:.J24])" office:value-type="float" office:value="161.3475" calcext:value-type="float">
            <text:p>161,3475</text:p>
          </table:table-cell>
          <table:table-cell table:style-name="ce23" table:formula="of:=AVERAGE([.K21:.K24])" office:value-type="string" office:string-value="" calcext:value-type="error">
            <text:p>#DIV/0!</text:p>
          </table:table-cell>
          <table:table-cell table:style-name="ce23" table:formula="of:=AVERAGE([.L21:.L24])" office:value-type="float" office:value="249.5" calcext:value-type="float">
            <text:p>249,5</text:p>
          </table:table-cell>
          <table:table-cell table:style-name="ce23" table:formula="of:=AVERAGE([.M21:.M24])" office:value-type="float" office:value="1176.25" calcext:value-type="float">
            <text:p>1176,25</text:p>
          </table:table-cell>
          <table:table-cell table:style-name="ce23" table:formula="of:=AVERAGE([.N21:.N24])" office:value-type="float" office:value="1782" calcext:value-type="float">
            <text:p>1782</text:p>
          </table:table-cell>
          <table:table-cell table:style-name="ce23" table:formula="of:=AVERAGE([.O21:.O24])" office:value-type="float" office:value="3113.5" calcext:value-type="float">
            <text:p>3113,5</text:p>
          </table:table-cell>
          <table:table-cell table:style-name="ce23" table:formula="of:=AVERAGE([.P21:.P24])" office:value-type="float" office:value="5405" calcext:value-type="float">
            <text:p>5405</text:p>
          </table:table-cell>
          <table:table-cell table:style-name="ce23" table:formula="of:=AVERAGE([.Q21:.Q24])" office:value-type="float" office:value="7400" calcext:value-type="float">
            <text:p>7400</text:p>
          </table:table-cell>
          <table:table-cell table:style-name="ce23" table:formula="of:=AVERAGE([.R21:.R24])" office:value-type="float" office:value="10868" calcext:value-type="float">
            <text:p>10868</text:p>
          </table:table-cell>
          <table:table-cell table:style-name="ce23" table:formula="of:=AVERAGE([.S21:.S24])" office:value-type="float" office:value="14401.25" calcext:value-type="float">
            <text:p>14401,25</text:p>
          </table:table-cell>
          <table:table-cell table:style-name="ce23" table:formula="of:=AVERAGE([.T21:.T24])" office:value-type="float" office:value="17369.5" calcext:value-type="float">
            <text:p>17369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5000" calcext:value-type="float" table:number-columns-spanned="1" table:number-rows-spanned="5">
            <text:p>5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97.73" calcext:value-type="float">
            <text:p>297,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85000" calcext:value-type="float">
            <text:p>30785000</text:p>
          </table:table-cell>
          <table:table-cell table:style-name="ce36" office:value-type="float" office:value="28795000" calcext:value-type="float">
            <text:p>28795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60" calcext:value-type="float">
            <text:p>60</text:p>
          </table:table-cell>
          <table:table-cell table:style-name="ce36" office:value-type="float" office:value="100.98" calcext:value-type="float">
            <text:p>100,98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47" office:value-type="float" office:value="1641" calcext:value-type="float">
            <text:p>16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6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6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6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26]*0.8" office:value-type="float" office:value="4000" calcext:value-type="float">
            <text:p>4000</text:p>
          </table:table-cell>
          <table:table-cell table:style-name="ce29" office:value-type="float" office:value="29.236" calcext:value-type="float">
            <text:p>29,236</text:p>
          </table:table-cell>
          <table:table-cell table:style-name="ce29" office:value-type="float" office:value="4849" calcext:value-type="float">
            <text:p>4849</text:p>
          </table:table-cell>
          <table:table-cell table:style-name="ce29" office:value-type="float" office:value="3698504" calcext:value-type="float">
            <text:p>3698504</text:p>
          </table:table-cell>
          <table:table-cell table:style-name="ce29" office:value-type="float" office:value="2869849" calcext:value-type="float">
            <text:p>2869849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23388" calcext:value-type="float">
            <text:p>2338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23.54" calcext:value-type="float">
            <text:p>123,54</text:p>
          </table:table-cell>
          <table:table-cell table:style-name="ce29"/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1284" calcext:value-type="float">
            <text:p>1284</text:p>
          </table:table-cell>
          <table:table-cell table:style-name="ce29" office:value-type="float" office:value="7775" calcext:value-type="float">
            <text:p>7775</text:p>
          </table:table-cell>
          <table:table-cell table:style-name="ce29" office:value-type="float" office:value="8300" calcext:value-type="float">
            <text:p>8300</text:p>
          </table:table-cell>
          <table:table-cell table:style-name="ce29" office:value-type="float" office:value="9468" calcext:value-type="float">
            <text:p>9468</text:p>
          </table:table-cell>
          <table:table-cell table:style-name="ce29" office:value-type="float" office:value="16198" calcext:value-type="float">
            <text:p>16198</text:p>
          </table:table-cell>
          <table:table-cell table:style-name="ce29" office:value-type="float" office:value="22001" calcext:value-type="float">
            <text:p>22001</text:p>
          </table:table-cell>
          <table:table-cell table:style-name="ce29" office:value-type="float" office:value="29159" calcext:value-type="float">
            <text:p>29159</text:p>
          </table:table-cell>
          <table:table-cell table:style-name="ce46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27:.C30])" office:value-type="float" office:value="22.9405" calcext:value-type="float">
            <text:p>22,9405</text:p>
          </table:table-cell>
          <table:table-cell table:style-name="ce23" table:formula="of:=AVERAGE([.D27:.D30])" office:value-type="float" office:value="4055.75" calcext:value-type="float">
            <text:p>4055,75</text:p>
          </table:table-cell>
          <table:table-cell table:style-name="ce23" table:formula="of:=AVERAGE([.E27:.E30])" office:value-type="float" office:value="3373625.75" calcext:value-type="float">
            <text:p>3373625,75</text:p>
          </table:table-cell>
          <table:table-cell table:style-name="ce23" table:formula="of:=AVERAGE([.F27:.F30])" office:value-type="float" office:value="2574071.5" calcext:value-type="float">
            <text:p>2574071,5</text:p>
          </table:table-cell>
          <table:table-cell table:style-name="ce23" table:formula="of:=AVERAGE([.G27:.G30])" office:value-type="float" office:value="226.5" calcext:value-type="float">
            <text:p>226,5</text:p>
          </table:table-cell>
          <table:table-cell table:style-name="ce23" table:formula="of:=AVERAGE([.H27:.H30])" office:value-type="float" office:value="9464.5" calcext:value-type="float">
            <text:p>9464,5</text:p>
          </table:table-cell>
          <table:table-cell table:style-name="ce23" table:formula="of:=AVERAGE([.I27:.I30])" office:value-type="float" office:value="4" calcext:value-type="float">
            <text:p>4</text:p>
          </table:table-cell>
          <table:table-cell table:style-name="ce23" table:formula="of:=AVERAGE([.J27:.J30])" office:value-type="float" office:value="146.76" calcext:value-type="float">
            <text:p>146,76</text:p>
          </table:table-cell>
          <table:table-cell table:style-name="ce23" table:formula="of:=AVERAGE([.K27:.K30])" office:value-type="string" office:string-value="" calcext:value-type="error">
            <text:p>#DIV/0!</text:p>
          </table:table-cell>
          <table:table-cell table:style-name="ce23" table:formula="of:=AVERAGE([.L27:.L30])" office:value-type="float" office:value="276.75" calcext:value-type="float">
            <text:p>276,75</text:p>
          </table:table-cell>
          <table:table-cell table:style-name="ce23" table:formula="of:=AVERAGE([.M27:.M30])" office:value-type="float" office:value="741.5" calcext:value-type="float">
            <text:p>741,5</text:p>
          </table:table-cell>
          <table:table-cell table:style-name="ce23" table:formula="of:=AVERAGE([.N27:.N30])" office:value-type="float" office:value="4032" calcext:value-type="float">
            <text:p>4032</text:p>
          </table:table-cell>
          <table:table-cell table:style-name="ce23" table:formula="of:=AVERAGE([.O27:.O30])" office:value-type="float" office:value="4489" calcext:value-type="float">
            <text:p>4489</text:p>
          </table:table-cell>
          <table:table-cell table:style-name="ce23" table:formula="of:=AVERAGE([.P27:.P30])" office:value-type="float" office:value="6077.25" calcext:value-type="float">
            <text:p>6077,25</text:p>
          </table:table-cell>
          <table:table-cell table:style-name="ce23" table:formula="of:=AVERAGE([.Q27:.Q30])" office:value-type="float" office:value="10691.75" calcext:value-type="float">
            <text:p>10691,75</text:p>
          </table:table-cell>
          <table:table-cell table:style-name="ce23" table:formula="of:=AVERAGE([.R27:.R30])" office:value-type="float" office:value="15441.75" calcext:value-type="float">
            <text:p>15441,75</text:p>
          </table:table-cell>
          <table:table-cell table:style-name="ce23" table:formula="of:=AVERAGE([.S27:.S30])" office:value-type="float" office:value="20683.5" calcext:value-type="float">
            <text:p>20683,5</text:p>
          </table:table-cell>
          <table:table-cell table:style-name="ce23" table:formula="of:=AVERAGE([.T27:.T30])" office:value-type="float" office:value="22910.75" calcext:value-type="float">
            <text:p>22910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6000" calcext:value-type="float" table:number-columns-spanned="1" table:number-rows-spanned="5">
            <text:p>6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26.651" calcext:value-type="float">
            <text:p>326,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942000" calcext:value-type="float">
            <text:p>36942000</text:p>
          </table:table-cell>
          <table:table-cell table:style-name="ce36" office:value-type="float" office:value="34554000" calcext:value-type="float">
            <text:p>34554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4" calcext:value-type="float">
            <text:p>54</text:p>
          </table:table-cell>
          <table:table-cell table:style-name="ce36" office:value-type="float" office:value="110.44" calcext:value-type="float">
            <text:p>110,44</text:p>
          </table:table-cell>
          <table:table-cell table:style-name="ce36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6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6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6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2]*0.8" office:value-type="float" office:value="4800" calcext:value-type="float">
            <text:p>4800</text:p>
          </table:table-cell>
          <table:table-cell table:style-name="ce29" office:value-type="float" office:value="16.913" calcext:value-type="float">
            <text:p>16,913</text:p>
          </table:table-cell>
          <table:table-cell table:style-name="ce29" office:value-type="float" office:value="8214" calcext:value-type="float">
            <text:p>8214</text:p>
          </table:table-cell>
          <table:table-cell table:style-name="ce29" office:value-type="float" office:value="2902939" calcext:value-type="float">
            <text:p>2902939</text:p>
          </table:table-cell>
          <table:table-cell table:style-name="ce29" office:value-type="float" office:value="2123759" calcext:value-type="float">
            <text:p>2123759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13530" calcext:value-type="float">
            <text:p>1353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7.61" calcext:value-type="float">
            <text:p>167,61</text:p>
          </table:table-cell>
          <table:table-cell table:style-name="ce29"/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6683" calcext:value-type="float">
            <text:p>6683</text:p>
          </table:table-cell>
          <table:table-cell table:style-name="ce29" office:value-type="float" office:value="7483" calcext:value-type="float">
            <text:p>7483</text:p>
          </table:table-cell>
          <table:table-cell table:style-name="ce29" office:value-type="float" office:value="8336" calcext:value-type="float">
            <text:p>8336</text:p>
          </table:table-cell>
          <table:table-cell table:style-name="ce29" office:value-type="float" office:value="9478" calcext:value-type="float">
            <text:p>9478</text:p>
          </table:table-cell>
          <table:table-cell table:style-name="ce29" office:value-type="float" office:value="10079" calcext:value-type="float">
            <text:p>10079</text:p>
          </table:table-cell>
          <table:table-cell table:style-name="ce29" office:value-type="float" office:value="10221" calcext:value-type="float">
            <text:p>10221</text:p>
          </table:table-cell>
          <table:table-cell table:style-name="ce46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3:.C36])" office:value-type="float" office:value="20.21225" calcext:value-type="float">
            <text:p>20,21225</text:p>
          </table:table-cell>
          <table:table-cell table:style-name="ce23" table:formula="of:=AVERAGE([.D33:.D36])" office:value-type="float" office:value="4237.75" calcext:value-type="float">
            <text:p>4237,75</text:p>
          </table:table-cell>
          <table:table-cell table:style-name="ce23" table:formula="of:=AVERAGE([.E33:.E36])" office:value-type="float" office:value="3423615.25" calcext:value-type="float">
            <text:p>3423615,25</text:p>
          </table:table-cell>
          <table:table-cell table:style-name="ce23" table:formula="of:=AVERAGE([.F33:.F36])" office:value-type="float" office:value="2531241.5" calcext:value-type="float">
            <text:p>2531241,5</text:p>
          </table:table-cell>
          <table:table-cell table:style-name="ce23" table:formula="of:=AVERAGE([.G33:.G36])" office:value-type="float" office:value="301.5" calcext:value-type="float">
            <text:p>301,5</text:p>
          </table:table-cell>
          <table:table-cell table:style-name="ce23" table:formula="of:=AVERAGE([.H33:.H36])" office:value-type="float" office:value="7244.5" calcext:value-type="float">
            <text:p>7244,5</text:p>
          </table:table-cell>
          <table:table-cell table:style-name="ce23" table:formula="of:=AVERAGE([.I33:.I36])" office:value-type="float" office:value="2.75" calcext:value-type="float">
            <text:p>2,75</text:p>
          </table:table-cell>
          <table:table-cell table:style-name="ce23" table:formula="of:=AVERAGE([.J33:.J36])" office:value-type="float" office:value="166.51" calcext:value-type="float">
            <text:p>166,51</text:p>
          </table:table-cell>
          <table:table-cell table:style-name="ce23" table:formula="of:=AVERAGE([.K33:.K36])" office:value-type="string" office:string-value="" calcext:value-type="error">
            <text:p>#DIV/0!</text:p>
          </table:table-cell>
          <table:table-cell table:style-name="ce23" table:formula="of:=AVERAGE([.L33:.L36])" office:value-type="float" office:value="240" calcext:value-type="float">
            <text:p>240</text:p>
          </table:table-cell>
          <table:table-cell table:style-name="ce23" table:formula="of:=AVERAGE([.M33:.M36])" office:value-type="float" office:value="327.5" calcext:value-type="float">
            <text:p>327,5</text:p>
          </table:table-cell>
          <table:table-cell table:style-name="ce23" table:formula="of:=AVERAGE([.N33:.N36])" office:value-type="float" office:value="1991.5" calcext:value-type="float">
            <text:p>1991,5</text:p>
          </table:table-cell>
          <table:table-cell table:style-name="ce23" table:formula="of:=AVERAGE([.O33:.O36])" office:value-type="float" office:value="2935.25" calcext:value-type="float">
            <text:p>2935,25</text:p>
          </table:table-cell>
          <table:table-cell table:style-name="ce23" table:formula="of:=AVERAGE([.P33:.P36])" office:value-type="float" office:value="6145.25" calcext:value-type="float">
            <text:p>6145,25</text:p>
          </table:table-cell>
          <table:table-cell table:style-name="ce23" table:formula="of:=AVERAGE([.Q33:.Q36])" office:value-type="float" office:value="9788" calcext:value-type="float">
            <text:p>9788</text:p>
          </table:table-cell>
          <table:table-cell table:style-name="ce23" table:formula="of:=AVERAGE([.R33:.R36])" office:value-type="float" office:value="12606" calcext:value-type="float">
            <text:p>12606</text:p>
          </table:table-cell>
          <table:table-cell table:style-name="ce23" table:formula="of:=AVERAGE([.S33:.S36])" office:value-type="float" office:value="14483.5" calcext:value-type="float">
            <text:p>14483,5</text:p>
          </table:table-cell>
          <table:table-cell table:style-name="ce23" table:formula="of:=AVERAGE([.T33:.T36])" office:value-type="float" office:value="20198.25" calcext:value-type="float">
            <text:p>201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7000" calcext:value-type="float" table:number-columns-spanned="1" table:number-rows-spanned="5">
            <text:p>7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98.021" calcext:value-type="float">
            <text:p>398,0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099000" calcext:value-type="float">
            <text:p>43099000</text:p>
          </table:table-cell>
          <table:table-cell table:style-name="ce36" office:value-type="float" office:value="40313000" calcext:value-type="float">
            <text:p>40313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7" calcext:value-type="float">
            <text:p>57</text:p>
          </table:table-cell>
          <table:table-cell table:style-name="ce36" office:value-type="float" office:value="105.75" calcext:value-type="float">
            <text:p>105,75</text:p>
          </table:table-cell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6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6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6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38]*0.8" office:value-type="float" office:value="5600" calcext:value-type="float">
            <text:p>5600</text:p>
          </table:table-cell>
          <table:table-cell table:style-name="ce29" office:value-type="float" office:value="30.328" calcext:value-type="float">
            <text:p>30,328</text:p>
          </table:table-cell>
          <table:table-cell table:style-name="ce29" office:value-type="float" office:value="8312" calcext:value-type="float">
            <text:p>8312</text:p>
          </table:table-cell>
          <table:table-cell table:style-name="ce29" office:value-type="float" office:value="3920694" calcext:value-type="float">
            <text:p>3920694</text:p>
          </table:table-cell>
          <table:table-cell table:style-name="ce29" office:value-type="float" office:value="2903835" calcext:value-type="float">
            <text:p>2903835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4262" calcext:value-type="float">
            <text:p>242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6.25" calcext:value-type="float">
            <text:p>126,25</text:p>
          </table:table-cell>
          <table:table-cell table:style-name="ce29"/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3858" calcext:value-type="float">
            <text:p>3858</text:p>
          </table:table-cell>
          <table:table-cell table:style-name="ce29" office:value-type="float" office:value="8037" calcext:value-type="float">
            <text:p>8037</text:p>
          </table:table-cell>
          <table:table-cell table:style-name="ce29" office:value-type="float" office:value="8525" calcext:value-type="float">
            <text:p>8525</text:p>
          </table:table-cell>
          <table:table-cell table:style-name="ce29" office:value-type="float" office:value="10869" calcext:value-type="float">
            <text:p>10869</text:p>
          </table:table-cell>
          <table:table-cell table:style-name="ce29" office:value-type="float" office:value="14677" calcext:value-type="float">
            <text:p>14677</text:p>
          </table:table-cell>
          <table:table-cell table:style-name="ce29" office:value-type="float" office:value="17345" calcext:value-type="float">
            <text:p>17345</text:p>
          </table:table-cell>
          <table:table-cell table:style-name="ce29" office:value-type="float" office:value="21720" calcext:value-type="float">
            <text:p>21720</text:p>
          </table:table-cell>
          <table:table-cell table:style-name="ce46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39:.C42])" office:value-type="float" office:value="25.5605" calcext:value-type="float">
            <text:p>25,5605</text:p>
          </table:table-cell>
          <table:table-cell table:style-name="ce23" table:formula="of:=AVERAGE([.D39:.D42])" office:value-type="float" office:value="6283.5" calcext:value-type="float">
            <text:p>6283,5</text:p>
          </table:table-cell>
          <table:table-cell table:style-name="ce23" table:formula="of:=AVERAGE([.E39:.E42])" office:value-type="float" office:value="4004255.25" calcext:value-type="float">
            <text:p>4004255,25</text:p>
          </table:table-cell>
          <table:table-cell table:style-name="ce23" table:formula="of:=AVERAGE([.F39:.F42])" office:value-type="float" office:value="2946471.75" calcext:value-type="float">
            <text:p>2946471,75</text:p>
          </table:table-cell>
          <table:table-cell table:style-name="ce23" table:formula="of:=AVERAGE([.G39:.G42])" office:value-type="float" office:value="277.75" calcext:value-type="float">
            <text:p>277,75</text:p>
          </table:table-cell>
          <table:table-cell table:style-name="ce23" table:formula="of:=AVERAGE([.H39:.H42])" office:value-type="float" office:value="10353.5" calcext:value-type="float">
            <text:p>10353,5</text:p>
          </table:table-cell>
          <table:table-cell table:style-name="ce23" table:formula="of:=AVERAGE([.I39:.I42])" office:value-type="float" office:value="3.25" calcext:value-type="float">
            <text:p>3,25</text:p>
          </table:table-cell>
          <table:table-cell table:style-name="ce23" table:formula="of:=AVERAGE([.J39:.J42])" office:value-type="float" office:value="154.94" calcext:value-type="float">
            <text:p>154,94</text:p>
          </table:table-cell>
          <table:table-cell table:style-name="ce23" table:formula="of:=AVERAGE([.K39:.K42])" office:value-type="string" office:string-value="" calcext:value-type="error">
            <text:p>#DIV/0!</text:p>
          </table:table-cell>
          <table:table-cell table:style-name="ce23" table:formula="of:=AVERAGE([.L39:.L42])" office:value-type="float" office:value="218" calcext:value-type="float">
            <text:p>218</text:p>
          </table:table-cell>
          <table:table-cell table:style-name="ce23" table:formula="of:=AVERAGE([.M39:.M42])" office:value-type="float" office:value="1204" calcext:value-type="float">
            <text:p>1204</text:p>
          </table:table-cell>
          <table:table-cell table:style-name="ce23" table:formula="of:=AVERAGE([.N39:.N42])" office:value-type="float" office:value="4232" calcext:value-type="float">
            <text:p>4232</text:p>
          </table:table-cell>
          <table:table-cell table:style-name="ce23" table:formula="of:=AVERAGE([.O39:.O42])" office:value-type="float" office:value="4878.25" calcext:value-type="float">
            <text:p>4878,25</text:p>
          </table:table-cell>
          <table:table-cell table:style-name="ce23" table:formula="of:=AVERAGE([.P39:.P42])" office:value-type="float" office:value="8476.75" calcext:value-type="float">
            <text:p>8476,75</text:p>
          </table:table-cell>
          <table:table-cell table:style-name="ce23" table:formula="of:=AVERAGE([.Q39:.Q42])" office:value-type="float" office:value="11669.25" calcext:value-type="float">
            <text:p>11669,25</text:p>
          </table:table-cell>
          <table:table-cell table:style-name="ce23" table:formula="of:=AVERAGE([.R39:.R42])" office:value-type="float" office:value="15936" calcext:value-type="float">
            <text:p>15936</text:p>
          </table:table-cell>
          <table:table-cell table:style-name="ce23" table:formula="of:=AVERAGE([.S39:.S42])" office:value-type="float" office:value="20310" calcext:value-type="float">
            <text:p>20310</text:p>
          </table:table-cell>
          <table:table-cell table:style-name="ce23" table:formula="of:=AVERAGE([.T39:.T42])" office:value-type="float" office:value="25547" calcext:value-type="float">
            <text:p>25547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8000" calcext:value-type="float" table:number-columns-spanned="1" table:number-rows-spanned="5">
            <text:p>8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75.21" calcext:value-type="float">
            <text:p>475,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256000" calcext:value-type="float">
            <text:p>49256000</text:p>
          </table:table-cell>
          <table:table-cell table:style-name="ce36" office:value-type="float" office:value="46072000" calcext:value-type="float">
            <text:p>4607200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59" calcext:value-type="float">
            <text:p>59</text:p>
          </table:table-cell>
          <table:table-cell table:style-name="ce36" office:value-type="float" office:value="101.22" calcext:value-type="float">
            <text:p>101,22</text:p>
          </table:table-cell>
          <table:table-cell table:style-name="ce36"/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2" calcext:value-type="float">
            <text:p>62</text:p>
          </table:table-cell>
          <table:table-cell table:number-columns-repeated="2" table:style-name="ce36" office:value-type="float" office:value="63" calcext:value-type="float">
            <text:p>6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11" calcext:value-type="float">
            <text:p>111</text:p>
          </table:table-cell>
          <table:table-cell table:style-name="ce47" office:value-type="float" office:value="1166" calcext:value-type="float">
            <text:p>116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6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6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6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44]*0.8" office:value-type="float" office:value="6400" calcext:value-type="float">
            <text:p>6400</text:p>
          </table:table-cell>
          <table:table-cell table:style-name="ce29" office:value-type="float" office:value="30.25" calcext:value-type="float">
            <text:p>30,25</text:p>
          </table:table-cell>
          <table:table-cell table:style-name="ce29" office:value-type="float" office:value="8452" calcext:value-type="float">
            <text:p>8452</text:p>
          </table:table-cell>
          <table:table-cell table:style-name="ce29" office:value-type="float" office:value="4445809" calcext:value-type="float">
            <text:p>4445809</text:p>
          </table:table-cell>
          <table:table-cell table:style-name="ce29" office:value-type="float" office:value="3213227" calcext:value-type="float">
            <text:p>3213227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24199" calcext:value-type="float">
            <text:p>24199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43.53" calcext:value-type="float">
            <text:p>143,53</text:p>
          </table:table-cell>
          <table:table-cell table:style-name="ce29"/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428" calcext:value-type="float">
            <text:p>428</text:p>
          </table:table-cell>
          <table:table-cell table:style-name="ce29" office:value-type="float" office:value="1161" calcext:value-type="float">
            <text:p>1161</text:p>
          </table:table-cell>
          <table:table-cell table:style-name="ce29" office:value-type="float" office:value="10764" calcext:value-type="float">
            <text:p>10764</text:p>
          </table:table-cell>
          <table:table-cell table:style-name="ce29" office:value-type="float" office:value="15661" calcext:value-type="float">
            <text:p>15661</text:p>
          </table:table-cell>
          <table:table-cell table:style-name="ce29" office:value-type="float" office:value="16867" calcext:value-type="float">
            <text:p>16867</text:p>
          </table:table-cell>
          <table:table-cell table:style-name="ce29" office:value-type="float" office:value="23312" calcext:value-type="float">
            <text:p>23312</text:p>
          </table:table-cell>
          <table:table-cell table:style-name="ce46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45:.C48])" office:value-type="float" office:value="26.06925" calcext:value-type="float">
            <text:p>26,06925</text:p>
          </table:table-cell>
          <table:table-cell table:style-name="ce23" table:formula="of:=AVERAGE([.D45:.D48])" office:value-type="float" office:value="4048.75" calcext:value-type="float">
            <text:p>4048,75</text:p>
          </table:table-cell>
          <table:table-cell table:style-name="ce23" table:formula="of:=AVERAGE([.E45:.E48])" office:value-type="float" office:value="4405341.75" calcext:value-type="float">
            <text:p>4405341,75</text:p>
          </table:table-cell>
          <table:table-cell table:style-name="ce23" table:formula="of:=AVERAGE([.F45:.F48])" office:value-type="float" office:value="3210280.5" calcext:value-type="float">
            <text:p>3210280,5</text:p>
          </table:table-cell>
          <table:table-cell table:style-name="ce23" table:formula="of:=AVERAGE([.G45:.G48])" office:value-type="float" office:value="309.75" calcext:value-type="float">
            <text:p>309,75</text:p>
          </table:table-cell>
          <table:table-cell table:style-name="ce23" table:formula="of:=AVERAGE([.H45:.H48])" office:value-type="float" office:value="10477" calcext:value-type="float">
            <text:p>10477</text:p>
          </table:table-cell>
          <table:table-cell table:style-name="ce23" table:formula="of:=AVERAGE([.I45:.I48])" office:value-type="float" office:value="3.25" calcext:value-type="float">
            <text:p>3,25</text:p>
          </table:table-cell>
          <table:table-cell table:style-name="ce23" table:formula="of:=AVERAGE([.J45:.J48])" office:value-type="float" office:value="166.45" calcext:value-type="float">
            <text:p>166,45</text:p>
          </table:table-cell>
          <table:table-cell table:style-name="ce23" table:formula="of:=AVERAGE([.K45:.K48])" office:value-type="string" office:string-value="" calcext:value-type="error">
            <text:p>#DIV/0!</text:p>
          </table:table-cell>
          <table:table-cell table:style-name="ce23" table:formula="of:=AVERAGE([.L45:.L48])" office:value-type="float" office:value="219.25" calcext:value-type="float">
            <text:p>219,25</text:p>
          </table:table-cell>
          <table:table-cell table:style-name="ce23" table:formula="of:=AVERAGE([.M45:.M48])" office:value-type="float" office:value="304.25" calcext:value-type="float">
            <text:p>304,25</text:p>
          </table:table-cell>
          <table:table-cell table:style-name="ce23" table:formula="of:=AVERAGE([.N45:.N48])" office:value-type="float" office:value="1175.5" calcext:value-type="float">
            <text:p>1175,5</text:p>
          </table:table-cell>
          <table:table-cell table:style-name="ce23" table:formula="of:=AVERAGE([.O45:.O48])" office:value-type="float" office:value="3160.25" calcext:value-type="float">
            <text:p>3160,25</text:p>
          </table:table-cell>
          <table:table-cell table:style-name="ce23" table:formula="of:=AVERAGE([.P45:.P48])" office:value-type="float" office:value="9653.5" calcext:value-type="float">
            <text:p>9653,5</text:p>
          </table:table-cell>
          <table:table-cell table:style-name="ce23" table:formula="of:=AVERAGE([.Q45:.Q48])" office:value-type="float" office:value="15042.25" calcext:value-type="float">
            <text:p>15042,25</text:p>
          </table:table-cell>
          <table:table-cell table:style-name="ce23" table:formula="of:=AVERAGE([.R45:.R48])" office:value-type="float" office:value="16776.25" calcext:value-type="float">
            <text:p>16776,25</text:p>
          </table:table-cell>
          <table:table-cell table:style-name="ce23" table:formula="of:=AVERAGE([.S45:.S48])" office:value-type="float" office:value="19557.5" calcext:value-type="float">
            <text:p>19557,5</text:p>
          </table:table-cell>
          <table:table-cell table:style-name="ce23" table:formula="of:=AVERAGE([.T45:.T48])" office:value-type="float" office:value="25800.5" calcext:value-type="float">
            <text:p>2580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9000" calcext:value-type="float" table:number-columns-spanned="1" table:number-rows-spanned="5">
            <text:p>9000</text:p>
          </table:table-cell>
          <table:table-cell table:style-name="ce28" office:value-type="float" office:value="1" calcext:value-type="float">
            <text:p>1</text:p>
          </table:table-cell>
          <table:table-cell table:style-name="ce37" office:value-type="float" office:value="555.425" calcext:value-type="float">
            <text:p>555,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413000" calcext:value-type="float">
            <text:p>55413000</text:p>
          </table:table-cell>
          <table:table-cell table:style-name="ce36" office:value-type="float" office:value="51831000" calcext:value-type="float">
            <text:p>51831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43" calcext:value-type="float">
            <text:p>97,43</text:p>
          </table:table-cell>
          <table:table-cell table:style-name="ce36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4" calcext:value-type="float">
            <text:p>94</text:p>
          </table:table-cell>
          <table:table-cell table:style-name="ce47" office:value-type="float" office:value="237" calcext:value-type="float">
            <text:p>23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6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6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6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0]*0.8" office:value-type="float" office:value="7200" calcext:value-type="float">
            <text:p>7200</text:p>
          </table:table-cell>
          <table:table-cell table:style-name="ce31" office:value-type="float" office:value="29.382" calcext:value-type="float">
            <text:p>29,382</text:p>
          </table:table-cell>
          <table:table-cell table:style-name="ce31" office:value-type="float" office:value="2553" calcext:value-type="float">
            <text:p>2553</text:p>
          </table:table-cell>
          <table:table-cell table:style-name="ce31" office:value-type="float" office:value="4824602" calcext:value-type="float">
            <text:p>4824602</text:p>
          </table:table-cell>
          <table:table-cell table:style-name="ce31" office:value-type="float" office:value="3484387" calcext:value-type="float">
            <text:p>348438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3505" calcext:value-type="float">
            <text:p>235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0.35" calcext:value-type="float">
            <text:p>160,35</text:p>
          </table:table-cell>
          <table:table-cell table:style-name="ce31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1245" calcext:value-type="float">
            <text:p>1245</text:p>
          </table:table-cell>
          <table:table-cell table:style-name="ce31" office:value-type="float" office:value="6808" calcext:value-type="float">
            <text:p>6808</text:p>
          </table:table-cell>
          <table:table-cell table:style-name="ce31" office:value-type="float" office:value="14463" calcext:value-type="float">
            <text:p>14463</text:p>
          </table:table-cell>
          <table:table-cell table:style-name="ce31" office:value-type="float" office:value="16390" calcext:value-type="float">
            <text:p>16390</text:p>
          </table:table-cell>
          <table:table-cell table:style-name="ce31" office:value-type="float" office:value="17930" calcext:value-type="float">
            <text:p>17930</text:p>
          </table:table-cell>
          <table:table-cell table:style-name="ce31" office:value-type="float" office:value="20611" calcext:value-type="float">
            <text:p>20611</text:p>
          </table:table-cell>
          <table:table-cell table:style-name="ce48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3">
          <table:table-cell table:style-name="ce24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1:.C54])" office:value-type="float" office:value="27.624" calcext:value-type="float">
            <text:p>27,624</text:p>
          </table:table-cell>
          <table:table-cell table:style-name="ce23" table:formula="of:=AVERAGE([.D51:.D54])" office:value-type="float" office:value="4499.5" calcext:value-type="float">
            <text:p>4499,5</text:p>
          </table:table-cell>
          <table:table-cell table:style-name="ce23" table:formula="of:=AVERAGE([.E51:.E54])" office:value-type="float" office:value="4699206" calcext:value-type="float">
            <text:p>4699206</text:p>
          </table:table-cell>
          <table:table-cell table:style-name="ce23" table:formula="of:=AVERAGE([.F51:.F54])" office:value-type="float" office:value="3368625.75" calcext:value-type="float">
            <text:p>3368625,75</text:p>
          </table:table-cell>
          <table:table-cell table:style-name="ce23" table:formula="of:=AVERAGE([.G51:.G54])" office:value-type="float" office:value="327" calcext:value-type="float">
            <text:p>327</text:p>
          </table:table-cell>
          <table:table-cell table:style-name="ce23" table:formula="of:=AVERAGE([.H51:.H54])" office:value-type="float" office:value="10464.25" calcext:value-type="float">
            <text:p>10464,25</text:p>
          </table:table-cell>
          <table:table-cell table:style-name="ce23" table:formula="of:=AVERAGE([.I51:.I54])" office:value-type="float" office:value="3" calcext:value-type="float">
            <text:p>3</text:p>
          </table:table-cell>
          <table:table-cell table:style-name="ce23" table:formula="of:=AVERAGE([.J51:.J54])" office:value-type="float" office:value="166.705" calcext:value-type="float">
            <text:p>166,705</text:p>
          </table:table-cell>
          <table:table-cell table:style-name="ce23" table:formula="of:=AVERAGE([.K51:.K54])" office:value-type="string" office:string-value="" calcext:value-type="error">
            <text:p>#DIV/0!</text:p>
          </table:table-cell>
          <table:table-cell table:style-name="ce23" table:formula="of:=AVERAGE([.L51:.L54])" office:value-type="float" office:value="272.5" calcext:value-type="float">
            <text:p>272,5</text:p>
          </table:table-cell>
          <table:table-cell table:style-name="ce23" table:formula="of:=AVERAGE([.M51:.M54])" office:value-type="float" office:value="370.5" calcext:value-type="float">
            <text:p>370,5</text:p>
          </table:table-cell>
          <table:table-cell table:style-name="ce23" table:formula="of:=AVERAGE([.N51:.N54])" office:value-type="float" office:value="2305" calcext:value-type="float">
            <text:p>2305</text:p>
          </table:table-cell>
          <table:table-cell table:style-name="ce23" table:formula="of:=AVERAGE([.O51:.O54])" office:value-type="float" office:value="5677.75" calcext:value-type="float">
            <text:p>5677,75</text:p>
          </table:table-cell>
          <table:table-cell table:style-name="ce23" table:formula="of:=AVERAGE([.P51:.P54])" office:value-type="float" office:value="9649" calcext:value-type="float">
            <text:p>9649</text:p>
          </table:table-cell>
          <table:table-cell table:style-name="ce23" table:formula="of:=AVERAGE([.Q51:.Q54])" office:value-type="float" office:value="15138.25" calcext:value-type="float">
            <text:p>15138,25</text:p>
          </table:table-cell>
          <table:table-cell table:style-name="ce23" table:formula="of:=AVERAGE([.R51:.R54])" office:value-type="float" office:value="16052.75" calcext:value-type="float">
            <text:p>16052,75</text:p>
          </table:table-cell>
          <table:table-cell table:style-name="ce23" table:formula="of:=AVERAGE([.S51:.S54])" office:value-type="float" office:value="17425.75" calcext:value-type="float">
            <text:p>17425,75</text:p>
          </table:table-cell>
          <table:table-cell table:style-name="ce23" table:formula="of:=AVERAGE([.T51:.T54])" office:value-type="float" office:value="27590.5" calcext:value-type="float">
            <text:p>27590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0000" calcext:value-type="float" table:number-columns-spanned="1" table:number-rows-spanned="5">
            <text:p>10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18.531" calcext:value-type="float">
            <text:p>618,5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70000" calcext:value-type="float">
            <text:p>61570000</text:p>
          </table:table-cell>
          <table:table-cell table:style-name="ce36" office:value-type="float" office:value="57590000" calcext:value-type="float">
            <text:p>5759000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62" calcext:value-type="float">
            <text:p>62</text:p>
          </table:table-cell>
          <table:table-cell table:style-name="ce36" office:value-type="float" office:value="97.21" calcext:value-type="float">
            <text:p>97,21</text:p>
          </table:table-cell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202" calcext:value-type="float">
            <text:p>20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1" office:value-type="float" office:value="1000" calcext:value-type="float">
            <text:p>1000</text:p>
          </table:table-cell>
          <table:table-cell table:style-name="ce32" office:value-type="float" office:value="76.723" calcext:value-type="float">
            <text:p>76,723</text:p>
          </table:table-cell>
          <table:table-cell table:style-name="ce32" office:value-type="float" office:value="3307" calcext:value-type="float">
            <text:p>3307</text:p>
          </table:table-cell>
          <table:table-cell table:style-name="ce32" office:value-type="float" office:value="5250613" calcext:value-type="float">
            <text:p>5250613</text:p>
          </table:table-cell>
          <table:table-cell table:style-name="ce32" office:value-type="float" office:value="3788132" calcext:value-type="float">
            <text:p>378813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72" calcext:value-type="float">
            <text:p>767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6.83" calcext:value-type="float">
            <text:p>66,83</text:p>
          </table:table-cell>
          <table:table-cell table:style-name="ce32"/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1270" calcext:value-type="float">
            <text:p>1270</text:p>
          </table:table-cell>
          <table:table-cell table:style-name="ce32" office:value-type="float" office:value="4499" calcext:value-type="float">
            <text:p>4499</text:p>
          </table:table-cell>
          <table:table-cell table:style-name="ce32" office:value-type="float" office:value="11391" calcext:value-type="float">
            <text:p>11391</text:p>
          </table:table-cell>
          <table:table-cell table:style-name="ce32" office:value-type="float" office:value="15258" calcext:value-type="float">
            <text:p>15258</text:p>
          </table:table-cell>
          <table:table-cell table:style-name="ce32" office:value-type="float" office:value="16103" calcext:value-type="float">
            <text:p>16103</text:p>
          </table:table-cell>
          <table:table-cell table:style-name="ce48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2" office:value-type="float" office:value="2000" calcext:value-type="float">
            <text:p>2000</text:p>
          </table:table-cell>
          <table:table-cell table:style-name="ce32" office:value-type="float" office:value="34.33" calcext:value-type="float">
            <text:p>34,33</text:p>
          </table:table-cell>
          <table:table-cell table:style-name="ce32" office:value-type="float" office:value="2890" calcext:value-type="float">
            <text:p>2890</text:p>
          </table:table-cell>
          <table:table-cell table:style-name="ce32" office:value-type="float" office:value="5236201" calcext:value-type="float">
            <text:p>5236201</text:p>
          </table:table-cell>
          <table:table-cell table:style-name="ce32" office:value-type="float" office:value="3755654" calcext:value-type="float">
            <text:p>3755654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6866" calcext:value-type="float">
            <text:p>686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95" calcext:value-type="float">
            <text:p>148,95</text:p>
          </table:table-cell>
          <table:table-cell table:style-name="ce32"/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0441" calcext:value-type="float">
            <text:p>10441</text:p>
          </table:table-cell>
          <table:table-cell table:style-name="ce32" office:value-type="float" office:value="18569" calcext:value-type="float">
            <text:p>18569</text:p>
          </table:table-cell>
          <table:table-cell table:style-name="ce32" office:value-type="float" office:value="25012" calcext:value-type="float">
            <text:p>25012</text:p>
          </table:table-cell>
          <table:table-cell table:style-name="ce32" office:value-type="float" office:value="29778" calcext:value-type="float">
            <text:p>29778</text:p>
          </table:table-cell>
          <table:table-cell table:style-name="ce48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table:formula="of:=[.A56]*0.4" office:value-type="float" office:value="4000" calcext:value-type="float">
            <text:p>4000</text:p>
          </table:table-cell>
          <table:table-cell table:style-name="ce32" office:value-type="float" office:value="23.965" calcext:value-type="float">
            <text:p>23,965</text:p>
          </table:table-cell>
          <table:table-cell table:style-name="ce32" office:value-type="float" office:value="10600" calcext:value-type="float">
            <text:p>10600</text:p>
          </table:table-cell>
          <table:table-cell table:style-name="ce32" office:value-type="float" office:value="5254615" calcext:value-type="float">
            <text:p>5254615</text:p>
          </table:table-cell>
          <table:table-cell table:style-name="ce32" office:value-type="float" office:value="3725774" calcext:value-type="float">
            <text:p>372577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9585" calcext:value-type="float">
            <text:p>958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4.12" calcext:value-type="float">
            <text:p>214,12</text:p>
          </table:table-cell>
          <table:table-cell table:style-name="ce32"/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2385" calcext:value-type="float">
            <text:p>2385</text:p>
          </table:table-cell>
          <table:table-cell table:style-name="ce32" office:value-type="float" office:value="14867" calcext:value-type="float">
            <text:p>14867</text:p>
          </table:table-cell>
          <table:table-cell table:style-name="ce32" office:value-type="float" office:value="16202" calcext:value-type="float">
            <text:p>16202</text:p>
          </table:table-cell>
          <table:table-cell table:style-name="ce32" office:value-type="float" office:value="17027" calcext:value-type="float">
            <text:p>17027</text:p>
          </table:table-cell>
          <table:table-cell table:style-name="ce32" office:value-type="float" office:value="17425" calcext:value-type="float">
            <text:p>17425</text:p>
          </table:table-cell>
          <table:table-cell table:style-name="ce48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1" table:formula="of:=[.A56]*0.8" office:value-type="float" office:value="8000" calcext:value-type="float">
            <text:p>8000</text:p>
          </table:table-cell>
          <table:table-cell table:style-name="ce31" office:value-type="float" office:value="30.584" calcext:value-type="float">
            <text:p>30,584</text:p>
          </table:table-cell>
          <table:table-cell table:style-name="ce31" office:value-type="float" office:value="5285" calcext:value-type="float">
            <text:p>5285</text:p>
          </table:table-cell>
          <table:table-cell table:style-name="ce31" office:value-type="float" office:value="4949277" calcext:value-type="float">
            <text:p>4949277</text:p>
          </table:table-cell>
          <table:table-cell table:style-name="ce31" office:value-type="float" office:value="3590463" calcext:value-type="float">
            <text:p>3590463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4467" calcext:value-type="float">
            <text:p>2446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03" calcext:value-type="float">
            <text:p>158,03</text:p>
          </table:table-cell>
          <table:table-cell table:style-name="ce31"/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13688" calcext:value-type="float">
            <text:p>13688</text:p>
          </table:table-cell>
          <table:table-cell table:style-name="ce31" office:value-type="float" office:value="14106" calcext:value-type="float">
            <text:p>14106</text:p>
          </table:table-cell>
          <table:table-cell table:style-name="ce31" office:value-type="float" office:value="16629" calcext:value-type="float">
            <text:p>16629</text:p>
          </table:table-cell>
          <table:table-cell table:style-name="ce31" office:value-type="float" office:value="18579" calcext:value-type="float">
            <text:p>18579</text:p>
          </table:table-cell>
          <table:table-cell table:style-name="ce31" office:value-type="float" office:value="23215" calcext:value-type="float">
            <text:p>23215</text:p>
          </table:table-cell>
          <table:table-cell table:style-name="ce31" office:value-type="float" office:value="24568" calcext:value-type="float">
            <text:p>24568</text:p>
          </table:table-cell>
          <table:table-cell table:style-name="ce48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57:.C60])" office:value-type="float" office:value="41.4005" calcext:value-type="float">
            <text:p>41,4005</text:p>
          </table:table-cell>
          <table:table-cell table:style-name="ce23" table:formula="of:=AVERAGE([.D57:.D60])" office:value-type="float" office:value="5520.5" calcext:value-type="float">
            <text:p>5520,5</text:p>
          </table:table-cell>
          <table:table-cell table:style-name="ce23" table:formula="of:=AVERAGE([.E57:.E60])" office:value-type="float" office:value="5172676.5" calcext:value-type="float">
            <text:p>5172676,5</text:p>
          </table:table-cell>
          <table:table-cell table:style-name="ce23" table:formula="of:=AVERAGE([.F57:.F60])" office:value-type="float" office:value="3715005.75" calcext:value-type="float">
            <text:p>3715005,75</text:p>
          </table:table-cell>
          <table:table-cell table:style-name="ce23" table:formula="of:=AVERAGE([.G57:.G60])" office:value-type="float" office:value="291.25" calcext:value-type="float">
            <text:p>291,25</text:p>
          </table:table-cell>
          <table:table-cell table:style-name="ce23" table:formula="of:=AVERAGE([.H57:.H60])" office:value-type="float" office:value="12147.5" calcext:value-type="float">
            <text:p>12147,5</text:p>
          </table:table-cell>
          <table:table-cell table:style-name="ce23" table:formula="of:=AVERAGE([.I57:.I60])" office:value-type="float" office:value="4" calcext:value-type="float">
            <text:p>4</text:p>
          </table:table-cell>
          <table:table-cell table:style-name="ce23" table:formula="of:=AVERAGE([.J57:.J60])" office:value-type="float" office:value="146.9825" calcext:value-type="float">
            <text:p>146,9825</text:p>
          </table:table-cell>
          <table:table-cell table:style-name="ce23" table:formula="of:=AVERAGE([.K57:.K60])" office:value-type="string" office:string-value="" calcext:value-type="error">
            <text:p>#DIV/0!</text:p>
          </table:table-cell>
          <table:table-cell table:style-name="ce23" table:formula="of:=AVERAGE([.L57:.L60])" office:value-type="float" office:value="242.5" calcext:value-type="float">
            <text:p>242,5</text:p>
          </table:table-cell>
          <table:table-cell table:style-name="ce23" table:formula="of:=AVERAGE([.M57:.M60])" office:value-type="float" office:value="538.5" calcext:value-type="float">
            <text:p>538,5</text:p>
          </table:table-cell>
          <table:table-cell table:style-name="ce23" table:formula="of:=AVERAGE([.N57:.N60])" office:value-type="float" office:value="3758.75" calcext:value-type="float">
            <text:p>3758,75</text:p>
          </table:table-cell>
          <table:table-cell table:style-name="ce23" table:formula="of:=AVERAGE([.O57:.O60])" office:value-type="float" office:value="4791.25" calcext:value-type="float">
            <text:p>4791,25</text:p>
          </table:table-cell>
          <table:table-cell table:style-name="ce23" table:formula="of:=AVERAGE([.P57:.P60])" office:value-type="float" office:value="11609" calcext:value-type="float">
            <text:p>11609</text:p>
          </table:table-cell>
          <table:table-cell table:style-name="ce23" table:formula="of:=AVERAGE([.Q57:.Q60])" office:value-type="float" office:value="16185.25" calcext:value-type="float">
            <text:p>16185,25</text:p>
          </table:table-cell>
          <table:table-cell table:style-name="ce23" table:formula="of:=AVERAGE([.R57:.R60])" office:value-type="float" office:value="20128" calcext:value-type="float">
            <text:p>20128</text:p>
          </table:table-cell>
          <table:table-cell table:style-name="ce23" table:formula="of:=AVERAGE([.S57:.S60])" office:value-type="float" office:value="21968.5" calcext:value-type="float">
            <text:p>21968,5</text:p>
          </table:table-cell>
          <table:table-cell table:style-name="ce23" table:formula="of:=AVERAGE([.T57:.T60])" office:value-type="float" office:value="37498.25" calcext:value-type="float">
            <text:p>3749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1000" calcext:value-type="float" table:number-columns-spanned="1" table:number-rows-spanned="5">
            <text:p>11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21.003" calcext:value-type="float">
            <text:p>621,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727000" calcext:value-type="float">
            <text:p>67727000</text:p>
          </table:table-cell>
          <table:table-cell table:style-name="ce36" office:value-type="float" office:value="63349000" calcext:value-type="float">
            <text:p>63349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6" calcext:value-type="float">
            <text:p>56</text:p>
          </table:table-cell>
          <table:table-cell table:style-name="ce36" office:value-type="float" office:value="106.5" calcext:value-type="float">
            <text:p>106,5</text:p>
          </table:table-cell>
          <table:table-cell table:style-name="ce36"/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8" calcext:value-type="float">
            <text:p>78</text:p>
          </table:table-cell>
          <table:table-cell table:style-name="ce47" office:value-type="float" office:value="324" calcext:value-type="float">
            <text:p>32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6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6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33.309" calcext:value-type="float">
            <text:p>33,309</text:p>
          </table:table-cell>
          <table:table-cell table:style-name="ce32" office:value-type="float" office:value="14599" calcext:value-type="float">
            <text:p>14599</text:p>
          </table:table-cell>
          <table:table-cell table:style-name="ce32" office:value-type="float" office:value="5490513" calcext:value-type="float">
            <text:p>5490513</text:p>
          </table:table-cell>
          <table:table-cell table:style-name="ce32" office:value-type="float" office:value="4025016" calcext:value-type="float">
            <text:p>4025016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323" calcext:value-type="float">
            <text:p>133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0.97" calcext:value-type="float">
            <text:p>160,97</text:p>
          </table:table-cell>
          <table:table-cell table:style-name="ce32"/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1161" calcext:value-type="float">
            <text:p>1161</text:p>
          </table:table-cell>
          <table:table-cell table:style-name="ce32" office:value-type="float" office:value="9057" calcext:value-type="float">
            <text:p>9057</text:p>
          </table:table-cell>
          <table:table-cell table:style-name="ce32" office:value-type="float" office:value="16177" calcext:value-type="float">
            <text:p>16177</text:p>
          </table:table-cell>
          <table:table-cell table:style-name="ce32" office:value-type="float" office:value="20891" calcext:value-type="float">
            <text:p>20891</text:p>
          </table:table-cell>
          <table:table-cell table:style-name="ce32" office:value-type="float" office:value="23200" calcext:value-type="float">
            <text:p>23200</text:p>
          </table:table-cell>
          <table:table-cell table:style-name="ce32" office:value-type="float" office:value="28463" calcext:value-type="float">
            <text:p>28463</text:p>
          </table:table-cell>
          <table:table-cell table:style-name="ce32" office:value-type="float" office:value="30132" calcext:value-type="float">
            <text:p>30132</text:p>
          </table:table-cell>
          <table:table-cell table:style-name="ce48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2]*0.8" office:value-type="float" office:value="8800" calcext:value-type="float">
            <text:p>8800</text:p>
          </table:table-cell>
          <table:table-cell table:style-name="ce29" office:value-type="float" office:value="35.109" calcext:value-type="float">
            <text:p>35,109</text:p>
          </table:table-cell>
          <table:table-cell table:style-name="ce29" office:value-type="float" office:value="4631" calcext:value-type="float">
            <text:p>4631</text:p>
          </table:table-cell>
          <table:table-cell table:style-name="ce29" office:value-type="float" office:value="5698545" calcext:value-type="float">
            <text:p>5698545</text:p>
          </table:table-cell>
          <table:table-cell table:style-name="ce29" office:value-type="float" office:value="4138275" calcext:value-type="float">
            <text:p>4138275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8087" calcext:value-type="float">
            <text:p>2808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8.5" calcext:value-type="float">
            <text:p>158,5</text:p>
          </table:table-cell>
          <table:table-cell table:style-name="ce29"/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1323" calcext:value-type="float">
            <text:p>1323</text:p>
          </table:table-cell>
          <table:table-cell table:number-columns-repeated="2" table:style-name="ce29" office:value-type="float" office:value="12399" calcext:value-type="float">
            <text:p>12399</text:p>
          </table:table-cell>
          <table:table-cell table:style-name="ce29" office:value-type="float" office:value="20101" calcext:value-type="float">
            <text:p>20101</text:p>
          </table:table-cell>
          <table:table-cell table:style-name="ce29" office:value-type="float" office:value="21397" calcext:value-type="float">
            <text:p>21397</text:p>
          </table:table-cell>
          <table:table-cell table:style-name="ce29" office:value-type="float" office:value="28823" calcext:value-type="float">
            <text:p>28823</text:p>
          </table:table-cell>
          <table:table-cell table:style-name="ce29" office:value-type="float" office:value="30266" calcext:value-type="float">
            <text:p>30266</text:p>
          </table:table-cell>
          <table:table-cell table:style-name="ce46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3:.C66])" office:value-type="float" office:value="33.9115" calcext:value-type="float">
            <text:p>33,9115</text:p>
          </table:table-cell>
          <table:table-cell table:style-name="ce23" table:formula="of:=AVERAGE([.D63:.D66])" office:value-type="float" office:value="8218.5" calcext:value-type="float">
            <text:p>8218,5</text:p>
          </table:table-cell>
          <table:table-cell table:style-name="ce23" table:formula="of:=AVERAGE([.E63:.E66])" office:value-type="float" office:value="5654209.75" calcext:value-type="float">
            <text:p>5654209,75</text:p>
          </table:table-cell>
          <table:table-cell table:style-name="ce23" table:formula="of:=AVERAGE([.F63:.F66])" office:value-type="float" office:value="4094203.25" calcext:value-type="float">
            <text:p>4094203,25</text:p>
          </table:table-cell>
          <table:table-cell table:style-name="ce23" table:formula="of:=AVERAGE([.G63:.G66])" office:value-type="float" office:value="327.75" calcext:value-type="float">
            <text:p>327,75</text:p>
          </table:table-cell>
          <table:table-cell table:style-name="ce23" table:formula="of:=AVERAGE([.H63:.H66])" office:value-type="float" office:value="12994" calcext:value-type="float">
            <text:p>12994</text:p>
          </table:table-cell>
          <table:table-cell table:style-name="ce23" table:formula="of:=AVERAGE([.I63:.I66])" office:value-type="float" office:value="3" calcext:value-type="float">
            <text:p>3</text:p>
          </table:table-cell>
          <table:table-cell table:style-name="ce23" table:formula="of:=AVERAGE([.J63:.J66])" office:value-type="float" office:value="164.0925" calcext:value-type="float">
            <text:p>164,0925</text:p>
          </table:table-cell>
          <table:table-cell table:style-name="ce23" table:formula="of:=AVERAGE([.K63:.K66])" office:value-type="string" office:string-value="" calcext:value-type="error">
            <text:p>#DIV/0!</text:p>
          </table:table-cell>
          <table:table-cell table:style-name="ce23" table:formula="of:=AVERAGE([.L63:.L66])" office:value-type="float" office:value="275.25" calcext:value-type="float">
            <text:p>275,25</text:p>
          </table:table-cell>
          <table:table-cell table:style-name="ce23" table:formula="of:=AVERAGE([.M63:.M66])" office:value-type="float" office:value="791.75" calcext:value-type="float">
            <text:p>791,75</text:p>
          </table:table-cell>
          <table:table-cell table:style-name="ce23" table:formula="of:=AVERAGE([.N63:.N66])" office:value-type="float" office:value="6053" calcext:value-type="float">
            <text:p>6053</text:p>
          </table:table-cell>
          <table:table-cell table:style-name="ce23" table:formula="of:=AVERAGE([.O63:.O66])" office:value-type="float" office:value="9207.5" calcext:value-type="float">
            <text:p>9207,5</text:p>
          </table:table-cell>
          <table:table-cell table:style-name="ce23" table:formula="of:=AVERAGE([.P63:.P66])" office:value-type="float" office:value="16251.25" calcext:value-type="float">
            <text:p>16251,25</text:p>
          </table:table-cell>
          <table:table-cell table:style-name="ce23" table:formula="of:=AVERAGE([.Q63:.Q66])" office:value-type="float" office:value="20022.25" calcext:value-type="float">
            <text:p>20022,25</text:p>
          </table:table-cell>
          <table:table-cell table:style-name="ce23" table:formula="of:=AVERAGE([.R63:.R66])" office:value-type="float" office:value="25821.25" calcext:value-type="float">
            <text:p>25821,25</text:p>
          </table:table-cell>
          <table:table-cell table:style-name="ce23" table:formula="of:=AVERAGE([.S63:.S66])" office:value-type="float" office:value="27863" calcext:value-type="float">
            <text:p>27863</text:p>
          </table:table-cell>
          <table:table-cell table:style-name="ce23" table:formula="of:=AVERAGE([.T63:.T66])" office:value-type="float" office:value="33545.75" calcext:value-type="float">
            <text:p>33545,7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2000" calcext:value-type="float" table:number-columns-spanned="1" table:number-rows-spanned="5">
            <text:p>12000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669.229" calcext:value-type="float">
            <text:p>669,2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884000" calcext:value-type="float">
            <text:p>73884000</text:p>
          </table:table-cell>
          <table:table-cell table:style-name="ce36" office:value-type="float" office:value="69108000" calcext:value-type="float">
            <text:p>69108000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2" table:style-name="ce36" office:value-type="float" office:value="55" calcext:value-type="float">
            <text:p>55</text:p>
          </table:table-cell>
          <table:table-cell table:style-name="ce36" office:value-type="float" office:value="107.81" calcext:value-type="float">
            <text:p>107,81</text:p>
          </table:table-cell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104" calcext:value-type="float">
            <text:p>104</text:p>
          </table:table-cell>
          <table:table-cell table:style-name="ce47" office:value-type="float" office:value="491" calcext:value-type="float">
            <text:p>49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1" office:value-type="float" office:value="1200" calcext:value-type="float">
            <text:p>1200</text:p>
          </table:table-cell>
          <table:table-cell table:style-name="ce32" office:value-type="float" office:value="79.767" calcext:value-type="float">
            <text:p>79,767</text:p>
          </table:table-cell>
          <table:table-cell table:style-name="ce32" office:value-type="float" office:value="4207" calcext:value-type="float">
            <text:p>4207</text:p>
          </table:table-cell>
          <table:table-cell table:style-name="ce32" office:value-type="float" office:value="6179872" calcext:value-type="float">
            <text:p>6179872</text:p>
          </table:table-cell>
          <table:table-cell table:style-name="ce32" office:value-type="float" office:value="4441712" calcext:value-type="float">
            <text:p>444171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976" calcext:value-type="float">
            <text:p>797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75.66" calcext:value-type="float">
            <text:p>75,66</text:p>
          </table:table-cell>
          <table:table-cell table:style-name="ce32"/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461" calcext:value-type="float">
            <text:p>1461</text:p>
          </table:table-cell>
          <table:table-cell table:style-name="ce32" office:value-type="float" office:value="4637" calcext:value-type="float">
            <text:p>4637</text:p>
          </table:table-cell>
          <table:table-cell table:style-name="ce32" office:value-type="float" office:value="11584" calcext:value-type="float">
            <text:p>11584</text:p>
          </table:table-cell>
          <table:table-cell table:style-name="ce32" office:value-type="float" office:value="16081" calcext:value-type="float">
            <text:p>16081</text:p>
          </table:table-cell>
          <table:table-cell table:style-name="ce32" office:value-type="float" office:value="27174" calcext:value-type="float">
            <text:p>27174</text:p>
          </table:table-cell>
          <table:table-cell table:style-name="ce48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2" office:value-type="float" office:value="2400" calcext:value-type="float">
            <text:p>2400</text:p>
          </table:table-cell>
          <table:table-cell table:style-name="ce32" office:value-type="float" office:value="35.336" calcext:value-type="float">
            <text:p>35,336</text:p>
          </table:table-cell>
          <table:table-cell table:style-name="ce32" office:value-type="float" office:value="5530" calcext:value-type="float">
            <text:p>5530</text:p>
          </table:table-cell>
          <table:table-cell table:style-name="ce32" office:value-type="float" office:value="5628100" calcext:value-type="float">
            <text:p>5628100</text:p>
          </table:table-cell>
          <table:table-cell table:style-name="ce32" office:value-type="float" office:value="3976745" calcext:value-type="float">
            <text:p>3976745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067" calcext:value-type="float">
            <text:p>706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/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1282" calcext:value-type="float">
            <text:p>1282</text:p>
          </table:table-cell>
          <table:table-cell table:style-name="ce32" office:value-type="float" office:value="6033" calcext:value-type="float">
            <text:p>6033</text:p>
          </table:table-cell>
          <table:table-cell table:style-name="ce32" office:value-type="float" office:value="18630" calcext:value-type="float">
            <text:p>18630</text:p>
          </table:table-cell>
          <table:table-cell table:style-name="ce32" office:value-type="float" office:value="23967" calcext:value-type="float">
            <text:p>23967</text:p>
          </table:table-cell>
          <table:table-cell table:style-name="ce32" office:value-type="float" office:value="31345" calcext:value-type="float">
            <text:p>31345</text:p>
          </table:table-cell>
          <table:table-cell table:style-name="ce32" office:value-type="float" office:value="32941" calcext:value-type="float">
            <text:p>32941</text:p>
          </table:table-cell>
          <table:table-cell table:style-name="ce48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68]*0.4" office:value-type="float" office:value="4800" calcext:value-type="float">
            <text:p>4800</text:p>
          </table:table-cell>
          <table:table-cell table:style-name="ce32" office:value-type="float" office:value="40.439" calcext:value-type="float">
            <text:p>40,439</text:p>
          </table:table-cell>
          <table:table-cell table:style-name="ce32" office:value-type="float" office:value="15198" calcext:value-type="float">
            <text:p>15198</text:p>
          </table:table-cell>
          <table:table-cell table:style-name="ce32" office:value-type="float" office:value="6150716" calcext:value-type="float">
            <text:p>6150716</text:p>
          </table:table-cell>
          <table:table-cell table:style-name="ce32" office:value-type="float" office:value="4495636" calcext:value-type="float">
            <text:p>4495636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6175" calcext:value-type="float">
            <text:p>1617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48.54" calcext:value-type="float">
            <text:p>148,54</text:p>
          </table:table-cell>
          <table:table-cell table:style-name="ce32"/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284" calcext:value-type="float">
            <text:p>1284</text:p>
          </table:table-cell>
          <table:table-cell table:style-name="ce32" office:value-type="float" office:value="14840" calcext:value-type="float">
            <text:p>14840</text:p>
          </table:table-cell>
          <table:table-cell table:style-name="ce32" office:value-type="float" office:value="16434" calcext:value-type="float">
            <text:p>16434</text:p>
          </table:table-cell>
          <table:table-cell table:style-name="ce32" office:value-type="float" office:value="23502" calcext:value-type="float">
            <text:p>23502</text:p>
          </table:table-cell>
          <table:table-cell table:style-name="ce32" office:value-type="float" office:value="28804" calcext:value-type="float">
            <text:p>28804</text:p>
          </table:table-cell>
          <table:table-cell table:style-name="ce32" office:value-type="float" office:value="29315" calcext:value-type="float">
            <text:p>29315</text:p>
          </table:table-cell>
          <table:table-cell table:style-name="ce32" office:value-type="float" office:value="30850" calcext:value-type="float">
            <text:p>30850</text:p>
          </table:table-cell>
          <table:table-cell table:style-name="ce48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68]*0.8" office:value-type="float" office:value="9600" calcext:value-type="float">
            <text:p>9600</text:p>
          </table:table-cell>
          <table:table-cell table:style-name="ce31" office:value-type="float" office:value="33.5" calcext:value-type="float">
            <text:p>33,5</text:p>
          </table:table-cell>
          <table:table-cell table:style-name="ce31" office:value-type="float" office:value="7907" calcext:value-type="float">
            <text:p>7907</text:p>
          </table:table-cell>
          <table:table-cell table:style-name="ce31" office:value-type="float" office:value="5604009" calcext:value-type="float">
            <text:p>5604009</text:p>
          </table:table-cell>
          <table:table-cell table:style-name="ce31" office:value-type="float" office:value="4060650" calcext:value-type="float">
            <text:p>406065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832" calcext:value-type="float">
            <text:p>2683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3.17" calcext:value-type="float">
            <text:p>163,17</text:p>
          </table:table-cell>
          <table:table-cell table:style-name="ce31"/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64" calcext:value-type="float">
            <text:p>3464</text:p>
          </table:table-cell>
          <table:table-cell table:style-name="ce31" office:value-type="float" office:value="15685" calcext:value-type="float">
            <text:p>15685</text:p>
          </table:table-cell>
          <table:table-cell table:style-name="ce31" office:value-type="float" office:value="17602" calcext:value-type="float">
            <text:p>17602</text:p>
          </table:table-cell>
          <table:table-cell table:style-name="ce31" office:value-type="float" office:value="23408" calcext:value-type="float">
            <text:p>23408</text:p>
          </table:table-cell>
          <table:table-cell table:style-name="ce31" office:value-type="float" office:value="29179" calcext:value-type="float">
            <text:p>29179</text:p>
          </table:table-cell>
          <table:table-cell table:style-name="ce31" office:value-type="float" office:value="29246" calcext:value-type="float">
            <text:p>29246</text:p>
          </table:table-cell>
          <table:table-cell table:style-name="ce31" office:value-type="float" office:value="30428" calcext:value-type="float">
            <text:p>30428</text:p>
          </table:table-cell>
          <table:table-cell table:style-name="ce48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69:.C72])" office:value-type="float" office:value="47.2605" calcext:value-type="float">
            <text:p>47,2605</text:p>
          </table:table-cell>
          <table:table-cell table:style-name="ce23" table:formula="of:=AVERAGE([.D69:.D72])" office:value-type="float" office:value="8210.5" calcext:value-type="float">
            <text:p>8210,5</text:p>
          </table:table-cell>
          <table:table-cell table:style-name="ce23" table:formula="of:=AVERAGE([.E69:.E72])" office:value-type="float" office:value="5890674.25" calcext:value-type="float">
            <text:p>5890674,25</text:p>
          </table:table-cell>
          <table:table-cell table:style-name="ce23" table:formula="of:=AVERAGE([.F69:.F72])" office:value-type="float" office:value="4243685.75" calcext:value-type="float">
            <text:p>4243685,75</text:p>
          </table:table-cell>
          <table:table-cell table:style-name="ce23" table:formula="of:=AVERAGE([.G69:.G72])" office:value-type="float" office:value="275" calcext:value-type="float">
            <text:p>275</text:p>
          </table:table-cell>
          <table:table-cell table:style-name="ce23" table:formula="of:=AVERAGE([.H69:.H72])" office:value-type="float" office:value="14512.5" calcext:value-type="float">
            <text:p>14512,5</text:p>
          </table:table-cell>
          <table:table-cell table:style-name="ce23" table:formula="of:=AVERAGE([.I69:.I72])" office:value-type="float" office:value="4" calcext:value-type="float">
            <text:p>4</text:p>
          </table:table-cell>
          <table:table-cell table:style-name="ce23" table:formula="of:=AVERAGE([.J69:.J72])" office:value-type="float" office:value="135.5925" calcext:value-type="float">
            <text:p>135,5925</text:p>
          </table:table-cell>
          <table:table-cell table:style-name="ce23" table:formula="of:=AVERAGE([.K69:.K72])" office:value-type="string" office:string-value="" calcext:value-type="error">
            <text:p>#DIV/0!</text:p>
          </table:table-cell>
          <table:table-cell table:style-name="ce23" table:formula="of:=AVERAGE([.L69:.L72])" office:value-type="float" office:value="290" calcext:value-type="float">
            <text:p>290</text:p>
          </table:table-cell>
          <table:table-cell table:style-name="ce23" table:formula="of:=AVERAGE([.M69:.M72])" office:value-type="float" office:value="1364.25" calcext:value-type="float">
            <text:p>1364,25</text:p>
          </table:table-cell>
          <table:table-cell table:style-name="ce23" table:formula="of:=AVERAGE([.N69:.N72])" office:value-type="float" office:value="8075.5" calcext:value-type="float">
            <text:p>8075,5</text:p>
          </table:table-cell>
          <table:table-cell table:style-name="ce23" table:formula="of:=AVERAGE([.O69:.O72])" office:value-type="float" office:value="10382.5" calcext:value-type="float">
            <text:p>10382,5</text:p>
          </table:table-cell>
          <table:table-cell table:style-name="ce23" table:formula="of:=AVERAGE([.P69:.P72])" office:value-type="float" office:value="17544.25" calcext:value-type="float">
            <text:p>17544,25</text:p>
          </table:table-cell>
          <table:table-cell table:style-name="ce23" table:formula="of:=AVERAGE([.Q69:.Q72])" office:value-type="float" office:value="23383.5" calcext:value-type="float">
            <text:p>23383,5</text:p>
          </table:table-cell>
          <table:table-cell table:style-name="ce23" table:formula="of:=AVERAGE([.R69:.R72])" office:value-type="float" office:value="26496.75" calcext:value-type="float">
            <text:p>26496,75</text:p>
          </table:table-cell>
          <table:table-cell table:style-name="ce23" table:formula="of:=AVERAGE([.S69:.S72])" office:value-type="float" office:value="30348.25" calcext:value-type="float">
            <text:p>30348,25</text:p>
          </table:table-cell>
          <table:table-cell table:style-name="ce23" table:formula="of:=AVERAGE([.T69:.T72])" office:value-type="float" office:value="46148.25" calcext:value-type="float">
            <text:p>46148,2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3000" calcext:value-type="float" table:number-columns-spanned="1" table:number-rows-spanned="5">
            <text:p>13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33.672" calcext:value-type="float">
            <text:p>733,67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0041000" calcext:value-type="float">
            <text:p>80041000</text:p>
          </table:table-cell>
          <table:table-cell table:style-name="ce38" office:value-type="float" office:value="74867000" calcext:value-type="float">
            <text:p>74867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4" calcext:value-type="float">
            <text:p>106,54</text:p>
          </table:table-cell>
          <table:table-cell table:style-name="ce38"/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8" calcext:value-type="float">
            <text:p>108</text:p>
          </table:table-cell>
          <table:table-cell table:style-name="ce49" office:value-type="float" office:value="679" calcext:value-type="float">
            <text:p>679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1" office:value-type="float" office:value="1300" calcext:value-type="float">
            <text:p>1300</text:p>
          </table:table-cell>
          <table:table-cell table:style-name="ce32" office:value-type="float" office:value="33.21" calcext:value-type="float">
            <text:p>33,21</text:p>
          </table:table-cell>
          <table:table-cell table:style-name="ce32" office:value-type="float" office:value="3374" calcext:value-type="float">
            <text:p>3374</text:p>
          </table:table-cell>
          <table:table-cell table:style-name="ce32" office:value-type="float" office:value="6663966" calcext:value-type="float">
            <text:p>6663966</text:p>
          </table:table-cell>
          <table:table-cell table:style-name="ce32" office:value-type="float" office:value="4729260" calcext:value-type="float">
            <text:p>4729260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320" calcext:value-type="float">
            <text:p>332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95.96" calcext:value-type="float">
            <text:p>195,96</text:p>
          </table:table-cell>
          <table:table-cell table:style-name="ce32"/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6342" calcext:value-type="float">
            <text:p>6342</text:p>
          </table:table-cell>
          <table:table-cell table:style-name="ce32" office:value-type="float" office:value="13262" calcext:value-type="float">
            <text:p>13262</text:p>
          </table:table-cell>
          <table:table-cell table:style-name="ce32" office:value-type="float" office:value="21576" calcext:value-type="float">
            <text:p>21576</text:p>
          </table:table-cell>
          <table:table-cell table:style-name="ce32" office:value-type="float" office:value="26192" calcext:value-type="float">
            <text:p>26192</text:p>
          </table:table-cell>
          <table:table-cell table:style-name="ce48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2" office:value-type="float" office:value="2600" calcext:value-type="float">
            <text:p>2600</text:p>
          </table:table-cell>
          <table:table-cell table:style-name="ce32" office:value-type="float" office:value="37.969" calcext:value-type="float">
            <text:p>37,969</text:p>
          </table:table-cell>
          <table:table-cell table:style-name="ce32" office:value-type="float" office:value="16000" calcext:value-type="float">
            <text:p>16000</text:p>
          </table:table-cell>
          <table:table-cell table:style-name="ce32" office:value-type="float" office:value="6074583" calcext:value-type="float">
            <text:p>6074583</text:p>
          </table:table-cell>
          <table:table-cell table:style-name="ce32" office:value-type="float" office:value="4266588" calcext:value-type="float">
            <text:p>4266588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593" calcext:value-type="float">
            <text:p>759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6.24" calcext:value-type="float">
            <text:p>156,24</text:p>
          </table:table-cell>
          <table:table-cell table:style-name="ce32"/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7699" calcext:value-type="float">
            <text:p>7699</text:p>
          </table:table-cell>
          <table:table-cell table:style-name="ce32" office:value-type="float" office:value="21846" calcext:value-type="float">
            <text:p>21846</text:p>
          </table:table-cell>
          <table:table-cell table:style-name="ce32" office:value-type="float" office:value="29259" calcext:value-type="float">
            <text:p>29259</text:p>
          </table:table-cell>
          <table:table-cell table:style-name="ce32" office:value-type="float" office:value="33410" calcext:value-type="float">
            <text:p>33410</text:p>
          </table:table-cell>
          <table:table-cell table:style-name="ce32" office:value-type="float" office:value="37880" calcext:value-type="float">
            <text:p>37880</text:p>
          </table:table-cell>
          <table:table-cell table:style-name="ce48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74]*0.4" office:value-type="float" office:value="5200" calcext:value-type="float">
            <text:p>5200</text:p>
          </table:table-cell>
          <table:table-cell table:style-name="ce39" office:value-type="float" office:value="29.808" calcext:value-type="float">
            <text:p>29,808</text:p>
          </table:table-cell>
          <table:table-cell table:style-name="ce39" office:value-type="float" office:value="16293" calcext:value-type="float">
            <text:p>16293</text:p>
          </table:table-cell>
          <table:table-cell table:style-name="ce39" office:value-type="float" office:value="5794691" calcext:value-type="float">
            <text:p>5794691</text:p>
          </table:table-cell>
          <table:table-cell table:style-name="ce39" office:value-type="float" office:value="4015849" calcext:value-type="float">
            <text:p>4015849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1923" calcext:value-type="float">
            <text:p>1192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89.84" calcext:value-type="float">
            <text:p>189,84</text:p>
          </table:table-cell>
          <table:table-cell table:style-name="ce39"/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059" calcext:value-type="float">
            <text:p>2059</text:p>
          </table:table-cell>
          <table:table-cell table:style-name="ce39" office:value-type="float" office:value="8197" calcext:value-type="float">
            <text:p>8197</text:p>
          </table:table-cell>
          <table:table-cell table:style-name="ce39" office:value-type="float" office:value="18486" calcext:value-type="float">
            <text:p>18486</text:p>
          </table:table-cell>
          <table:table-cell table:style-name="ce39" office:value-type="float" office:value="20353" calcext:value-type="float">
            <text:p>20353</text:p>
          </table:table-cell>
          <table:table-cell table:style-name="ce39" office:value-type="float" office:value="29187" calcext:value-type="float">
            <text:p>29187</text:p>
          </table:table-cell>
          <table:table-cell table:style-name="ce39" office:value-type="float" office:value="29798" calcext:value-type="float">
            <text:p>29798</text:p>
          </table:table-cell>
          <table:table-cell table:style-name="ce50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74]*0.8" office:value-type="float" office:value="10400" calcext:value-type="float">
            <text:p>10400</text:p>
          </table:table-cell>
          <table:table-cell table:style-name="ce31" office:value-type="float" office:value="37.028" calcext:value-type="float">
            <text:p>37,028</text:p>
          </table:table-cell>
          <table:table-cell table:style-name="ce31" office:value-type="float" office:value="5276" calcext:value-type="float">
            <text:p>5276</text:p>
          </table:table-cell>
          <table:table-cell table:style-name="ce31" office:value-type="float" office:value="6173984" calcext:value-type="float">
            <text:p>6173984</text:p>
          </table:table-cell>
          <table:table-cell table:style-name="ce31" office:value-type="float" office:value="4349284" calcext:value-type="float">
            <text:p>4349284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29622" calcext:value-type="float">
            <text:p>2962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2.83" calcext:value-type="float">
            <text:p>162,83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7603" calcext:value-type="float">
            <text:p>7603</text:p>
          </table:table-cell>
          <table:table-cell table:style-name="ce31" office:value-type="float" office:value="14636" calcext:value-type="float">
            <text:p>14636</text:p>
          </table:table-cell>
          <table:table-cell table:style-name="ce31" office:value-type="float" office:value="16213" calcext:value-type="float">
            <text:p>16213</text:p>
          </table:table-cell>
          <table:table-cell table:style-name="ce31" office:value-type="float" office:value="18297" calcext:value-type="float">
            <text:p>18297</text:p>
          </table:table-cell>
          <table:table-cell table:style-name="ce31" office:value-type="float" office:value="22447" calcext:value-type="float">
            <text:p>22447</text:p>
          </table:table-cell>
          <table:table-cell table:style-name="ce31" office:value-type="float" office:value="30206" calcext:value-type="float">
            <text:p>30206</text:p>
          </table:table-cell>
          <table:table-cell table:style-name="ce31" office:value-type="float" office:value="34336" calcext:value-type="float">
            <text:p>34336</text:p>
          </table:table-cell>
          <table:table-cell table:style-name="ce48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23"/>
          <table:table-cell table:style-name="ce23" table:formula="of:=AVERAGE([.C75:.C78])" office:value-type="float" office:value="34.50375" calcext:value-type="float">
            <text:p>34,50375</text:p>
          </table:table-cell>
          <table:table-cell table:style-name="ce23" table:formula="of:=AVERAGE([.D75:.D78])" office:value-type="float" office:value="10235.75" calcext:value-type="float">
            <text:p>10235,75</text:p>
          </table:table-cell>
          <table:table-cell table:style-name="ce23" table:formula="of:=AVERAGE([.E75:.E78])" office:value-type="float" office:value="6176806" calcext:value-type="float">
            <text:p>6176806</text:p>
          </table:table-cell>
          <table:table-cell table:style-name="ce23" table:formula="of:=AVERAGE([.F75:.F78])" office:value-type="float" office:value="4340245.25" calcext:value-type="float">
            <text:p>4340245,25</text:p>
          </table:table-cell>
          <table:table-cell table:style-name="ce23" table:formula="of:=AVERAGE([.G75:.G78])" office:value-type="float" office:value="380" calcext:value-type="float">
            <text:p>380</text:p>
          </table:table-cell>
          <table:table-cell table:style-name="ce23" table:formula="of:=AVERAGE([.H75:.H78])" office:value-type="float" office:value="13114.5" calcext:value-type="float">
            <text:p>13114,5</text:p>
          </table:table-cell>
          <table:table-cell table:style-name="ce23" table:formula="of:=AVERAGE([.I75:.I78])" office:value-type="float" office:value="3" calcext:value-type="float">
            <text:p>3</text:p>
          </table:table-cell>
          <table:table-cell table:style-name="ce23" table:formula="of:=AVERAGE([.J75:.J78])" office:value-type="float" office:value="176.2175" calcext:value-type="float">
            <text:p>176,2175</text:p>
          </table:table-cell>
          <table:table-cell table:style-name="ce23" table:formula="of:=AVERAGE([.K75:.K78])" office:value-type="string" office:string-value="" calcext:value-type="error">
            <text:p>#DIV/0!</text:p>
          </table:table-cell>
          <table:table-cell table:style-name="ce23" table:formula="of:=AVERAGE([.L75:.L78])" office:value-type="float" office:value="241.75" calcext:value-type="float">
            <text:p>241,75</text:p>
          </table:table-cell>
          <table:table-cell table:style-name="ce23" table:formula="of:=AVERAGE([.M75:.M78])" office:value-type="float" office:value="2148.5" calcext:value-type="float">
            <text:p>2148,5</text:p>
          </table:table-cell>
          <table:table-cell table:style-name="ce23" table:formula="of:=AVERAGE([.N75:.N78])" office:value-type="float" office:value="4563" calcext:value-type="float">
            <text:p>4563</text:p>
          </table:table-cell>
          <table:table-cell table:style-name="ce23" table:formula="of:=AVERAGE([.O75:.O78])" office:value-type="float" office:value="8131.5" calcext:value-type="float">
            <text:p>8131,5</text:p>
          </table:table-cell>
          <table:table-cell table:style-name="ce23" table:formula="of:=AVERAGE([.P75:.P78])" office:value-type="float" office:value="16242.75" calcext:value-type="float">
            <text:p>16242,75</text:p>
          </table:table-cell>
          <table:table-cell table:style-name="ce23" table:formula="of:=AVERAGE([.Q75:.Q78])" office:value-type="float" office:value="21330.25" calcext:value-type="float">
            <text:p>21330,25</text:p>
          </table:table-cell>
          <table:table-cell table:style-name="ce23" table:formula="of:=AVERAGE([.R75:.R78])" office:value-type="float" office:value="28594.75" calcext:value-type="float">
            <text:p>28594,75</text:p>
          </table:table-cell>
          <table:table-cell table:style-name="ce23" table:formula="of:=AVERAGE([.S75:.S78])" office:value-type="float" office:value="32051.5" calcext:value-type="float">
            <text:p>32051,5</text:p>
          </table:table-cell>
          <table:table-cell table:style-name="ce23" table:formula="of:=AVERAGE([.T75:.T78])" office:value-type="float" office:value="34444.5" calcext:value-type="float">
            <text:p>34444,5</text:p>
          </table:table-cell>
          <table:table-cell table:style-name="ce54" table:number-columns-repeated="1004"/>
        </table:table-row>
        <table:table-row table:style-name="ro2">
          <table:table-cell table:style-name="ce21" office:value-type="float" office:value="14000" calcext:value-type="float" table:number-columns-spanned="1" table:number-rows-spanned="5">
            <text:p>14000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757.626" calcext:value-type="float">
            <text:p>757,62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6198000" calcext:value-type="float">
            <text:p>86198000</text:p>
          </table:table-cell>
          <table:table-cell table:style-name="ce38" office:value-type="float" office:value="80626000" calcext:value-type="float">
            <text:p>80626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1.11" calcext:value-type="float">
            <text:p>111,11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49" office:value-type="float" office:value="741" calcext:value-type="float">
            <text:p>741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1" office:value-type="float" office:value="1400" calcext:value-type="float">
            <text:p>1400</text:p>
          </table:table-cell>
          <table:table-cell table:style-name="ce32" office:value-type="float" office:value="43.32" calcext:value-type="float">
            <text:p>43,32</text:p>
          </table:table-cell>
          <table:table-cell table:style-name="ce32" office:value-type="float" office:value="3068" calcext:value-type="float">
            <text:p>3068</text:p>
          </table:table-cell>
          <table:table-cell table:style-name="ce32" office:value-type="float" office:value="7536837" calcext:value-type="float">
            <text:p>7536837</text:p>
          </table:table-cell>
          <table:table-cell table:style-name="ce32" office:value-type="float" office:value="5409861" calcext:value-type="float">
            <text:p>5409861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331" calcext:value-type="float">
            <text:p>433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9.9" calcext:value-type="float">
            <text:p>169,9</text:p>
          </table:table-cell>
          <table:table-cell table:style-name="ce32"/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298" calcext:value-type="float">
            <text:p>4298</text:p>
          </table:table-cell>
          <table:table-cell table:style-name="ce32" office:value-type="float" office:value="13080" calcext:value-type="float">
            <text:p>13080</text:p>
          </table:table-cell>
          <table:table-cell table:style-name="ce32" office:value-type="float" office:value="21717" calcext:value-type="float">
            <text:p>21717</text:p>
          </table:table-cell>
          <table:table-cell table:style-name="ce32" office:value-type="float" office:value="33077" calcext:value-type="float">
            <text:p>33077</text:p>
          </table:table-cell>
          <table:table-cell table:style-name="ce48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2" office:value-type="float" office:value="2800" calcext:value-type="float">
            <text:p>2800</text:p>
          </table:table-cell>
          <table:table-cell table:style-name="ce32" office:value-type="float" office:value="81.578" calcext:value-type="float">
            <text:p>81,578</text:p>
          </table:table-cell>
          <table:table-cell table:style-name="ce32" office:value-type="float" office:value="5290" calcext:value-type="float">
            <text:p>5290</text:p>
          </table:table-cell>
          <table:table-cell table:style-name="ce32" office:value-type="float" office:value="7106930" calcext:value-type="float">
            <text:p>7106930</text:p>
          </table:table-cell>
          <table:table-cell table:style-name="ce32" office:value-type="float" office:value="5101561" calcext:value-type="float">
            <text:p>51015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6315" calcext:value-type="float">
            <text:p>163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5.08" calcext:value-type="float">
            <text:p>85,08</text:p>
          </table:table-cell>
          <table:table-cell table:style-name="ce32"/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256" calcext:value-type="float">
            <text:p>1256</text:p>
          </table:table-cell>
          <table:table-cell table:style-name="ce32" office:value-type="float" office:value="3460" calcext:value-type="float">
            <text:p>3460</text:p>
          </table:table-cell>
          <table:table-cell table:style-name="ce32" office:value-type="float" office:value="12692" calcext:value-type="float">
            <text:p>12692</text:p>
          </table:table-cell>
          <table:table-cell table:style-name="ce32" office:value-type="float" office:value="32370" calcext:value-type="float">
            <text:p>32370</text:p>
          </table:table-cell>
          <table:table-cell table:style-name="ce32" office:value-type="float" office:value="36504" calcext:value-type="float">
            <text:p>36504</text:p>
          </table:table-cell>
          <table:table-cell table:style-name="ce32" office:value-type="float" office:value="38101" calcext:value-type="float">
            <text:p>38101</text:p>
          </table:table-cell>
          <table:table-cell table:style-name="ce48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2">
          <table:covered-table-cell table:style-name="ce19"/>
          <table:table-cell table:formula="of:=[.A80]*0.4" office:value-type="float" office:value="5600" calcext:value-type="float">
            <text:p>5600</text:p>
          </table:table-cell>
          <table:table-cell table:style-name="ce32" office:value-type="float" office:value="41.682" calcext:value-type="float">
            <text:p>41,682</text:p>
          </table:table-cell>
          <table:table-cell table:style-name="ce32" office:value-type="float" office:value="18855" calcext:value-type="float">
            <text:p>18855</text:p>
          </table:table-cell>
          <table:table-cell table:style-name="ce32" office:value-type="float" office:value="6791949" calcext:value-type="float">
            <text:p>6791949</text:p>
          </table:table-cell>
          <table:table-cell table:style-name="ce32" office:value-type="float" office:value="4958687" calcext:value-type="float">
            <text:p>495868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16672" calcext:value-type="float">
            <text:p>1667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59.13" calcext:value-type="float">
            <text:p>159,13</text:p>
          </table:table-cell>
          <table:table-cell table:style-name="ce32"/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7010" calcext:value-type="float">
            <text:p>7010</text:p>
          </table:table-cell>
          <table:table-cell table:style-name="ce32" office:value-type="float" office:value="13329" calcext:value-type="float">
            <text:p>13329</text:p>
          </table:table-cell>
          <table:table-cell table:style-name="ce32" office:value-type="float" office:value="23028" calcext:value-type="float">
            <text:p>23028</text:p>
          </table:table-cell>
          <table:table-cell table:style-name="ce32" office:value-type="float" office:value="30359" calcext:value-type="float">
            <text:p>30359</text:p>
          </table:table-cell>
          <table:table-cell table:style-name="ce32" office:value-type="float" office:value="36557" calcext:value-type="float">
            <text:p>36557</text:p>
          </table:table-cell>
          <table:table-cell table:style-name="ce32" office:value-type="float" office:value="38093" calcext:value-type="float">
            <text:p>38093</text:p>
          </table:table-cell>
          <table:table-cell table:style-name="ce48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2">
          <table:covered-table-cell table:style-name="ce19"/>
          <table:table-cell table:style-name="ce29" table:formula="of:=[.A80]*0.8" office:value-type="float" office:value="11200" calcext:value-type="float">
            <text:p>11200</text:p>
          </table:table-cell>
          <table:table-cell table:style-name="ce29" office:value-type="float" office:value="42.237" calcext:value-type="float">
            <text:p>42,237</text:p>
          </table:table-cell>
          <table:table-cell table:style-name="ce29" office:value-type="float" office:value="8298" calcext:value-type="float">
            <text:p>8298</text:p>
          </table:table-cell>
          <table:table-cell table:style-name="ce29" office:value-type="float" office:value="6821195" calcext:value-type="float">
            <text:p>6821195</text:p>
          </table:table-cell>
          <table:table-cell table:style-name="ce29" office:value-type="float" office:value="4964287" calcext:value-type="float">
            <text:p>4964287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3789" calcext:value-type="float">
            <text:p>3378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57.71" calcext:value-type="float">
            <text:p>157,71</text:p>
          </table:table-cell>
          <table:table-cell table:style-name="ce29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12161" calcext:value-type="float">
            <text:p>12161</text:p>
          </table:table-cell>
          <table:table-cell table:style-name="ce29" office:value-type="float" office:value="17081" calcext:value-type="float">
            <text:p>17081</text:p>
          </table:table-cell>
          <table:table-cell table:style-name="ce29" office:value-type="float" office:value="18711" calcext:value-type="float">
            <text:p>18711</text:p>
          </table:table-cell>
          <table:table-cell table:style-name="ce29" office:value-type="float" office:value="21392" calcext:value-type="float">
            <text:p>21392</text:p>
          </table:table-cell>
          <table:table-cell table:style-name="ce29" office:value-type="float" office:value="29707" calcext:value-type="float">
            <text:p>29707</text:p>
          </table:table-cell>
          <table:table-cell table:style-name="ce29" office:value-type="float" office:value="33404" calcext:value-type="float">
            <text:p>33404</text:p>
          </table:table-cell>
          <table:table-cell table:style-name="ce29" office:value-type="float" office:value="34059" calcext:value-type="float">
            <text:p>34059</text:p>
          </table:table-cell>
          <table:table-cell table:style-name="ce46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1:.C84])" office:value-type="float" office:value="52.20425" calcext:value-type="float">
            <text:p>52,20425</text:p>
          </table:table-cell>
          <table:table-cell table:style-name="ce23" table:formula="of:=AVERAGE([.D81:.D84])" office:value-type="float" office:value="8877.75" calcext:value-type="float">
            <text:p>8877,75</text:p>
          </table:table-cell>
          <table:table-cell table:style-name="ce23" table:formula="of:=AVERAGE([.E81:.E84])" office:value-type="float" office:value="7064227.75" calcext:value-type="float">
            <text:p>7064227,75</text:p>
          </table:table-cell>
          <table:table-cell table:style-name="ce23" table:formula="of:=AVERAGE([.F81:.F84])" office:value-type="float" office:value="5108599" calcext:value-type="float">
            <text:p>5108599</text:p>
          </table:table-cell>
          <table:table-cell table:style-name="ce23" table:formula="of:=AVERAGE([.G81:.G84])" office:value-type="float" office:value="290.5" calcext:value-type="float">
            <text:p>290,5</text:p>
          </table:table-cell>
          <table:table-cell table:style-name="ce23" table:formula="of:=AVERAGE([.H81:.H84])" office:value-type="float" office:value="17776.75" calcext:value-type="float">
            <text:p>17776,75</text:p>
          </table:table-cell>
          <table:table-cell table:style-name="ce23" table:formula="of:=AVERAGE([.I81:.I84])" office:value-type="float" office:value="3.75" calcext:value-type="float">
            <text:p>3,75</text:p>
          </table:table-cell>
          <table:table-cell table:style-name="ce23" table:formula="of:=AVERAGE([.J81:.J84])" office:value-type="float" office:value="142.955" calcext:value-type="float">
            <text:p>142,955</text:p>
          </table:table-cell>
          <table:table-cell table:style-name="ce23" table:formula="of:=AVERAGE([.K81:.K84])" office:value-type="string" office:string-value="" calcext:value-type="error">
            <text:p>#DIV/0!</text:p>
          </table:table-cell>
          <table:table-cell table:style-name="ce23" table:formula="of:=AVERAGE([.L81:.L84])" office:value-type="float" office:value="290.5" calcext:value-type="float">
            <text:p>290,5</text:p>
          </table:table-cell>
          <table:table-cell table:style-name="ce23" table:formula="of:=AVERAGE([.M81:.M84])" office:value-type="float" office:value="3326.5" calcext:value-type="float">
            <text:p>3326,5</text:p>
          </table:table-cell>
          <table:table-cell table:style-name="ce23" table:formula="of:=AVERAGE([.N81:.N84])" office:value-type="float" office:value="6420.25" calcext:value-type="float">
            <text:p>6420,25</text:p>
          </table:table-cell>
          <table:table-cell table:style-name="ce23" table:formula="of:=AVERAGE([.O81:.O84])" office:value-type="float" office:value="8989.75" calcext:value-type="float">
            <text:p>8989,75</text:p>
          </table:table-cell>
          <table:table-cell table:style-name="ce23" table:formula="of:=AVERAGE([.P81:.P84])" office:value-type="float" office:value="15352.5" calcext:value-type="float">
            <text:p>15352,5</text:p>
          </table:table-cell>
          <table:table-cell table:style-name="ce23" table:formula="of:=AVERAGE([.Q81:.Q84])" office:value-type="float" office:value="26379" calcext:value-type="float">
            <text:p>26379</text:p>
          </table:table-cell>
          <table:table-cell table:style-name="ce23" table:formula="of:=AVERAGE([.R81:.R84])" office:value-type="float" office:value="32045.5" calcext:value-type="float">
            <text:p>32045,5</text:p>
          </table:table-cell>
          <table:table-cell table:style-name="ce23" table:formula="of:=AVERAGE([.S81:.S84])" office:value-type="float" office:value="35832.5" calcext:value-type="float">
            <text:p>35832,5</text:p>
          </table:table-cell>
          <table:table-cell table:style-name="ce23" table:formula="of:=AVERAGE([.T81:.T84])" office:value-type="float" office:value="50571.25" calcext:value-type="float">
            <text:p>50571,25</text:p>
          </table:table-cell>
          <table:table-cell table:style-name="ce54" table:number-columns-repeated="1004"/>
        </table:table-row>
        <table:table-row table:style-name="ro2">
          <table:table-cell table:style-name="ce25" office:value-type="float" office:value="15000" calcext:value-type="float" table:number-columns-spanned="1" table:number-rows-spanned="5">
            <text:p>15000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857.53" calcext:value-type="float">
            <text:p>857,5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2355000" calcext:value-type="float">
            <text:p>92355000</text:p>
          </table:table-cell>
          <table:table-cell table:style-name="ce40" office:value-type="float" office:value="86385000" calcext:value-type="float">
            <text:p>8638500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57" calcext:value-type="float">
            <text:p>57</text:p>
          </table:table-cell>
          <table:table-cell table:style-name="ce40" office:value-type="float" office:value="105.17" calcext:value-type="float">
            <text:p>105,17</text:p>
          </table:table-cell>
          <table:table-cell table:style-name="ce40"/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5" calcext:value-type="float">
            <text:p>105</text:p>
          </table:table-cell>
          <table:table-cell table:style-name="ce51" office:value-type="float" office:value="493" calcext:value-type="float">
            <text:p>493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1" office:value-type="float" office:value="1500" calcext:value-type="float">
            <text:p>1500</text:p>
          </table:table-cell>
          <table:table-cell table:style-name="ce41" office:value-type="float" office:value="83.844" calcext:value-type="float">
            <text:p>83,844</text:p>
          </table:table-cell>
          <table:table-cell table:style-name="ce41" office:value-type="float" office:value="16806" calcext:value-type="float">
            <text:p>16806</text:p>
          </table:table-cell>
          <table:table-cell table:style-name="ce41" office:value-type="float" office:value="7190882" calcext:value-type="float">
            <text:p>7190882</text:p>
          </table:table-cell>
          <table:table-cell table:style-name="ce41" office:value-type="float" office:value="4982563" calcext:value-type="float">
            <text:p>498256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8384" calcext:value-type="float">
            <text:p>8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3.76" calcext:value-type="float">
            <text:p>83,76</text:p>
          </table:table-cell>
          <table:table-cell table:style-name="ce41"/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7587" calcext:value-type="float">
            <text:p>7587</text:p>
          </table:table-cell>
          <table:table-cell table:style-name="ce41" office:value-type="float" office:value="18052" calcext:value-type="float">
            <text:p>18052</text:p>
          </table:table-cell>
          <table:table-cell table:style-name="ce41" office:value-type="float" office:value="31342" calcext:value-type="float">
            <text:p>31342</text:p>
          </table:table-cell>
          <table:table-cell table:style-name="ce41" office:value-type="float" office:value="33419" calcext:value-type="float">
            <text:p>33419</text:p>
          </table:table-cell>
          <table:table-cell table:style-name="ce52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2" office:value-type="float" office:value="3000" calcext:value-type="float">
            <text:p>3000</text:p>
          </table:table-cell>
          <table:table-cell table:style-name="ce41" office:value-type="float" office:value="82.92" calcext:value-type="float">
            <text:p>82,92</text:p>
          </table:table-cell>
          <table:table-cell table:style-name="ce41" office:value-type="float" office:value="5397" calcext:value-type="float">
            <text:p>5397</text:p>
          </table:table-cell>
          <table:table-cell table:style-name="ce41" office:value-type="float" office:value="7555391" calcext:value-type="float">
            <text:p>7555391</text:p>
          </table:table-cell>
          <table:table-cell table:style-name="ce41" office:value-type="float" office:value="5397418" calcext:value-type="float">
            <text:p>5397418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6583" calcext:value-type="float">
            <text:p>1658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8.98" calcext:value-type="float">
            <text:p>88,98</text:p>
          </table:table-cell>
          <table:table-cell table:style-name="ce41"/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312" calcext:value-type="float">
            <text:p>1312</text:p>
          </table:table-cell>
          <table:table-cell table:style-name="ce41" office:value-type="float" office:value="4556" calcext:value-type="float">
            <text:p>4556</text:p>
          </table:table-cell>
          <table:table-cell table:style-name="ce41" office:value-type="float" office:value="16084" calcext:value-type="float">
            <text:p>16084</text:p>
          </table:table-cell>
          <table:table-cell table:style-name="ce41" office:value-type="float" office:value="29725" calcext:value-type="float">
            <text:p>29725</text:p>
          </table:table-cell>
          <table:table-cell table:style-name="ce41" office:value-type="float" office:value="33956" calcext:value-type="float">
            <text:p>33956</text:p>
          </table:table-cell>
          <table:table-cell table:style-name="ce41" office:value-type="float" office:value="37625" calcext:value-type="float">
            <text:p>37625</text:p>
          </table:table-cell>
          <table:table-cell table:style-name="ce52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4" table:formula="of:=[.A86]*0.4" office:value-type="float" office:value="6000" calcext:value-type="float">
            <text:p>6000</text:p>
          </table:table-cell>
          <table:table-cell table:style-name="ce41" office:value-type="float" office:value="82.033" calcext:value-type="float">
            <text:p>82,033</text:p>
          </table:table-cell>
          <table:table-cell table:style-name="ce41" office:value-type="float" office:value="18478" calcext:value-type="float">
            <text:p>18478</text:p>
          </table:table-cell>
          <table:table-cell table:style-name="ce41" office:value-type="float" office:value="7279029" calcext:value-type="float">
            <text:p>7279029</text:p>
          </table:table-cell>
          <table:table-cell table:style-name="ce41" office:value-type="float" office:value="5185764" calcext:value-type="float">
            <text:p>518576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32813" calcext:value-type="float">
            <text:p>3281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6.65" calcext:value-type="float">
            <text:p>86,65</text:p>
          </table:table-cell>
          <table:table-cell table:style-name="ce41"/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3636" calcext:value-type="float">
            <text:p>3636</text:p>
          </table:table-cell>
          <table:table-cell table:style-name="ce41" office:value-type="float" office:value="8954" calcext:value-type="float">
            <text:p>8954</text:p>
          </table:table-cell>
          <table:table-cell table:style-name="ce41" office:value-type="float" office:value="27175" calcext:value-type="float">
            <text:p>27175</text:p>
          </table:table-cell>
          <table:table-cell table:style-name="ce41" office:value-type="float" office:value="30333" calcext:value-type="float">
            <text:p>30333</text:p>
          </table:table-cell>
          <table:table-cell table:style-name="ce41" office:value-type="float" office:value="34231" calcext:value-type="float">
            <text:p>34231</text:p>
          </table:table-cell>
          <table:table-cell table:style-name="ce41" office:value-type="float" office:value="35786" calcext:value-type="float">
            <text:p>35786</text:p>
          </table:table-cell>
          <table:table-cell table:style-name="ce52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2">
          <table:covered-table-cell table:style-name="ce26"/>
          <table:table-cell table:style-name="ce35" table:formula="of:=[.A86]*0.8" office:value-type="float" office:value="12000" calcext:value-type="float">
            <text:p>12000</text:p>
          </table:table-cell>
          <table:table-cell table:style-name="ce35" office:value-type="float" office:value="42.33" calcext:value-type="float">
            <text:p>42,33</text:p>
          </table:table-cell>
          <table:table-cell table:style-name="ce35" office:value-type="float" office:value="20031" calcext:value-type="float">
            <text:p>20031</text:p>
          </table:table-cell>
          <table:table-cell table:style-name="ce35" office:value-type="float" office:value="7278294" calcext:value-type="float">
            <text:p>7278294</text:p>
          </table:table-cell>
          <table:table-cell table:style-name="ce35" office:value-type="float" office:value="5294508" calcext:value-type="float">
            <text:p>5294508</text:p>
          </table:table-cell>
          <table:table-cell table:style-name="ce35" office:value-type="float" office:value="354" calcext:value-type="float">
            <text:p>354</text:p>
          </table:table-cell>
          <table:table-cell table:style-name="ce35" office:value-type="float" office:value="33863" calcext:value-type="float">
            <text:p>3386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67.91" calcext:value-type="float">
            <text:p>167,91</text:p>
          </table:table-cell>
          <table:table-cell table:style-name="ce35"/>
          <table:table-cell table:style-name="ce35" office:value-type="float" office:value="255" calcext:value-type="float">
            <text:p>255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7537" calcext:value-type="float">
            <text:p>7537</text:p>
          </table:table-cell>
          <table:table-cell table:style-name="ce35" office:value-type="float" office:value="10342" calcext:value-type="float">
            <text:p>10342</text:p>
          </table:table-cell>
          <table:table-cell table:style-name="ce35" office:value-type="float" office:value="28215" calcext:value-type="float">
            <text:p>28215</text:p>
          </table:table-cell>
          <table:table-cell table:style-name="ce35" office:value-type="float" office:value="29346" calcext:value-type="float">
            <text:p>29346</text:p>
          </table:table-cell>
          <table:table-cell table:style-name="ce35" office:value-type="float" office:value="31870" calcext:value-type="float">
            <text:p>31870</text:p>
          </table:table-cell>
          <table:table-cell table:style-name="ce35" office:value-type="float" office:value="34048" calcext:value-type="float">
            <text:p>34048</text:p>
          </table:table-cell>
          <table:table-cell table:style-name="ce53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2">
          <table:table-cell table:style-name="ce23" office:value-type="string" calcext:value-type="string" table:number-columns-spanned="2" table:number-rows-spanned="1">
            <text:p>Médias</text:p>
          </table:table-cell>
          <table:covered-table-cell table:style-name="ce30"/>
          <table:table-cell table:style-name="ce23" table:formula="of:=AVERAGE([.C87:.C90])" office:value-type="float" office:value="72.78175" calcext:value-type="float">
            <text:p>72,78175</text:p>
          </table:table-cell>
          <table:table-cell table:style-name="ce23" table:formula="of:=AVERAGE([.D87:.D90])" office:value-type="float" office:value="15178" calcext:value-type="float">
            <text:p>15178</text:p>
          </table:table-cell>
          <table:table-cell table:style-name="ce23" table:formula="of:=AVERAGE([.E87:.E90])" office:value-type="float" office:value="7325899" calcext:value-type="float">
            <text:p>7325899</text:p>
          </table:table-cell>
          <table:table-cell table:style-name="ce23" table:formula="of:=AVERAGE([.F87:.F90])" office:value-type="float" office:value="5215063.25" calcext:value-type="float">
            <text:p>5215063,25</text:p>
          </table:table-cell>
          <table:table-cell table:style-name="ce23" table:formula="of:=AVERAGE([.G87:.G90])" office:value-type="float" office:value="224.25" calcext:value-type="float">
            <text:p>224,25</text:p>
          </table:table-cell>
          <table:table-cell table:style-name="ce23" table:formula="of:=AVERAGE([.H87:.H90])" office:value-type="float" office:value="22910.75" calcext:value-type="float">
            <text:p>22910,75</text:p>
          </table:table-cell>
          <table:table-cell table:style-name="ce23" table:formula="of:=AVERAGE([.I87:.I90])" office:value-type="float" office:value="5" calcext:value-type="float">
            <text:p>5</text:p>
          </table:table-cell>
          <table:table-cell table:style-name="ce23" table:formula="of:=AVERAGE([.J87:.J90])" office:value-type="float" office:value="106.825" calcext:value-type="float">
            <text:p>106,825</text:p>
          </table:table-cell>
          <table:table-cell table:style-name="ce23" table:formula="of:=AVERAGE([.K87:.K90])" office:value-type="string" office:string-value="" calcext:value-type="error">
            <text:p>#DIV/0!</text:p>
          </table:table-cell>
          <table:table-cell table:style-name="ce23" table:formula="of:=AVERAGE([.L87:.L90])" office:value-type="float" office:value="262.75" calcext:value-type="float">
            <text:p>262,75</text:p>
          </table:table-cell>
          <table:table-cell table:style-name="ce23" table:formula="of:=AVERAGE([.M87:.M90])" office:value-type="float" office:value="377" calcext:value-type="float">
            <text:p>377</text:p>
          </table:table-cell>
          <table:table-cell table:style-name="ce23" table:formula="of:=AVERAGE([.N87:.N90])" office:value-type="float" office:value="3218.25" calcext:value-type="float">
            <text:p>3218,25</text:p>
          </table:table-cell>
          <table:table-cell table:style-name="ce23" table:formula="of:=AVERAGE([.O87:.O90])" office:value-type="float" office:value="6104" calcext:value-type="float">
            <text:p>6104</text:p>
          </table:table-cell>
          <table:table-cell table:style-name="ce23" table:formula="of:=AVERAGE([.P87:.P90])" office:value-type="float" office:value="19765.25" calcext:value-type="float">
            <text:p>19765,25</text:p>
          </table:table-cell>
          <table:table-cell table:style-name="ce23" table:formula="of:=AVERAGE([.Q87:.Q90])" office:value-type="float" office:value="26864" calcext:value-type="float">
            <text:p>26864</text:p>
          </table:table-cell>
          <table:table-cell table:style-name="ce23" table:formula="of:=AVERAGE([.R87:.R90])" office:value-type="float" office:value="32849.75" calcext:value-type="float">
            <text:p>32849,75</text:p>
          </table:table-cell>
          <table:table-cell table:style-name="ce23" table:formula="of:=AVERAGE([.S87:.S90])" office:value-type="float" office:value="35219.5" calcext:value-type="float">
            <text:p>35219,5</text:p>
          </table:table-cell>
          <table:table-cell table:style-name="ce23" table:formula="of:=AVERAGE([.T87:.T90])" office:value-type="float" office:value="56899.25" calcext:value-type="float">
            <text:p>56899,25</text:p>
          </table:table-cell>
          <table:table-cell table:style-name="ce54" table:number-columns-repeated="1004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2" table:default-cell-style-name="ce122"/>
        <table:table-column table:style-name="co13" table:number-columns-repeated="2" table:default-cell-style-name="ce122"/>
        <table:table-column table:style-name="co7" table:number-columns-repeated="1021" table:default-cell-style-name="ce122"/>
        <table:table-row table:style-name="ro2">
          <table:table-cell table:style-name="ce120" office:value-type="string" calcext:value-type="string" table:number-columns-spanned="4" table:number-rows-spanned="1">
            <text:p>Taxa de transferência em Quilo Bytes por segundo (Kb/s)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2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121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table:style-name="ce121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table:style-name="ce121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table:style-name="ce121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table:style-name="ce121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table:style-name="ce12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121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table:style-name="ce121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table:style-name="ce121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table:style-name="ce121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table:style-name="ce121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table:style-name="ce12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121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table:style-name="ce121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table:style-name="ce121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table:style-name="ce121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table:style-name="ce121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>
          <table:table-cell table:style-name="ce121"/>
          <table:table-cell table:number-columns-repeated="1023"/>
        </table:table-row>
        <table:table-row table:style-name="ro2">
          <table:table-cell table:style-name="ce12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table:style-name="ce121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2">
          <table:table-cell table:style-name="ce121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2">
          <table:table-cell table:style-name="ce121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2">
          <table:table-cell table:style-name="ce121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2">
          <table:table-cell table:style-name="ce121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2">
          <table:table-cell table:style-name="ce121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2">
          <table:table-cell table:style-name="ce121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2">
          <table:table-cell table:style-name="ce121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2">
          <table:table-cell table:style-name="ce121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2">
          <table:table-cell table:style-name="ce121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2">
          <table:table-cell table:style-name="ce121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2">
          <table:table-cell table:style-name="ce121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2">
          <table:table-cell table:style-name="ce121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2">
          <table:table-cell table:style-name="ce121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2">
          <table:table-cell table:style-name="ce121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5" table:style-name="ta1">
        <table:shapes>
          <draw:frame draw:z-index="0" draw:style-name="gr1" draw:text-style-name="P1" svg:width="15.999cm" svg:height="8.999cm" svg:x="10.84cm" svg:y="0.967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0.84cm" svg:y="10.367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7.668cm" svg:y="10.815cm">
            <draw:object draw:notify-on-update-of-ranges="Grafico5.A22:Grafico5.A36 Grafico5.B21:Grafico5.B21 Grafico5.B22:Grafico5.B36 Grafico5.C21:Grafico5.C21 Grafico5.C22:Grafico5.C3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2" table:default-cell-style-name="ce121"/>
        <table:table-column table:style-name="co14" table:default-cell-style-name="ce122"/>
        <table:table-column table:style-name="co13" table:default-cell-style-name="ce122"/>
        <table:table-column table:style-name="co7" table:number-columns-repeated="1021" table:default-cell-style-name="ce122"/>
        <table:table-row table:style-name="ro2">
          <table:table-cell table:style-name="ce123" office:value-type="string" calcext:value-type="string" table:number-columns-spanned="5" table:number-rows-spanned="1">
            <text:p>Tempo médio por requisição simultânea em milissegundo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4" table:style-name="ta1">
        <table:shapes>
          <draw:frame draw:z-index="0" draw:style-name="gr1" draw:text-style-name="P1" svg:width="15.999cm" svg:height="8.999cm" svg:x="26.679cm" svg:y="10.52cm">
            <draw:object draw:notify-on-update-of-ranges="Grafico4.A22:Grafico4.A36 Grafico4.B21:Grafico4.B21 Grafico4.B22:Grafico4.B36 Grafico4.C21:Grafico4.C21 Grafico4.C22:Grafico4.C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1.629cm" svg:y="0.307cm">
            <draw:object draw:notify-on-update-of-ranges="Grafico4.A3:Grafico4.A7 Grafico4.B2:Grafico4.B2 Grafico4.B3:Grafico4.B7 Grafico4.C2:Grafico4.C2 Grafico4.C3:Grafico4.C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9.073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10.909cm" svg:y="10.455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2" table:default-cell-style-name="ce121"/>
        <table:table-column table:style-name="co15" table:default-cell-style-name="ce122"/>
        <table:table-column table:style-name="co8" table:default-cell-style-name="ce122"/>
        <table:table-column table:style-name="co7" table:number-columns-repeated="1020" table:default-cell-style-name="ce122"/>
        <table:table-row table:style-name="ro2">
          <table:table-cell office:value-type="string" calcext:value-type="string" table:number-columns-spanned="3" table:number-rows-spanned="1">
            <text:p>Média de Requisições Atendidas Por Segundo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2" table:number-rows-repeated="104853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Grafico3" table:style-name="ta1">
        <table:shapes>
          <draw:frame draw:z-index="0" draw:style-name="gr1" draw:text-style-name="P1" svg:width="15.999cm" svg:height="8.999cm" svg:x="11.547cm" svg:y="0.277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7.879cm" svg:y="0.626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8.006cm" svg:y="10.156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11.149cm" svg:y="10.036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2" table:default-cell-style-name="ce121"/>
        <table:table-column table:style-name="co16" table:default-cell-style-name="ce122"/>
        <table:table-column table:style-name="co17" table:default-cell-style-name="ce122"/>
        <table:table-column table:style-name="co7" table:number-columns-repeated="1021" table:default-cell-style-name="ce122"/>
        <table:table-row table:style-name="ro2">
          <table:table-cell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4.641cm" svg:y="0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33.238cm" svg:y="10.379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8.249cm" svg:y="9.80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default-cell-style-name="ce121"/>
        <table:table-column table:style-name="co13" table:default-cell-style-name="ce122"/>
        <table:table-column table:style-name="co18" table:default-cell-style-name="ce122"/>
        <table:table-column table:style-name="co17" table:number-columns-repeated="2" table:default-cell-style-name="ce122"/>
        <table:table-column table:style-name="co7" table:number-columns-repeated="1019" table:default-cell-style-name="ce122"/>
        <table:table-row table:style-name="ro2">
          <table:table-cell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iferença</text:p>
          </table:table-cell>
          <table:table-cell table:number-columns-repeated="1020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formula="of:=[.C23]/[.B23]" office:value-type="float" office:value="2.52249661272592" calcext:value-type="float">
            <text:p>2,5224966127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formula="of:=[.C24]/[.B24]" office:value-type="float" office:value="6.97168643850815" calcext:value-type="float">
            <text:p>6,9716864385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formula="of:=[.C25]/[.B25]" office:value-type="float" office:value="7.44581460224951" calcext:value-type="float">
            <text:p>7,4458146022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formula="of:=[.C26]/[.B26]" office:value-type="float" office:value="7.28820703147477" calcext:value-type="float">
            <text:p>7,2882070315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formula="of:=[.C27]/[.B27]" office:value-type="float" office:value="7.34745319413265" calcext:value-type="float">
            <text:p>7,3474531941</text:p>
          </table:table-cell>
          <table:table-cell table:formula="of:=AVERAGE([.D23:.D27])" office:value-type="float" office:value="6.3151315758182" calcext:value-type="float">
            <text:p>6,315131575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formula="of:=[.C28]/[.B28]" office:value-type="float" office:value="8.44988806293213" calcext:value-type="float">
            <text:p>8,4498880629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formula="of:=[.C29]/[.B29]" office:value-type="float" office:value="7.89652980184269" calcext:value-type="float">
            <text:p>7,8965298018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formula="of:=[.C30]/[.B30]" office:value-type="float" office:value="8.05069190713197" calcext:value-type="float">
            <text:p>8,0506919071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formula="of:=[.C31]/[.B31]" office:value-type="float" office:value="8.21230632783087" calcext:value-type="float">
            <text:p>8,2123063278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formula="of:=[.C32]/[.B32]" office:value-type="float" office:value="5.25240033332931" calcext:value-type="float">
            <text:p>5,2524003333</text:p>
          </table:table-cell>
          <table:table-cell table:formula="of:=AVERAGE([.D28:.D32])" office:value-type="float" office:value="7.57236328661339" calcext:value-type="float">
            <text:p>7,5723632866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formula="of:=[.C33]/[.B33]" office:value-type="float" office:value="6.90054258879731" calcext:value-type="float">
            <text:p>6,9005425888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formula="of:=[.C34]/[.B34]" office:value-type="float" office:value="5.45671861279504" calcext:value-type="float">
            <text:p>5,4567186128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formula="of:=[.C35]/[.B35]" office:value-type="float" office:value="7.11500923812629" calcext:value-type="float">
            <text:p>7,1150092381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formula="of:=[.C36]/[.B36]" office:value-type="float" office:value="4.77293515374706" calcext:value-type="float">
            <text:p>4,7729351537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formula="of:=[.C37]/[.B37]" office:value-type="float" office:value="3.85081081452425" calcext:value-type="float">
            <text:p>3,8508108145</text:p>
          </table:table-cell>
          <table:table-cell table:formula="of:=AVERAGE([.D33:.D37])" office:value-type="float" office:value="5.61920328159799" calcext:value-type="float">
            <text:p>5,6192032816</text:p>
          </table:table-cell>
          <table:table-cell table:number-columns-repeated="1019"/>
        </table:table-row>
        <table:table-row table:style-name="ro2">
          <table:table-cell/>
          <table:table-cell table:formula="of:=SUM([.B23:.B37])" office:value-type="float" office:value="467.193" calcext:value-type="float">
            <text:p>467,193</text:p>
          </table:table-cell>
          <table:table-cell table:formula="of:=SUM([.C23:.C37])" office:value-type="float" office:value="2824.64075" calcext:value-type="float">
            <text:p>2824,64075</text:p>
          </table:table-cell>
          <table:table-cell table:formula="of:=AVERAGE([.D23:.D37])" office:value-type="float" office:value="6.50223271467653" calcext:value-type="float">
            <text:p>6,5022327147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2" table:style-name="ta1">
        <table:shapes>
          <draw:frame draw:z-index="0" draw:style-name="gr1" draw:text-style-name="P1" svg:width="15.999cm" svg:height="8.999cm" svg:x="16.133cm" svg:y="0.348cm">
            <draw:object draw:notify-on-update-of-ranges="Grafico2.A3:Grafico2.A7 Grafico2.B2:Grafico2.B2 Grafico2.B3:Grafico2.B7 Grafico2.C2:Grafico2.C2 Grafico2.C3:Grafico2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8.663cm" svg:y="0cm">
            <draw:object draw:notify-on-update-of-ranges="Grafico2.A9:Grafico2.A13 Grafico2.B8:Grafico2.B8 Grafico2.B9:Grafico2.B13 Grafico2.C8:Grafico2.C8 Grafico2.C9:Grafico2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5.058cm" svg:y="9.943cm">
            <draw:object draw:notify-on-update-of-ranges="Grafico2.A15:Grafico2.A19 Grafico2.B14:Grafico2.B14 Grafico2.B15:Grafico2.B19 Grafico2.C14:Grafico2.C14 Grafico2.C15:Grafico2.C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1.232cm" svg:y="9.755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default-cell-style-name="ce121"/>
        <table:table-column table:style-name="co19" table:number-columns-repeated="2" table:default-cell-style-name="ce122"/>
        <table:table-column table:style-name="co17" table:number-columns-repeated="2" table:default-cell-style-name="ce122"/>
        <table:table-column table:style-name="co7" table:number-columns-repeated="1019" table:default-cell-style-name="ce122"/>
        <table:table-row table:style-name="ro2">
          <table:table-cell office:value-type="string" calcext:value-type="string" table:number-columns-spanned="3" table:number-rows-spanned="1">
            <text:p>Total Transferido (Kbytes)</text:p>
          </table:table-cell>
          <table:covered-table-cell table:number-columns-repeated="2" office:value-type="string" calcext:value-type="string">
            <text:p>Total Transferido (bytes)</text:p>
          </table:covered-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2.4426007692248" calcext:value-type="float">
            <text:p>2,4426007692</text:p>
          </table:table-cell>
          <table:table-cell office:value-type="float" office:value="1.21743013747517" calcext:value-type="float">
            <text:p>1,2174301375</text:p>
          </table:table-cell>
          <table:table-cell table:number-columns-repeated="1021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4.34432143937748" calcext:value-type="float">
            <text:p>4,3443214394</text:p>
          </table:table-cell>
          <table:table-cell office:value-type="float" office:value="0.863906511839002" calcext:value-type="float">
            <text:p>0,8639065118</text:p>
          </table:table-cell>
          <table:table-cell table:number-columns-repeated="1021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5.25159358125931" calcext:value-type="float">
            <text:p>5,2515935813</text:p>
          </table:table-cell>
          <table:table-cell office:value-type="float" office:value="1.02115731869104" calcext:value-type="float">
            <text:p>1,0211573187</text:p>
          </table:table-cell>
          <table:table-cell table:number-columns-repeated="1021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6.85897739262661" calcext:value-type="float">
            <text:p>6,8589773926</text:p>
          </table:table-cell>
          <table:table-cell office:value-type="float" office:value="1.38691949323486" calcext:value-type="float">
            <text:p>1,3869194932</text:p>
          </table:table-cell>
          <table:table-cell table:number-columns-repeated="1021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7.93333882063834" calcext:value-type="float">
            <text:p>7,9333388206</text:p>
          </table:table-cell>
          <table:table-cell office:value-type="float" office:value="1.63582740639741" calcext:value-type="float">
            <text:p>1,63582740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8.21738795230263" calcext:value-type="float">
            <text:p>8,2173879523</text:p>
          </table:table-cell>
          <table:table-cell office:value-type="float" office:value="1.66006666711923" calcext:value-type="float">
            <text:p>1,6600666671</text:p>
          </table:table-cell>
          <table:table-cell table:number-columns-repeated="1021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9.78114974960433" calcext:value-type="float">
            <text:p>9,7811497496</text:p>
          </table:table-cell>
          <table:table-cell office:value-type="float" office:value="1.94161147843998" calcext:value-type="float">
            <text:p>1,9416114784</text:p>
          </table:table-cell>
          <table:table-cell table:number-columns-repeated="1021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0.6937143123138" calcext:value-type="float">
            <text:p>10,6937143123</text:p>
          </table:table-cell>
          <table:table-cell office:value-type="float" office:value="2.13609312449572" calcext:value-type="float">
            <text:p>2,1360931245</text:p>
          </table:table-cell>
          <table:table-cell table:number-columns-repeated="1021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1.2781487837093" calcext:value-type="float">
            <text:p>11,2781487837</text:p>
          </table:table-cell>
          <table:table-cell office:value-type="float" office:value="2.27858409105015" calcext:value-type="float">
            <text:p>2,2785840911</text:p>
          </table:table-cell>
          <table:table-cell table:number-columns-repeated="1021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1.6425697606985" calcext:value-type="float">
            <text:p>11,6425697607</text:p>
          </table:table-cell>
          <table:table-cell office:value-type="float" office:value="2.508163800661" calcext:value-type="float">
            <text:p>2,50816380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1.9782604531948" calcext:value-type="float">
            <text:p>11,9782604532</text:p>
          </table:table-cell>
          <table:table-cell office:value-type="float" office:value="2.74165303325937" calcext:value-type="float">
            <text:p>2,7416530333</text:p>
          </table:table-cell>
          <table:table-cell table:number-columns-repeated="1021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13.7615767993188" calcext:value-type="float">
            <text:p>13,7615767993</text:p>
          </table:table-cell>
          <table:table-cell office:value-type="float" office:value="2.85631160489852" calcext:value-type="float">
            <text:p>2,8563116049</text:p>
          </table:table-cell>
          <table:table-cell table:number-columns-repeated="1021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12.8779719938943" calcext:value-type="float">
            <text:p>12,8779719939</text:p>
          </table:table-cell>
          <table:table-cell office:value-type="float" office:value="2.99505318241063" calcext:value-type="float">
            <text:p>2,9950531824</text:p>
          </table:table-cell>
          <table:table-cell table:number-columns-repeated="1021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14.3371680220876" calcext:value-type="float">
            <text:p>14,3371680221</text:p>
          </table:table-cell>
          <table:table-cell office:value-type="float" office:value="3.42535248863425" calcext:value-type="float">
            <text:p>3,4253524886</text:p>
          </table:table-cell>
          <table:table-cell table:number-columns-repeated="1021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14.554157276021" calcext:value-type="float">
            <text:p>14,554157276</text:p>
          </table:table-cell>
          <table:table-cell office:value-type="float" office:value="3.55223348668694" calcext:value-type="float">
            <text:p>3,5522334867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2">
          <table:table-cell office:value-type="float" office:value="1000" calcext:value-type="float">
            <text:p>1.000</text:p>
          </table:table-cell>
          <table:table-cell office:value-type="float" office:value="2.4426007692248" calcext:value-type="float">
            <text:p>2,4426007692</text:p>
          </table:table-cell>
          <table:table-cell office:value-type="float" office:value="1.21743013747517" calcext:value-type="float">
            <text:p>1,2174301375</text:p>
          </table:table-cell>
          <table:table-cell table:formula="of:=[.B24]/[.C24]" office:value-type="float" office:value="2.00635806034054" calcext:value-type="float">
            <text:p>2,0063580603</text:p>
          </table:table-cell>
          <table:table-cell table:number-columns-repeated="1020"/>
        </table:table-row>
        <table:table-row table:style-name="ro2">
          <table:table-cell office:value-type="float" office:value="2000" calcext:value-type="float">
            <text:p>2.000</text:p>
          </table:table-cell>
          <table:table-cell office:value-type="float" office:value="4.34432143937748" calcext:value-type="float">
            <text:p>4,3443214394</text:p>
          </table:table-cell>
          <table:table-cell office:value-type="float" office:value="0.863906511839002" calcext:value-type="float">
            <text:p>0,8639065118</text:p>
          </table:table-cell>
          <table:table-cell table:formula="of:=[.B25]/[.C25]" office:value-type="float" office:value="5.02869393834027" calcext:value-type="float">
            <text:p>5,0286939383</text:p>
          </table:table-cell>
          <table:table-cell table:number-columns-repeated="1020"/>
        </table:table-row>
        <table:table-row table:style-name="ro2">
          <table:table-cell office:value-type="float" office:value="3000" calcext:value-type="float">
            <text:p>3.000</text:p>
          </table:table-cell>
          <table:table-cell office:value-type="float" office:value="5.25159358125931" calcext:value-type="float">
            <text:p>5,2515935813</text:p>
          </table:table-cell>
          <table:table-cell office:value-type="float" office:value="1.02115731869104" calcext:value-type="float">
            <text:p>1,0211573187</text:p>
          </table:table-cell>
          <table:table-cell table:formula="of:=[.B26]/[.C26]" office:value-type="float" office:value="5.14278601850595" calcext:value-type="float">
            <text:p>5,1427860185</text:p>
          </table:table-cell>
          <table:table-cell table:number-columns-repeated="1020"/>
        </table:table-row>
        <table:table-row table:style-name="ro2">
          <table:table-cell office:value-type="float" office:value="4000" calcext:value-type="float">
            <text:p>4.000</text:p>
          </table:table-cell>
          <table:table-cell office:value-type="float" office:value="6.85897739262661" calcext:value-type="float">
            <text:p>6,8589773926</text:p>
          </table:table-cell>
          <table:table-cell office:value-type="float" office:value="1.38691949323486" calcext:value-type="float">
            <text:p>1,3869194932</text:p>
          </table:table-cell>
          <table:table-cell table:formula="of:=[.B27]/[.C27]" office:value-type="float" office:value="4.94547623426122" calcext:value-type="float">
            <text:p>4,9454762343</text:p>
          </table:table-cell>
          <table:table-cell table:number-columns-repeated="1020"/>
        </table:table-row>
        <table:table-row table:style-name="ro2">
          <table:table-cell office:value-type="float" office:value="5000" calcext:value-type="float">
            <text:p>5.000</text:p>
          </table:table-cell>
          <table:table-cell office:value-type="float" office:value="7.93333882063834" calcext:value-type="float">
            <text:p>7,9333388206</text:p>
          </table:table-cell>
          <table:table-cell office:value-type="float" office:value="1.63582740639741" calcext:value-type="float">
            <text:p>1,6358274064</text:p>
          </table:table-cell>
          <table:table-cell table:formula="of:=[.B28]/[.C28]" office:value-type="float" office:value="4.84974074258235" calcext:value-type="float">
            <text:p>4,8497407426</text:p>
          </table:table-cell>
          <table:table-cell table:formula="of:=AVERAGE([.D24:.D28])" office:value-type="float" office:value="4.39461099880607" calcext:value-type="float">
            <text:p>4,3946109988</text:p>
          </table:table-cell>
          <table:table-cell table:number-columns-repeated="1019"/>
        </table:table-row>
        <table:table-row table:style-name="ro2">
          <table:table-cell office:value-type="float" office:value="6000" calcext:value-type="float">
            <text:p>6.000</text:p>
          </table:table-cell>
          <table:table-cell office:value-type="float" office:value="8.21738795230263" calcext:value-type="float">
            <text:p>8,2173879523</text:p>
          </table:table-cell>
          <table:table-cell office:value-type="float" office:value="1.66006666711923" calcext:value-type="float">
            <text:p>1,6600666671</text:p>
          </table:table-cell>
          <table:table-cell table:formula="of:=[.B29]/[.C29]" office:value-type="float" office:value="4.95003490827422" calcext:value-type="float">
            <text:p>4,9500349083</text:p>
          </table:table-cell>
          <table:table-cell table:number-columns-repeated="1020"/>
        </table:table-row>
        <table:table-row table:style-name="ro2">
          <table:table-cell office:value-type="float" office:value="7000" calcext:value-type="float">
            <text:p>7.000</text:p>
          </table:table-cell>
          <table:table-cell office:value-type="float" office:value="9.78114974960433" calcext:value-type="float">
            <text:p>9,7811497496</text:p>
          </table:table-cell>
          <table:table-cell office:value-type="float" office:value="1.94161147843998" calcext:value-type="float">
            <text:p>1,9416114784</text:p>
          </table:table-cell>
          <table:table-cell table:formula="of:=[.B30]/[.C30]" office:value-type="float" office:value="5.03764520256295" calcext:value-type="float">
            <text:p>5,0376452026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.000</text:p>
          </table:table-cell>
          <table:table-cell office:value-type="float" office:value="10.6937143123138" calcext:value-type="float">
            <text:p>10,6937143123</text:p>
          </table:table-cell>
          <table:table-cell office:value-type="float" office:value="2.13609312449572" calcext:value-type="float">
            <text:p>2,1360931245</text:p>
          </table:table-cell>
          <table:table-cell table:formula="of:=[.B31]/[.C31]" office:value-type="float" office:value="5.00620229974212" calcext:value-type="float">
            <text:p>5,0062022997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.000</text:p>
          </table:table-cell>
          <table:table-cell office:value-type="float" office:value="11.2781487837093" calcext:value-type="float">
            <text:p>11,2781487837</text:p>
          </table:table-cell>
          <table:table-cell office:value-type="float" office:value="2.27858409105015" calcext:value-type="float">
            <text:p>2,2785840911</text:p>
          </table:table-cell>
          <table:table-cell table:formula="of:=[.B32]/[.C32]" office:value-type="float" office:value="4.94963026732599" calcext:value-type="float">
            <text:p>4,9496302673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.000</text:p>
          </table:table-cell>
          <table:table-cell office:value-type="float" office:value="11.6425697606985" calcext:value-type="float">
            <text:p>11,6425697607</text:p>
          </table:table-cell>
          <table:table-cell office:value-type="float" office:value="2.508163800661" calcext:value-type="float">
            <text:p>2,5081638007</text:p>
          </table:table-cell>
          <table:table-cell table:formula="of:=[.B33]/[.C33]" office:value-type="float" office:value="4.64186978443363" calcext:value-type="float">
            <text:p>4,6418697844</text:p>
          </table:table-cell>
          <table:table-cell table:formula="of:=AVERAGE([.D29:.D33])" office:value-type="float" office:value="4.91707649246778" calcext:value-type="float">
            <text:p>4,9170764925</text:p>
          </table:table-cell>
          <table:table-cell table:number-columns-repeated="1019"/>
        </table:table-row>
        <table:table-row table:style-name="ro2">
          <table:table-cell office:value-type="float" office:value="11000" calcext:value-type="float">
            <text:p>11.000</text:p>
          </table:table-cell>
          <table:table-cell office:value-type="float" office:value="11.9782604531948" calcext:value-type="float">
            <text:p>11,9782604532</text:p>
          </table:table-cell>
          <table:table-cell office:value-type="float" office:value="2.74165303325937" calcext:value-type="float">
            <text:p>2,7416530333</text:p>
          </table:table-cell>
          <table:table-cell table:formula="of:=[.B34]/[.C34]" office:value-type="float" office:value="4.36899210362685" calcext:value-type="float">
            <text:p>4,3689921036</text:p>
          </table:table-cell>
          <table:table-cell table:number-columns-repeated="1020"/>
        </table:table-row>
        <table:table-row table:style-name="ro2">
          <table:table-cell office:value-type="float" office:value="12000" calcext:value-type="float">
            <text:p>12.000</text:p>
          </table:table-cell>
          <table:table-cell office:value-type="float" office:value="13.7615767993188" calcext:value-type="float">
            <text:p>13,7615767993</text:p>
          </table:table-cell>
          <table:table-cell office:value-type="float" office:value="2.85631160489852" calcext:value-type="float">
            <text:p>2,8563116049</text:p>
          </table:table-cell>
          <table:table-cell table:formula="of:=[.B35]/[.C35]" office:value-type="float" office:value="4.81795360692368" calcext:value-type="float">
            <text:p>4,8179536069</text:p>
          </table:table-cell>
          <table:table-cell table:number-columns-repeated="1020"/>
        </table:table-row>
        <table:table-row table:style-name="ro2">
          <table:table-cell office:value-type="float" office:value="13000" calcext:value-type="float">
            <text:p>13.000</text:p>
          </table:table-cell>
          <table:table-cell office:value-type="float" office:value="12.8779719938943" calcext:value-type="float">
            <text:p>12,8779719939</text:p>
          </table:table-cell>
          <table:table-cell office:value-type="float" office:value="2.99505318241063" calcext:value-type="float">
            <text:p>2,9950531824</text:p>
          </table:table-cell>
          <table:table-cell table:formula="of:=[.B36]/[.C36]" office:value-type="float" office:value="4.29974735324372" calcext:value-type="float">
            <text:p>4,2997473532</text:p>
          </table:table-cell>
          <table:table-cell table:number-columns-repeated="1020"/>
        </table:table-row>
        <table:table-row table:style-name="ro2">
          <table:table-cell office:value-type="float" office:value="14000" calcext:value-type="float">
            <text:p>14.000</text:p>
          </table:table-cell>
          <table:table-cell office:value-type="float" office:value="14.3371680220876" calcext:value-type="float">
            <text:p>14,3371680221</text:p>
          </table:table-cell>
          <table:table-cell office:value-type="float" office:value="3.42535248863425" calcext:value-type="float">
            <text:p>3,4253524886</text:p>
          </table:table-cell>
          <table:table-cell table:formula="of:=[.B37]/[.C37]" office:value-type="float" office:value="4.18560369178358" calcext:value-type="float">
            <text:p>4,1856036918</text:p>
          </table:table-cell>
          <table:table-cell table:number-columns-repeated="1020"/>
        </table:table-row>
        <table:table-row table:style-name="ro2">
          <table:table-cell office:value-type="float" office:value="15000" calcext:value-type="float">
            <text:p>15.000</text:p>
          </table:table-cell>
          <table:table-cell office:value-type="float" office:value="14.554157276021" calcext:value-type="float">
            <text:p>14,554157276</text:p>
          </table:table-cell>
          <table:table-cell office:value-type="float" office:value="3.55223348668694" calcext:value-type="float">
            <text:p>3,5522334867</text:p>
          </table:table-cell>
          <table:table-cell table:formula="of:=[.B38]/[.C38]" office:value-type="float" office:value="4.097184864274" calcext:value-type="float">
            <text:p>4,0971848643</text:p>
          </table:table-cell>
          <table:table-cell table:formula="of:=AVERAGE([.D34:.D38])" office:value-type="float" office:value="4.35389632397037" calcext:value-type="float">
            <text:p>4,353896324</text:p>
          </table:table-cell>
          <table:table-cell table:number-columns-repeated="1019"/>
        </table:table-row>
        <table:table-row table:style-name="ro2">
          <table:table-cell/>
          <table:table-cell table:formula="of:=SUM([.B24:.B38])" office:value-type="float" office:value="145.952937106272" calcext:value-type="float">
            <text:p>145,9529371063</text:p>
          </table:table-cell>
          <table:table-cell table:formula="of:=SUM([.C24:.C38])" office:value-type="float" office:value="32.2203638252933" calcext:value-type="float">
            <text:p>32,2203638253</text:p>
          </table:table-cell>
          <table:table-cell table:formula="of:=AVERAGE([.D24:.D38])" office:value-type="float" office:value="4.55519460508141" calcext:value-type="float">
            <text:p>4,5551946051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7" table:style-name="ta1">
        <table:table-column table:style-name="co12" table:default-cell-style-name="ce56"/>
        <table:table-column table:style-name="co7" table:number-columns-repeated="1023" table:default-cell-style-name="ce56"/>
        <table:table-row table:style-name="ro2">
          <table:table-cell/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ce57" office:value-type="string" calcext:value-type="string">
            <text:p>Apache</text:p>
          </table:table-cell>
          <table:table-cell table:style-name="ce57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8" office:value-type="float" office:value="50" calcext:value-type="float" table:number-columns-spanned="2" table:number-rows-spanned="1">
            <text:p>50</text:p>
          </table:table-cell>
          <table:covered-table-cell table:style-name="ce57"/>
          <table:table-cell table:style-name="ce58" office:value-type="float" office:value="66" calcext:value-type="float" table:number-columns-spanned="2" table:number-rows-spanned="1">
            <text:p>66</text:p>
          </table:table-cell>
          <table:covered-table-cell table:style-name="ce57"/>
          <table:table-cell table:style-name="ce58" office:value-type="float" office:value="75" calcext:value-type="float" table:number-columns-spanned="2" table:number-rows-spanned="1">
            <text:p>75</text:p>
          </table:table-cell>
          <table:covered-table-cell table:style-name="ce57"/>
          <table:table-cell table:style-name="ce58" office:value-type="float" office:value="80" calcext:value-type="float" table:number-columns-spanned="2" table:number-rows-spanned="1">
            <text:p>80</text:p>
          </table:table-cell>
          <table:covered-table-cell table:style-name="ce57"/>
          <table:table-cell table:style-name="ce58" office:value-type="float" office:value="90" calcext:value-type="float" table:number-columns-spanned="2" table:number-rows-spanned="1">
            <text:p>90</text:p>
          </table:table-cell>
          <table:covered-table-cell table:style-name="ce57"/>
          <table:table-cell table:style-name="ce58" office:value-type="float" office:value="95" calcext:value-type="float" table:number-columns-spanned="2" table:number-rows-spanned="1">
            <text:p>95</text:p>
          </table:table-cell>
          <table:covered-table-cell table:style-name="ce57"/>
          <table:table-cell table:style-name="ce58" office:value-type="float" office:value="98" calcext:value-type="float" table:number-columns-spanned="2" table:number-rows-spanned="1">
            <text:p>98</text:p>
          </table:table-cell>
          <table:covered-table-cell table:style-name="ce57"/>
          <table:table-cell table:style-name="ce58" office:value-type="float" office:value="99" calcext:value-type="float" table:number-columns-spanned="2" table:number-rows-spanned="1">
            <text:p>99</text:p>
          </table:table-cell>
          <table:covered-table-cell table:style-name="ce57"/>
          <table:table-cell table:style-name="ce58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2">
          <table:table-cell/>
          <table:table-cell table:style-name="ce57" office:value-type="string" calcext:value-type="string">
            <text:p>Nginx</text:p>
          </table:table-cell>
          <table:table-cell table:style-name="ce57" table:number-columns-repeated="16"/>
          <table:table-cell table:number-columns-repeated="1006"/>
        </table:table-row>
        <table:table-row table:style-name="ro2">
          <table:table-cell table:style-name="ce57" office:value-type="string" calcext:value-type="string">
            <text:p>Número de Requisições</text:p>
          </table:table-cell>
          <table:table-cell table:style-name="ce57" office:value-type="float" office:value="50" calcext:value-type="float">
            <text:p>50</text:p>
          </table:table-cell>
          <table:table-cell table:style-name="ce57"/>
          <table:table-cell table:style-name="ce57" office:value-type="float" office:value="66" calcext:value-type="float">
            <text:p>66</text:p>
          </table:table-cell>
          <table:table-cell table:style-name="ce57"/>
          <table:table-cell table:style-name="ce57" office:value-type="float" office:value="75" calcext:value-type="float">
            <text:p>75</text:p>
          </table:table-cell>
          <table:table-cell table:style-name="ce57"/>
          <table:table-cell table:style-name="ce57" office:value-type="float" office:value="80" calcext:value-type="float">
            <text:p>80</text:p>
          </table:table-cell>
          <table:table-cell table:style-name="ce57"/>
          <table:table-cell table:style-name="ce57" office:value-type="float" office:value="90" calcext:value-type="float">
            <text:p>90</text:p>
          </table:table-cell>
          <table:table-cell table:style-name="ce57"/>
          <table:table-cell table:style-name="ce57" office:value-type="float" office:value="95" calcext:value-type="float">
            <text:p>95</text:p>
          </table:table-cell>
          <table:table-cell table:style-name="ce57"/>
          <table:table-cell table:style-name="ce57" office:value-type="float" office:value="98" calcext:value-type="float">
            <text:p>98</text:p>
          </table:table-cell>
          <table:table-cell table:style-name="ce57"/>
          <table:table-cell table:style-name="ce57" office:value-type="float" office:value="99" calcext:value-type="float">
            <text:p>99</text:p>
          </table:table-cell>
          <table:table-cell table:style-name="ce57"/>
          <table:table-cell table:style-name="ce57" office:value-type="float" office:value="100" calcext:value-type="float">
            <text:p>100</text:p>
          </table:table-cell>
          <table:table-cell table:number-columns-repeated="1006"/>
        </table:table-row>
        <table:table-row table:style-name="ro2">
          <table:table-cell table:style-name="ce57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2">
          <table:table-cell table:style-name="ce57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2">
          <table:table-cell table:style-name="ce57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2">
          <table:table-cell table:style-name="ce57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2">
          <table:table-cell table:style-name="ce57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2">
          <table:table-cell table:style-name="ce57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2">
          <table:table-cell table:style-name="ce57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2">
          <table:table-cell table:style-name="ce57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2">
          <table:table-cell table:style-name="ce57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2">
          <table:table-cell table:style-name="ce57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2">
          <table:table-cell table:style-name="ce57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2">
          <table:table-cell table:style-name="ce57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2">
          <table:table-cell table:style-name="ce57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2">
          <table:table-cell table:style-name="ce57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2">
          <table:table-cell table:style-name="ce57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20:24:47.11680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8T20:34:22.606772589</dc:date>
    <meta:editing-duration>PT13H21M3S</meta:editing-duration>
    <meta:editing-cycles>105</meta:editing-cycles>
    <meta:generator>LibreOffice/4.3.4.1$Linux_X86_64 LibreOffice_project/430m0$Build-1</meta:generator>
    <meta:document-statistic meta:table-count="9" meta:cell-count="4323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3:Grafico1.C7 Grafico1.B2:Grafico1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19.5585">
                <text:p>19.5585</text:p>
                <draw:g>
                  <svg:desc>Grafico1.B3:Grafico1.B7</svg:desc>
                </draw:g>
              </table:table-cell>
              <table:table-cell office:value-type="float" office:value="49.33625">
                <text:p>49.33625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22:Grafico4.C36 Grafico4.B21:Grafico4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22:Grafico4.A36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22:Grafico4.B36" chart:label-cell-address="Grafico4.B21:Grafico4.B21" chart:class="chart:line">
            <chart:data-point chart:repeated="15"/>
          </chart:series>
          <chart:series chart:style-name="ch11" chart:values-cell-range-address="Grafico4.C22:Grafico4.C36" chart:label-cell-address="Grafico4.C21:Grafico4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1:Grafico4.B21</svg:desc>
                </draw:g>
              </table:table-cell>
              <table:table-cell office:value-type="string">
                <text:p>Apache</text:p>
                <draw:g>
                  <svg:desc>Grafico4.C21:Grafico4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22:Grafico4.A36</svg:desc>
                </draw:g>
              </table:table-cell>
              <table:table-cell office:value-type="float" office:value="87">
                <text:p>87</text:p>
                <draw:g>
                  <svg:desc>Grafico4.B22:Grafico4.B36</svg:desc>
                </draw:g>
              </table:table-cell>
              <table:table-cell office:value-type="float" office:value="20.9975">
                <text:p>20.9975</text:p>
                <draw:g>
                  <svg:desc>Grafico4.C22:Grafico4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1.5">
                <text:p>301.5</text:p>
              </table:table-cell>
              <table:table-cell office:value-type="float" office:value="42.0575">
                <text:p>42.0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7.75">
                <text:p>327.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3:Grafico4.C7 Grafico4.B2:Grafico4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87">
                <text:p>87</text:p>
                <draw:g>
                  <svg:desc>Grafico4.B3:Grafico4.B7</svg:desc>
                </draw:g>
              </table:table-cell>
              <table:table-cell office:value-type="float" office:value="20.9975">
                <text:p>20.997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9:Grafico4.C13 Grafico4.B8:Grafico4.C8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301.5">
                <text:p>301.5</text:p>
                <draw:g>
                  <svg:desc>Grafico4.B9:Grafico4.B13</svg:desc>
                </draw:g>
              </table:table-cell>
              <table:table-cell office:value-type="float" office:value="42.0575">
                <text:p>42.0575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19.5585">
                <text:p>19.5585</text:p>
                <draw:g>
                  <svg:desc>Grafico1.B23:Grafico1.B37</svg:desc>
                </draw:g>
              </table:table-cell>
              <table:table-cell office:value-type="float" office:value="49.33625">
                <text:p>49.33625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21225">
                <text:p>20.21225</text:p>
              </table:table-cell>
              <table:table-cell office:value-type="float" office:value="170.79125">
                <text:p>170.791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.9115">
                <text:p>33.9115</text:p>
              </table:table-cell>
              <table:table-cell office:value-type="float" office:value="234.00775">
                <text:p>234.007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99cm" svg:y="0.316cm" chart:style-name="ch2">
          <text:p>Média do Total de Dados Transferidos em Mega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2.4426007692248">
                <text:p>2.4426007692248</text:p>
                <draw:g>
                  <svg:desc>Grafico2.B24:Grafico2.B38</svg:desc>
                </draw:g>
              </table:table-cell>
              <table:table-cell office:value-type="float" office:value="1.21743013747517">
                <text:p>1.21743013747517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34432143937748">
                <text:p>4.34432143937748</text:p>
              </table:table-cell>
              <table:table-cell office:value-type="float" office:value="0.863906511839002">
                <text:p>0.8639065118390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25159358125931">
                <text:p>5.25159358125931</text:p>
              </table:table-cell>
              <table:table-cell office:value-type="float" office:value="1.02115731869104">
                <text:p>1.021157318691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.85897739262661">
                <text:p>6.85897739262661</text:p>
              </table:table-cell>
              <table:table-cell office:value-type="float" office:value="1.38691949323486">
                <text:p>1.3869194932348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93333882063834">
                <text:p>7.93333882063834</text:p>
              </table:table-cell>
              <table:table-cell office:value-type="float" office:value="1.63582740639741">
                <text:p>1.6358274063974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.21738795230263">
                <text:p>8.21738795230263</text:p>
              </table:table-cell>
              <table:table-cell office:value-type="float" office:value="1.66006666711923">
                <text:p>1.660066667119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.78114974960433">
                <text:p>9.78114974960433</text:p>
              </table:table-cell>
              <table:table-cell office:value-type="float" office:value="1.94161147843998">
                <text:p>1.941611478439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6937143123138">
                <text:p>10.6937143123138</text:p>
              </table:table-cell>
              <table:table-cell office:value-type="float" office:value="2.13609312449572">
                <text:p>2.136093124495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1.2781487837093">
                <text:p>11.2781487837093</text:p>
              </table:table-cell>
              <table:table-cell office:value-type="float" office:value="2.27858409105015">
                <text:p>2.27858409105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6425697606985">
                <text:p>11.6425697606985</text:p>
              </table:table-cell>
              <table:table-cell office:value-type="float" office:value="2.508163800661">
                <text:p>2.50816380066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1.9782604531948">
                <text:p>11.9782604531948</text:p>
              </table:table-cell>
              <table:table-cell office:value-type="float" office:value="2.74165303325937">
                <text:p>2.7416530332593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.7615767993188">
                <text:p>13.7615767993188</text:p>
              </table:table-cell>
              <table:table-cell office:value-type="float" office:value="2.85631160489852">
                <text:p>2.856311604898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.8779719938943">
                <text:p>12.8779719938943</text:p>
              </table:table-cell>
              <table:table-cell office:value-type="float" office:value="2.99505318241063">
                <text:p>2.995053182410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.3371680220876">
                <text:p>14.3371680220876</text:p>
              </table:table-cell>
              <table:table-cell office:value-type="float" office:value="3.42535248863425">
                <text:p>3.425352488634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554157276021">
                <text:p>14.554157276021</text:p>
              </table:table-cell>
              <table:table-cell office:value-type="float" office:value="3.55223348668694">
                <text:p>3.5522334866869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9cm" svg:y="0.316cm" chart:style-name="ch2">
          <text:p>Média do Total de Texto HTML Transferido em Mega Bytes</text:p>
        </chart:title>
        <chart:legend chart:legend-position="end" svg:x="13.492cm" svg:y="3.952cm" style:legend-expansion="high" chart:style-name="ch3"/>
        <chart:plot-area chart:style-name="ch4" table:cell-range-address="Grafico3.A25:Grafico3.C39 Grafico3.B24:Grafico3.C24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4.45436954498291">
                <text:p>4.45436954498291</text:p>
                <draw:g>
                  <svg:desc>Grafico3.B25:Grafico3.B39</svg:desc>
                </draw:g>
              </table:table-cell>
              <table:table-cell office:value-type="float" office:value="2.16209888458252">
                <text:p>2.16209888458252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.9854502677917">
                <text:p>14.9854502677917</text:p>
              </table:table-cell>
              <table:table-cell office:value-type="float" office:value="2.41398000717163">
                <text:p>2.413980007171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1.8439266681671">
                <text:p>21.8439266681671</text:p>
              </table:table-cell>
              <table:table-cell office:value-type="float" office:value="3.904536485672">
                <text:p>3.9045364856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7.75">
                <text:p>327.75</text:p>
                <draw:g>
                  <svg:desc>Grafico4.B15:Grafico4.B19</svg:desc>
                </draw:g>
              </table:table-cell>
              <table:table-cell office:value-type="float" office:value="57.355">
                <text:p>57.3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2:Grafico5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19.5">
                <text:p>19.5</text:p>
                <draw:g>
                  <svg:desc>Grafico5.B3:Grafico5.B7</svg:desc>
                </draw:g>
              </table:table-cell>
              <table:table-cell office:value-type="float" office:value="49.33625">
                <text:p>49.33625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8:Grafico5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2.75">
                <text:p>2.75</text:p>
                <draw:g>
                  <svg:desc>Grafico5.B9:Grafico5.B13</svg:desc>
                </draw:g>
              </table:table-cell>
              <table:table-cell office:value-type="float" office:value="28.1725">
                <text:p>28.172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4:Grafico5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21.5">
                <text:p>21.5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9:Grafico1.C13 Grafico1.B8:Grafico1.C8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21225">
                <text:p>20.21225</text:p>
                <draw:g>
                  <svg:desc>Grafico1.B9:Grafico1.B13</svg:desc>
                </draw:g>
              </table:table-cell>
              <table:table-cell office:value-type="float" office:value="170.79125">
                <text:p>170.79125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1:Grafico5.C36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6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6" chart:label-cell-address="Grafico5.B21:Grafico5.B21" chart:class="chart:line">
            <chart:data-point chart:repeated="15"/>
          </chart:series>
          <chart:series chart:style-name="ch11" chart:values-cell-range-address="Grafico5.C22:Grafico5.C36" chart:label-cell-address="Grafico5.C21:Grafico5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6</svg:desc>
                </draw:g>
              </table:table-cell>
              <table:table-cell office:value-type="float" office:value="19.5">
                <text:p>19.5</text:p>
                <draw:g>
                  <svg:desc>Grafico5.B22:Grafico5.B36</svg:desc>
                </draw:g>
              </table:table-cell>
              <table:table-cell office:value-type="float" office:value="49.33625">
                <text:p>49.33625</text:p>
                <draw:g>
                  <svg:desc>Grafico5.C22:Grafico5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75">
                <text:p>2.75</text:p>
              </table:table-cell>
              <table:table-cell office:value-type="float" office:value="28.1725">
                <text:p>28.1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5cm" chart:style-name="ch2">
          <text:p>Média da Taxa de Transferência em Quilo Bytes por Segundo
</text:p>
        </chart:title>
        <chart:subtitle svg:x="7.295cm" svg:y="1.83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3:Grafico6.C7 Grafico6.B2:Grafico6.C2" chart:data-source-has-labels="both" svg:x="1.331cm" svg:y="2.719cm" svg:width="12.43cm" svg:height="5.12cm">
          <chartooo:coordinate-region svg:x="2.138cm" svg:y="2.919cm" svg:width="11.623cm" svg:height="4.27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36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2.93">
                <text:p>132.93</text:p>
                <draw:g>
                  <svg:desc>Grafico6.B3:Grafico6.B7</svg:desc>
                </draw:g>
              </table:table-cell>
              <table:table-cell office:value-type="float" office:value="97.56">
                <text:p>97.56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9:Grafico6.C13 Grafico6.B8:Grafico6.C8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6.51">
                <text:p>166.51</text:p>
                <draw:g>
                  <svg:desc>Grafico6.B9:Grafico6.B13</svg:desc>
                </draw:g>
              </table:table-cell>
              <table:table-cell office:value-type="float" office:value="89.9525">
                <text:p>89.952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5:Grafico6.C19 Grafico6.B14:Grafico6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64.0925">
                <text:p>164.0925</text:p>
                <draw:g>
                  <svg:desc>Grafico6.B15:Grafico6.B19</svg:desc>
                </draw:g>
              </table:table-cell>
              <table:table-cell office:value-type="float" office:value="85.325">
                <text:p>85.325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97cm" svg:y="0.316cm" chart:style-name="ch2">
          <text:p>Média da Taxa de Transferência em Quilo Bytes por Segundo</text:p>
        </chart:title>
        <chart:legend chart:legend-position="end" svg:x="13.492cm" svg:y="3.952cm" style:legend-expansion="high" chart:style-name="ch3"/>
        <chart:plot-area chart:style-name="ch4" table:cell-range-address="Grafico6.A22:Grafico6.C36 Grafico6.B21:Grafico6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2.93">
                <text:p>132.93</text:p>
                <draw:g>
                  <svg:desc>Grafico6.B22:Grafico6.B36</svg:desc>
                </draw:g>
              </table:table-cell>
              <table:table-cell office:value-type="float" office:value="97.56">
                <text:p>97.56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6.51">
                <text:p>166.51</text:p>
              </table:table-cell>
              <table:table-cell office:value-type="float" office:value="89.9525">
                <text:p>89.9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64.0925">
                <text:p>164.0925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5:Grafico1.C19 Grafico1.B14:Grafico1.C14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3.9115">
                <text:p>33.9115</text:p>
                <draw:g>
                  <svg:desc>Grafico1.B15:Grafico1.B19</svg:desc>
                </draw:g>
              </table:table-cell>
              <table:table-cell office:value-type="float" office:value="234.00775">
                <text:p>234.00775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9cm" svg:y="0.316cm" chart:style-name="ch2">
          <text:p>Média do Total de Dados Transferidos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C7 Grafico2.B2:Grafico2.C2" chart:data-source-has-labels="both" svg:x="1.331cm" svg:y="2.19cm" svg:width="12.43cm" svg:height="5.649cm">
          <chartooo:coordinate-region svg:x="1.767cm" svg:y="2.389cm" svg:width="11.994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3:Grafico2.B7" chart:label-cell-address="Grafico2.B2:Grafico2.B2" chart:class="chart:bar">
            <chart:data-point chart:repeated="5"/>
          </chart:series>
          <chart:series chart:style-name="ch12" chart:values-cell-range-address="Grafico2.C3:Grafico2.C7" chart:label-cell-address="Grafico2.C2:Grafico2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2.4426007692248">
                <text:p>2.4426007692248</text:p>
                <draw:g>
                  <svg:desc>Grafico2.B3:Grafico2.B7</svg:desc>
                </draw:g>
              </table:table-cell>
              <table:table-cell office:value-type="float" office:value="1.21743013747517">
                <text:p>1.21743013747517</text:p>
                <draw:g>
                  <svg:desc>Grafico2.C3:Grafico2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34432143937748">
                <text:p>4.34432143937748</text:p>
              </table:table-cell>
              <table:table-cell office:value-type="float" office:value="0.863906511839002">
                <text:p>0.86390651183900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.25159358125931">
                <text:p>5.25159358125931</text:p>
              </table:table-cell>
              <table:table-cell office:value-type="float" office:value="1.02115731869104">
                <text:p>1.021157318691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6.85897739262661">
                <text:p>6.85897739262661</text:p>
              </table:table-cell>
              <table:table-cell office:value-type="float" office:value="1.38691949323486">
                <text:p>1.3869194932348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.93333882063834">
                <text:p>7.93333882063834</text:p>
              </table:table-cell>
              <table:table-cell office:value-type="float" office:value="1.63582740639741">
                <text:p>1.635827406397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2.601cm" svg:y="0.316cm" chart:style-name="ch2">
          <text:p>Média do Total de Dados Transferidos em Mega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C13 Grafico2.B8:Grafico2.C8" chart:data-source-has-labels="both" svg:x="1.331cm" svg:y="2.19cm" svg:width="12.434cm" svg:height="5.655cm">
          <chartooo:coordinate-region svg:x="1.952cm" svg:y="2.39cm" svg:width="11.813cm" svg:height="4.808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9:Grafico2.B13" chart:label-cell-address="Grafico2.B8:Grafico2.B8" chart:class="chart:bar">
            <chart:data-point chart:repeated="5"/>
          </chart:series>
          <chart:series chart:style-name="ch12" chart:values-cell-range-address="Grafico2.C9:Grafico2.C13" chart:label-cell-address="Grafico2.C8:Grafico2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8.21738795230263">
                <text:p>8.21738795230263</text:p>
                <draw:g>
                  <svg:desc>Grafico2.B9:Grafico2.B13</svg:desc>
                </draw:g>
              </table:table-cell>
              <table:table-cell office:value-type="float" office:value="1.66006666711923">
                <text:p>1.66006666711923</text:p>
                <draw:g>
                  <svg:desc>Grafico2.C9:Grafico2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9.78114974960433">
                <text:p>9.78114974960433</text:p>
              </table:table-cell>
              <table:table-cell office:value-type="float" office:value="1.94161147843998">
                <text:p>1.9416114784399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.6937143123138">
                <text:p>10.6937143123138</text:p>
              </table:table-cell>
              <table:table-cell office:value-type="float" office:value="2.13609312449572">
                <text:p>2.136093124495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1.2781487837093">
                <text:p>11.2781487837093</text:p>
              </table:table-cell>
              <table:table-cell office:value-type="float" office:value="2.27858409105015">
                <text:p>2.278584091050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6425697606985">
                <text:p>11.6425697606985</text:p>
              </table:table-cell>
              <table:table-cell office:value-type="float" office:value="2.508163800661">
                <text:p>2.5081638006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cm" svg:y="0.316cm" chart:style-name="ch2">
          <text:p>Média do Total de Dados Transferidos em Mega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C19 Grafico2.B14:Grafico2.C14" chart:data-source-has-labels="both" svg:x="1.331cm" svg:y="2.19cm" svg:width="12.433cm" svg:height="5.654cm">
          <chartooo:coordinate-region svg:x="1.952cm" svg:y="2.389cm" svg:width="11.812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15:Grafico2.B19" chart:label-cell-address="Grafico2.B14:Grafico2.B14" chart:class="chart:bar">
            <chart:data-point chart:repeated="5"/>
          </chart:series>
          <chart:series chart:style-name="ch12" chart:values-cell-range-address="Grafico2.C15:Grafico2.C19" chart:label-cell-address="Grafico2.C14:Grafico2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11.9782604531948">
                <text:p>11.9782604531948</text:p>
                <draw:g>
                  <svg:desc>Grafico2.B15:Grafico2.B19</svg:desc>
                </draw:g>
              </table:table-cell>
              <table:table-cell office:value-type="float" office:value="2.74165303325937">
                <text:p>2.74165303325937</text:p>
                <draw:g>
                  <svg:desc>Grafico2.C15:Grafico2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.7615767993188">
                <text:p>13.7615767993188</text:p>
              </table:table-cell>
              <table:table-cell office:value-type="float" office:value="2.85631160489852">
                <text:p>2.8563116048985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2.8779719938943">
                <text:p>12.8779719938943</text:p>
              </table:table-cell>
              <table:table-cell office:value-type="float" office:value="2.99505318241063">
                <text:p>2.995053182410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.3371680220876">
                <text:p>14.3371680220876</text:p>
              </table:table-cell>
              <table:table-cell office:value-type="float" office:value="3.42535248863425">
                <text:p>3.425352488634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4.554157276021">
                <text:p>14.554157276021</text:p>
              </table:table-cell>
              <table:table-cell office:value-type="float" office:value="3.55223348668694">
                <text:p>3.552233486686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3:Grafico3.C7 Grafico3.B2:Grafico3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4.45436954498291">
                <text:p>4.45436954498291</text:p>
                <draw:g>
                  <svg:desc>Grafico3.B3:Grafico3.B7</svg:desc>
                </draw:g>
              </table:table-cell>
              <table:table-cell office:value-type="float" office:value="2.16209888458252">
                <text:p>2.16209888458252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9:Grafico3.C13 Grafico3.B8:Grafico3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.9854502677917">
                <text:p>14.9854502677917</text:p>
                <draw:g>
                  <svg:desc>Grafico3.B9:Grafico3.B13</svg:desc>
                </draw:g>
              </table:table-cell>
              <table:table-cell office:value-type="float" office:value="2.41398000717163">
                <text:p>2.41398000717163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5:Grafico3.C19 Grafico3.B14:Grafico3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21.8439266681671">
                <text:p>21.8439266681671</text:p>
                <draw:g>
                  <svg:desc>Grafico3.B15:Grafico3.B19</svg:desc>
                </draw:g>
              </table:table-cell>
              <table:table-cell office:value-type="float" office:value="3.904536485672">
                <text:p>3.904536485672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